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微软雅黑" svg:font-family="微软雅黑" style:font-family-generic="system" style:font-pitch="variable"/>
  </office:font-face-decls>
  <office:automatic-styles>
    <style:style style:name="P1"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7f7f7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b3b3b3"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center"/>
    </style:style>
    <style:style style:name="P1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2" style:family="paragraph">
      <loext:graphic-properties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13" style:family="paragraph">
      <loext:graphic-properties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ffffff"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5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0.5pt" style:language-asian="zh" style:country-asian="CN" style:font-style-asian="normal" style:font-weight-asian="normal" style:font-name-complex="Lohit Hind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5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0.5pt" style:language-asian="zh" style:country-asian="CN" style:font-style-asian="normal" style:font-weight-asian="normal" style:font-name-complex="Lohit Hind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0073bc" draw:secondary-fill-color="#cfe7e5" draw:fill-gradient-name="VRT_20_Light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39b54a"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f7941d"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5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0.5pt" style:language-asian="zh" style:country-asian="CN" style:font-style-asian="normal" style:font-weight-asian="normal" style:font-name-complex="Lohit Hind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000000" draw:secondary-fill-color="#cfe7e5" draw:fill-gradient-name="Light_20_Green_20_Axial_20_H"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gradient" draw:fill-color="#cfe7f5" draw:secondary-fill-color="#cfe7e5" draw:fill-gradient-name="Light_20_Green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solid" draw:fill-color="#fcdebb"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fef4e8"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cfe7f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7" style:family="paragraph">
      <loext:graphic-properties draw:fill="gradient" draw:fill-color="#cfe7f5" draw:fill-gradient-name="VRT_20_Light_20_Radial"/>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8" style:family="paragraph">
      <loext:graphic-properties draw:fill="gradient" draw:fill-color="#cfe7f5" draw:secondary-fill-color="#cfe7e5" draw:fill-gradient-name="VRT_20_Light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gradient" draw:fill-color="#f7941d" draw:secondary-fill-color="#cfe7e5" draw:fill-gradient-name="VRT_20_Light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cfe7f5" draw:secondary-fill-color="#cfe7e5" draw:fill-gradient-name="VRT_20_Light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4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4" style:family="paragraph">
      <loext:graphic-properties draw:fill="gradient" draw:fill-color="#cfe7f5" draw:fill-gradient-name="VRT_20_Light_20_Axial_20_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loext:graphic-properties draw:fill="gradient" draw:fill-color="#cfe7f5" draw:fill-gradient-name="VRT_20_Light_20_Linear_20_T"/>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fo:margin-left="0in" fo:margin-right="0in" fo:margin-top="0in" fo:margin-bottom="0in" fo:line-height="100%" fo:text-align="center" fo:text-indent="0in">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gradient" draw:fill-color="#cfe7f5" draw:secondary-fill-color="#cfe7e5" draw:fill-gradient-name="Light_20_Red_20_Square_20_BR"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gradient" draw:fill-color="#cfe7f5" draw:secondary-fill-color="#cfe7e5" draw:fill-gradient-name="Light_20_Red_20_Linear_20_L"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gradient" draw:fill-color="#cfe7f5" draw:secondary-fill-color="#cfe7e5" draw:fill-gradient-name="Light_20_Red_20_Linear_20_T"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52" style:family="paragraph">
      <loext:graphic-properties draw:fill="solid" draw:fill-color="#d1616c" draw:secondary-fill-color="#cfe7e5"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style:style style:name="T2" style:family="text">
      <style:text-properties fo:font-size="10.5pt" style:font-size-asian="10.5pt" style:font-size-complex="10.5pt"/>
    </style:style>
    <style:style style:name="T3"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Arial" fo:font-size="10.5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0.5pt" style:language-asian="zh" style:country-asian="CN" style:font-style-asian="normal" style:font-weight-asian="normal" style:font-name-complex="Lohit Hind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style:run-through="foreground"/>
    </style:style>
    <style:style style:name="gr4"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solid" svg:stroke-width="0.0161in" svg:stroke-color="#ffffff" draw:marker-start="" draw:marker-start-width="0.1083in" draw:marker-start-center="false" draw:marker-end="" draw:marker-end-width="0.1083in" draw:marker-end-center="false" draw:fill="solid" draw:fill-color="#7f7f7f" draw:textarea-horizontal-align="justify" draw:textarea-vertical-align="middle" draw:auto-grow-height="false" fo:padding-top="0.0472in" fo:padding-bottom="0.0472in" fo:padding-left="0.0965in" fo:padding-right="0.0965in" draw:shadow="hidden" draw:shadow-offset-x="0.0783in" draw:shadow-offset-y="0.0783in" draw:shadow-color="#808080" style:run-through="foreground"/>
    </style:style>
    <style:style style:name="gr6"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7"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9"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0"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1"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2"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3"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4"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5"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6"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7"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8"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49"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solid" draw:fill-color="#b3b3b3"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0"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1" style:family="graphic">
      <style:graphic-properties draw:stroke="solid" draw:stroke-dash="Dashed_20__28_var_29__20_2" svg:stroke-width="0.0161in" svg:stroke-color="#e5e5e5"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3"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54"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5" style:family="graphic">
      <style:graphic-properties draw:stroke="solid" svg:stroke-width="0.0209in" svg:stroke-color="#3465a4" draw:marker-start="" draw:marker-start-width="0.1098in" draw:marker-start-center="false" draw:marker-end="Linienspitzen_20_5"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56"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7"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8"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59"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0"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1"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2"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3"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4"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5"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6"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7"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8"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69" style:family="graphic">
      <style:graphic-properties draw:stroke="solid" draw:stroke-dash="Dashed_20__28_var_29__20_2" svg:stroke-width="0.0161in" svg:stroke-color="#808080" draw:marker-start="" draw:marker-start-width="0.1083in" draw:marker-start-center="false" draw:marker-end="" draw:marker-end-width="0.1083in" draw:marker-end-center="false" svg:stroke-opacity="100%" draw:stroke-linejoin="round" draw:fill="solid" draw:fill-color="#fffff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0"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1"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3" style:family="graphic">
      <style:graphic-properties draw:stroke="solid" svg:stroke-width="0.0161in" svg:stroke-color="#b2b2b2" draw:marker-start="" draw:marker-start-width="0.1083in" draw:marker-start-center="false" draw:marker-end="" draw:marker-end-width="0.1083in" draw:marker-end-center="false" draw:fill="solid" draw:fill-color="#666666" draw:textarea-horizontal-align="justify" draw:textarea-vertical-align="middle" draw:auto-grow-height="false" fo:padding-top="0.0472in" fo:padding-bottom="0.0472in" fo:padding-left="0.0965in" fo:padding-right="0.0965in" draw:shadow="hidden" draw:shadow-offset-x="0.0783in" draw:shadow-offset-y="0.0783in" draw:shadow-color="#808080" style:run-through="foreground"/>
    </style:style>
    <style:style style:name="gr7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5" style:family="graphic">
      <style:graphic-properties draw:stroke="solid" draw:stroke-dash="Dashed_20__28_var_29__20_2" svg:stroke-width="0.0161in" svg:stroke-color="#666666" draw:marker-start="" draw:marker-start-width="0.1083in" draw:marker-start-center="false" draw:marker-end="" draw:marker-end-width="0.1083in" draw:marker-end-center="false" svg:stroke-opacity="100%" draw:stroke-linejoin="round"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9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0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6"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0"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21"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2"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3"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4"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5"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6"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7"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8"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9"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0"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1"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2"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3"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4"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5" style:family="graphic">
      <style:graphic-properties draw:stroke="solid" draw:stroke-dash="Dashed_20__28_var_29__20_2" svg:stroke-width="0.0161in" svg:stroke-color="#808080" draw:marker-start="" draw:marker-start-width="0.1083in" draw:marker-start-center="false" draw:marker-end="" draw:marker-end-width="0.1083in" draw:marker-end-center="false" svg:stroke-opacity="100%" draw:stroke-linejoin="round" draw:fill="solid" draw:fill-color="#fffff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6"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7"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9" style:family="graphic">
      <style:graphic-properties draw:stroke="solid" svg:stroke-width="0.0161in" svg:stroke-color="#b2b2b2" draw:marker-start="" draw:marker-start-width="0.1083in" draw:marker-start-center="false" draw:marker-end="" draw:marker-end-width="0.1083in" draw:marker-end-center="false" draw:fill="solid" draw:fill-color="#666666" draw:textarea-horizontal-align="justify" draw:textarea-vertical-align="middle" draw:auto-grow-height="false" fo:padding-top="0.0472in" fo:padding-bottom="0.0472in" fo:padding-left="0.0965in" fo:padding-right="0.0965in" draw:shadow="hidden" draw:shadow-offset-x="0.0783in" draw:shadow-offset-y="0.0783in" draw:shadow-color="#808080" style:run-through="foreground"/>
    </style:style>
    <style:style style:name="gr14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1" style:family="graphic">
      <style:graphic-properties draw:stroke="solid" draw:stroke-dash="Dashed_20__28_var_29__20_2" svg:stroke-width="0.0161in" svg:stroke-color="#666666" draw:marker-start="" draw:marker-start-width="0.1083in" draw:marker-start-center="false" draw:marker-end="" draw:marker-end-width="0.1083in" draw:marker-end-center="false" svg:stroke-opacity="100%" draw:stroke-linejoin="round"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6"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8"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1"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2"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3"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4"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6"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187"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8" style:family="graphic">
      <style:graphic-properties draw:stroke="solid" svg:stroke-width="0.0209in" svg:stroke-color="#3465a4" draw:marker-start="" draw:marker-start-width="0.1098in" draw:marker-start-center="false" draw:marker-end="Linienspitzen_20_5"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189"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0"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1"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2"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3"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4"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5"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6"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7"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8"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99"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0" style:family="graphic">
      <style:graphic-properties draw:stroke="solid" draw:stroke-dash="Dashed_20__28_var_29__20_2" svg:stroke-width="0.0161in" svg:stroke-color="#7f7f7f" draw:marker-start="" draw:marker-start-width="0.1083in" draw:marker-start-center="false" draw:marker-end="" draw:marker-end-width="0.1083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1"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2" style:family="graphic">
      <style:graphic-properties draw:stroke="solid" draw:stroke-dash="Dashed_20__28_var_29__20_2" svg:stroke-width="0.0161in" svg:stroke-color="#808080" draw:marker-start="" draw:marker-start-width="0.1083in" draw:marker-start-center="false" draw:marker-end="" draw:marker-end-width="0.1083in" draw:marker-end-center="false" svg:stroke-opacity="100%" draw:stroke-linejoin="round" draw:fill="solid" draw:fill-color="#fffff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3"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4"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5"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6" style:family="graphic">
      <style:graphic-properties draw:stroke="solid" svg:stroke-width="0.0161in" svg:stroke-color="#b2b2b2" draw:marker-start="" draw:marker-start-width="0.1083in" draw:marker-start-center="false" draw:marker-end="" draw:marker-end-width="0.1083in" draw:marker-end-center="false" draw:fill="solid" draw:fill-color="#666666" draw:textarea-horizontal-align="justify" draw:textarea-vertical-align="middle" draw:auto-grow-height="false" fo:padding-top="0.0472in" fo:padding-bottom="0.0472in" fo:padding-left="0.0965in" fo:padding-right="0.0965in" draw:shadow="hidden" draw:shadow-offset-x="0.0783in" draw:shadow-offset-y="0.0783in" draw:shadow-color="#808080" style:run-through="foreground"/>
    </style:style>
    <style:style style:name="gr207"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08" style:family="graphic">
      <style:graphic-properties draw:stroke="solid" draw:stroke-dash="Dashed_20__28_var_29__20_2" svg:stroke-width="0.0161in" svg:stroke-color="#666666" draw:marker-start="" draw:marker-start-width="0.1083in" draw:marker-start-center="false" draw:marker-end="" draw:marker-end-width="0.1083in" draw:marker-end-center="false" svg:stroke-opacity="100%" draw:stroke-linejoin="round" draw:fill="gradient" draw:fill-color="#cfe7f5" draw:secondary-fill-color="#cfe7e5" draw:fill-gradient-name="Light_20_Blue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09"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0"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1"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2" style:family="graphic">
      <style:graphic-properties draw:stroke="solid" draw:stroke-dash="Dashed_20__28_var_29__20_2" svg:stroke-width="0.0161in" svg:stroke-color="#b2b2b2" draw:marker-start="" draw:marker-start-width="0.1083in" draw:marker-start-center="false" draw:marker-end="" draw:marker-end-width="0.1083in" draw:marker-end-center="false" svg:stroke-opacity="100%" draw:stroke-linejoin="round" draw:fill="solid" draw:fill-color="#666666"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3"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14"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Axial_20_V"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5" style:family="graphic">
      <style:graphic-properties draw:stroke="solid" svg:stroke-width="0.0209in" svg:stroke-color="#3465a4" draw:marker-start="" draw:marker-start-width="0.1098in" draw:marker-start-center="false" draw:marker-end="Linienspitzen_20_5"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216" style:family="graphic">
      <style:graphic-properties draw:stroke="solid" draw:stroke-dash="Dashed_20__28_var_29__20_2" svg:stroke-width="0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7"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8"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19"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20"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1"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2"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3"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4"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5"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6"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7"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8"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29"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0"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1"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2"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3"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4"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73bc" draw:secondary-fill-color="#cfe7e5" draw:fill-gradient-name="VRT_20_Light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098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5" style:family="graphic">
      <style:graphic-properties draw:stroke="solid" draw:stroke-dash="Dashed_20__28_var_29__20_2" svg:stroke-width="0.0161in" svg:stroke-color="#808080" draw:marker-start="" draw:marker-start-width="0.102in" draw:marker-start-center="false" draw:marker-end="" draw:marker-end-width="0.102in" draw:marker-end-center="false" svg:stroke-opacity="100%" draw:stroke-linejoin="round" draw:fill="solid" draw:fill-color="#39b54a"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6" style:family="graphic">
      <style:graphic-properties draw:stroke="solid" draw:stroke-dash="Dashed_20__28_var_29__20_2" svg:stroke-width="0.0161in" svg:stroke-color="#808080" draw:marker-start="" draw:marker-start-width="0.102in" draw:marker-start-center="false" draw:marker-end="" draw:marker-end-width="0.102in" draw:marker-end-center="false" svg:stroke-opacity="100%" draw:stroke-linejoin="round" draw:fill="solid" draw:fill-color="#39b54a"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374in" fo:padding-bottom="0.0374in" fo:padding-left="0.0866in" fo:padding-right="0.0866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7"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8"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39"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0"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1"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2"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3"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4"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5"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6"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7"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8"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0073b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min-height="0in" fo:min-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49" style:family="graphic">
      <style:graphic-properties draw:stroke="solid" draw:stroke-dash="Dashed_20__28_var_29__20_2" svg:stroke-width="0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0"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1"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f7941d"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2"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53"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4"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5"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6" style:family="graphic">
      <style:graphic-properties draw:stroke="solid" draw:stroke-dash="Dashed_20__28_var_29__20_2" svg:stroke-width="0.0161in" svg:stroke-color="#666666"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7" style:family="graphic">
      <style:graphic-properties draw:stroke="solid" draw:stroke-dash="Dashed_20__28_var_29__20_2" svg:stroke-width="0.0161in" svg:stroke-color="#666666"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8" style:family="graphic">
      <style:graphic-properties draw:stroke="solid" draw:stroke-dash="Dashed_20__28_var_29__20_2" svg:stroke-width="0.0161in" svg:stroke-color="#666666" draw:marker-start="" draw:marker-start-width="0.102in" draw:marker-start-center="false" draw:marker-end="" draw:marker-end-width="0.102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59"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0"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1"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2"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3"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4"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5"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6"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7"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000000" draw:secondary-fill-color="#cfe7e5" draw:fill-gradient-name="Light_20_Green_20_Axial_20_H"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0937in" fo:min-width="0.0957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8"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gradient" draw:fill-color="#cfe7f5" draw:secondary-fill-color="#cfe7e5" draw:fill-gradient-name="Light_20_Green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in" fo:min-width="0.0055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69" style:family="graphic">
      <style:graphic-properties draw:stroke="solid" draw:stroke-dash="Dashed_20__28_var_29__20_2" svg:stroke-width="0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0"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1"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2"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273"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4"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5"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6"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7"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8"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solid" draw:fill-color="#39b54a"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79"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0"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1"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2"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3"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4"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5"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6"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7" style:family="graphic">
      <style:graphic-properties draw:stroke="solid" draw:stroke-dash="Dashed_20__28_var_29__20_2" svg:stroke-width="0.0161in" svg:stroke-color="#fbc98e" draw:marker-start="" draw:marker-start-width="0.102in" draw:marker-start-center="false" draw:marker-end="" draw:marker-end-width="0.102in" draw:marker-end-center="false" svg:stroke-opacity="100%" draw:stroke-linejoin="round" draw:fill="solid" draw:fill-color="#fcdebb"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8" style:family="graphic">
      <style:graphic-properties draw:stroke="solid" draw:stroke-dash="Dashed_20__28_var_29__20_2" svg:stroke-width="0.0161in" svg:stroke-color="#fbc98e" draw:marker-start="" draw:marker-start-width="0.102in" draw:marker-start-center="false" draw:marker-end="" draw:marker-end-width="0.102in" draw:marker-end-center="false" svg:stroke-opacity="100%" draw:stroke-linejoin="round" draw:fill="solid" draw:fill-color="#fef4e8"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89" style:family="graphic">
      <style:graphic-properties draw:stroke="solid" draw:stroke-dash="Dashed_20__28_var_29__20_2" svg:stroke-width="0.0161in" svg:stroke-color="#fbc98e" draw:marker-start="" draw:marker-start-width="0.102in" draw:marker-start-center="false" draw:marker-end="" draw:marker-end-width="0.102in" draw:marker-end-center="false" svg:stroke-opacity="100%" draw:stroke-linejoin="round" draw:fill="solid" draw:fill-color="#fef4e8"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0" style:family="graphic">
      <style:graphic-properties draw:stroke="solid" draw:stroke-dash="Dashed_20__28_var_29__20_2" svg:stroke-width="0.0161in" svg:stroke-color="#fbc98e" draw:marker-start="" draw:marker-start-width="0.102in" draw:marker-start-center="false" draw:marker-end="" draw:marker-end-width="0.102in" draw:marker-end-center="false" svg:stroke-opacity="100%" draw:stroke-linejoin="round" draw:fill="solid" draw:fill-color="#fcdebb"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1"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2" style:family="graphic">
      <style:graphic-properties draw:stroke="solid" draw:stroke-dash="Dashed_20__28_var_29__20_2" svg:stroke-width="0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3"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f7941d"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4"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5"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6"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7"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8"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299"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0"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1"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2"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3"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4"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5"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6"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7"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8"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09"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0"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1"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2"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3"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4"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5"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6"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7"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8"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19"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0"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1"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2"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3" style:family="graphic">
      <style:graphic-properties draw:stroke="solid" draw:stroke-dash="Dashed_20__28_var_29__20_2" svg:stroke-width="0.0161in" svg:stroke-color="#333333"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4"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5"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6"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7" style:family="graphic">
      <style:graphic-properties draw:stroke="solid" svg:stroke-width="0.0161in" svg:stroke-color="#999999" draw:marker-start="" draw:marker-start-width="0.102in" draw:marker-start-center="false" draw:marker-end="" draw:marker-end-width="0.102in" draw:marker-end-center="false" draw:fill="none" draw:fill-color="#cfe7f5"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28"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29"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0"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1"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2" style:family="graphic">
      <style:graphic-properties draw:stroke="solid" svg:stroke-width="0.0161in" svg:stroke-color="#999999" draw:marker-start="" draw:marker-start-width="0.102in" draw:marker-start-center="false" draw:marker-end="" draw:marker-end-width="0.102in" draw:marker-end-center="false" draw:fill="none" draw:fill-color="#cfe7f5"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33"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4"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5"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6"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7"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8"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39"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0" style:family="graphic">
      <style:graphic-properties draw:stroke="solid" svg:stroke-width="0.0161in" svg:stroke-color="#999999" draw:marker-start="" draw:marker-start-width="0.102in" draw:marker-start-center="false" draw:marker-end="" draw:marker-end-width="0.102in" draw:marker-end-center="false" draw:fill="none" draw:fill-color="#cfe7f5"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41"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2"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3"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4"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5"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6"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7"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48" style:family="graphic">
      <style:graphic-properties draw:stroke="solid" svg:stroke-width="0.0161in" svg:stroke-color="#999999" draw:marker-start="" draw:marker-start-width="0.102in" draw:marker-start-center="false" draw:marker-end="" draw:marker-end-width="0.102in" draw:marker-end-center="false" draw:fill="none" draw:fill-color="#cfe7f5"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49"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0"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1"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2"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3"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4"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5" style:family="graphic">
      <style:graphic-properties draw:stroke="solid" draw:stroke-dash="Dashed_20__28_var_29__20_2" svg:stroke-width="0.0161in" svg:stroke-color="#999999"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6" style:family="graphic">
      <style:graphic-properties draw:stroke="solid" draw:stroke-dash="Dashed_20__28_var_29__20_2" svg:stroke-width="0.0161in" svg:stroke-color="#b2b2b2" draw:marker-start="" draw:marker-start-width="0.102in" draw:marker-start-center="false" draw:marker-end="" draw:marker-end-width="0.102in" draw:marker-end-center="false" svg:stroke-opacity="100%" draw:stroke-linejoin="round" draw:fill="gradient" draw:fill-color="#cfe7f5" draw:secondary-fill-color="#cfe7e5" draw:fill-gradient-name="Dark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7"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58" style:family="graphic">
      <style:graphic-properties draw:stroke="solid" svg:stroke-width="0.0161in" svg:stroke-color="#000000" draw:marker-start="" draw:marker-start-width="0.102in" draw:marker-start-center="false" draw:marker-end="" draw:marker-end-width="0.102in" draw:marker-end-center="false" draw:fill="gradient" draw:fill-color="#cfe7f5" draw:fill-gradient-name="VRT_20_Light_20_Radial" draw:textarea-horizontal-align="justify" draw:textarea-vertical-align="middle" draw:auto-grow-height="false" fo:min-height="0.5307in" fo:min-width="0.589in" fo:padding-top="0.0374in" fo:padding-bottom="0.0374in" fo:padding-left="0.0866in" fo:padding-right="0.0866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359" style:family="graphic">
      <style:graphic-properties draw:stroke="solid" svg:stroke-width="0.0161in" svg:stroke-color="#000000" draw:marker-start="" draw:marker-start-width="0.102in" draw:marker-start-center="false" draw:marker-end="" draw:marker-end-width="0.102in" draw:marker-end-center="false" draw:fill="gradient" draw:fill-color="#cfe7f5" draw:fill-gradient-name="VRT_20_Light_20_Radial" draw:textarea-horizontal-align="justify" draw:textarea-vertical-align="middle" draw:auto-grow-height="false" fo:min-height="0.5307in" fo:min-width="0.7591in" fo:padding-top="0.0374in" fo:padding-bottom="0.0374in" fo:padding-left="0.0866in" fo:padding-right="0.0866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paragraph-properties style:writing-mode="lr-tb"/>
    </style:style>
    <style:style style:name="gr360" style:family="graphic">
      <style:graphic-properties draw:stroke="solid" draw:stroke-dash="Dashed_20__28_var_29__20_2" svg:stroke-width="0.0161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571in" fo:padding-bottom="0.0571in" fo:padding-left="0.1063in" fo:padding-right="0.1063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1"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VRT_20_Light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2"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f7941d" draw:secondary-fill-color="#cfe7e5" draw:fill-gradient-name="VRT_20_Light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3" style:family="graphic">
      <style:graphic-properties draw:stroke="solid" draw:stroke-dash="Dashed_20__28_var_29__20_2" svg:stroke-width="0.0161in" svg:stroke-color="#ffffff" draw:marker-start="" draw:marker-start-width="0.1083in" draw:marker-start-center="false" draw:marker-end="" draw:marker-end-width="0.1083in" draw:marker-end-center="false" svg:stroke-opacity="100%" draw:stroke-linejoin="round" draw:fill="gradient" draw:fill-color="#cfe7f5" draw:secondary-fill-color="#cfe7e5" draw:fill-gradient-name="VRT_20_Light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4" style:family="graphic">
      <style:graphic-properties draw:stroke="solid" draw:stroke-dash="Dashed_20__28_var_29__20_2" svg:stroke-width="0.0161in" svg:stroke-color="#000000" draw:marker-start="" draw:marker-start-width="0.1083in" draw:marker-start-center="false" draw:marker-end="" draw:marker-end-width="0.1083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65" style:family="graphic">
      <style:graphic-properties draw:stroke="solid" svg:stroke-width="0.0161in" svg:stroke-color="#ffffff" draw:marker-start="" draw:marker-start-width="0.1083in" draw:marker-start-center="false" draw:marker-end="" draw:marker-end-width="0.1083in" draw:marker-end-center="false" draw:fill="solid" draw:fill-color="#ffffff"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paragraph-properties style:writing-mode="lr-tb"/>
    </style:style>
    <style:style style:name="gr366" style:family="graphic">
      <style:graphic-properties draw:stroke="solid" svg:stroke-width="0.0161in" svg:stroke-color="#ffffff" draw:marker-start="" draw:marker-start-width="0.1083in" draw:marker-start-center="false" draw:marker-end="" draw:marker-end-width="0.1083in" draw:marker-end-center="false" draw:fill="solid" draw:fill-color="#ffffff"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67" style:family="graphic">
      <style:graphic-properties draw:stroke="solid" svg:stroke-width="0.0161in" svg:stroke-color="#ffffff" draw:marker-start="" draw:marker-start-width="0.1083in" draw:marker-start-center="false" draw:marker-end="" draw:marker-end-width="0.1083in" draw:marker-end-center="false" draw:fill="solid" draw:fill-color="#ffffff"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68" style:family="graphic">
      <style:graphic-properties draw:stroke="solid" svg:stroke-width="0.0161in" svg:stroke-color="#ffffff" draw:marker-start="" draw:marker-start-width="0.1083in" draw:marker-start-center="false" draw:marker-end="" draw:marker-end-width="0.1083in" draw:marker-end-center="false" draw:fill="solid" draw:fill-color="#ffffff"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69" style:family="graphic">
      <style:graphic-properties draw:stroke="solid" svg:stroke-width="0.0209in" svg:stroke-color="#3465a4" draw:marker-start="" draw:marker-start-width="0.1098in" draw:marker-start-center="false" draw:marker-end="Linienspitzen_20_5"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style:style>
    <style:style style:name="gr37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1" style:family="graphic">
      <style:graphic-properties draw:stroke="solid" svg:stroke-width="0.0161in" svg:stroke-color="#ffffff" draw:marker-start="" draw:marker-start-width="0.1083in" draw:marker-start-center="false" draw:marker-end="" draw:marker-end-width="0.1083in" draw:marker-end-center="false" draw:fill="gradient" draw:fill-color="#cfe7f5" draw:fill-gradient-name="VRT_20_Light_20_Axial_20_H"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72" style:family="graphic">
      <style:graphic-properties draw:stroke="solid" svg:stroke-width="0.0161in" svg:stroke-color="#ffffff" draw:marker-start="" draw:marker-start-width="0.1083in" draw:marker-start-center="false" draw:marker-end="" draw:marker-end-width="0.1083in" draw:marker-end-center="false" draw:fill="gradient" draw:fill-color="#cfe7f5" draw:fill-gradient-name="VRT_20_Light_20_Linear_20_T"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paragraph-properties style:writing-mode="lr-tb"/>
    </style:style>
    <style:style style:name="gr373" style:family="graphic">
      <style:graphic-properties draw:stroke="solid" svg:stroke-width="0.0161in" svg:stroke-color="#ffffff" draw:marker-start="" draw:marker-start-width="0.1083in" draw:marker-start-center="false" draw:marker-end="" draw:marker-end-width="0.1083in" draw:marker-end-center="false" draw:fill="solid" draw:fill-color="#ffffff"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74" style:family="graphic">
      <style:graphic-properties draw:stroke="solid" svg:stroke-width="0.0161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padding-top="0.0571in" fo:padding-bottom="0.0571in" fo:padding-left="0.1063in" fo:padding-right="0.1063in" draw:shadow="hidden" draw:shadow-offset-x="0.0783in" draw:shadow-offset-y="0.0783in" draw:shadow-color="#808080" style:run-through="foreground"/>
    </style:style>
    <style:style style:name="gr375" style:family="graphic">
      <style:graphic-properties draw:stroke="solid" draw:stroke-dash="Dashed_20__28_var_29__20_2" svg:stroke-width="0.0118in" svg:stroke-color="#000000" draw:marker-start="" draw:marker-start-width="0.0783in" draw:marker-start-center="false" draw:marker-end="Arrowheads_20_8" draw:marker-end-width="0.1181in" draw:marker-end-center="false" draw:fill="none" draw:fill-color="#ffffff" draw:textarea-horizontal-align="justify" fo:padding-top="0.0492in" fo:padding-bottom="0.0492in" fo:padding-left="0.0984in" fo:padding-right="0.0984in" fo:wrap-option="no-wrap" draw:shadow="hidden" draw:shadow-offset-x="0.0118in" draw:shadow-offset-y="0.0118in" draw:shadow-color="#808080" draw:start-line-spacing-horizontal="0.0559in" draw:start-line-spacing-vertical="0.0559in" draw:end-line-spacing-horizontal="0.0559in" draw:end-line-spacing-vertical="0.055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7" style:family="graphic">
      <style:graphic-properties draw:stroke="solid" draw:stroke-dash="Dashed_20__28_var_29__20_2" svg:stroke-width="0in" svg:stroke-color="#dddddd" draw:marker-start="" draw:marker-start-width="0.0783in" draw:marker-start-center="false" draw:marker-end="" draw:marker-end-width="0.0783in"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min-height="0.2953in" fo:min-width="0.196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78"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Red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79"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none" draw:fill-color="#729fcf"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0"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Red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1"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Red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2"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374in" fo:padding-bottom="0.0374in" fo:padding-left="0.0866in" fo:padding-right="0.0866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3"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f7941d" draw:secondary-fill-color="#cfe7e5" draw:fill-gradient-name="Light_20_Grey_20_Square_20_BR"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4"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T"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paragraph-properties style:writing-mode="lr-tb"/>
    </style:style>
    <style:style style:name="gr385" style:family="graphic">
      <style:graphic-properties draw:stroke="solid" draw:stroke-dash="Dashed_20__28_var_29__20_2" svg:stroke-width="0.0161in" svg:stroke-color="#ffffff" draw:marker-start="" draw:marker-start-width="0.102in" draw:marker-start-center="false" draw:marker-end="" draw:marker-end-width="0.102in" draw:marker-end-center="false" svg:stroke-opacity="100%" draw:stroke-linejoin="round" draw:fill="gradient" draw:fill-color="#cfe7f5" draw:secondary-fill-color="#cfe7e5" draw:fill-gradient-name="Light_20_Grey_20_Linear_20_L"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181in" fo:padding-bottom="0.0181in" fo:padding-left="0.0665in" fo:padding-right="0.0665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6" style:family="graphic">
      <style:graphic-properties draw:stroke="solid" draw:stroke-dash="Dashed_20__28_var_29__20_2" svg:stroke-width="0.0161in" svg:stroke-color="#000000" draw:marker-start="" draw:marker-start-width="0.102in" draw:marker-start-center="false" draw:marker-end="" draw:marker-end-width="0.102in" draw:marker-end-center="false" svg:stroke-opacity="100%" draw:stroke-linejoin="round" draw:fill="none" draw:fill-color="#cfe7f5"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7" style:family="graphic">
      <style:graphic-properties draw:stroke="solid" draw:stroke-dash="Dashed_20__28_var_29__20_2" svg:stroke-width="0.0161in" svg:stroke-color="#7f7f7f" draw:marker-start="" draw:marker-start-width="0.102in" draw:marker-start-center="false" draw:marker-end="" draw:marker-end-width="0.102in" draw:marker-end-center="false" svg:stroke-opacity="100%" draw:stroke-linejoin="round" draw:fill="solid" draw:fill-color="#d1616c" draw:secondary-fill-color="#cfe7e5"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in" fo:max-width="0in" fo:padding-top="0.0571in" fo:padding-bottom="0.0571in" fo:padding-left="0.1063in" fo:padding-right="0.1063in"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388" style:family="graphic">
      <style:graphic-properties draw:stroke="solid" svg:stroke-width="0.0161in" svg:stroke-color="#000000" draw:marker-start="" draw:marker-start-width="0.102in" draw:marker-start-center="false" draw:marker-end="" draw:marker-end-width="0.102in" draw:marker-end-center="false" draw:fill="gradient" draw:fill-color="#cfe7f5" draw:fill-gradient-name="VRT_20_Light_20_Radial" draw:textarea-horizontal-align="justify" draw:textarea-vertical-align="middle" draw:auto-grow-height="false" fo:min-height="0.5307in" fo:min-width="0.8339in" fo:padding-top="0.0374in" fo:padding-bottom="0.0374in" fo:padding-left="0.0866in" fo:padding-right="0.0866in" fo:wrap-option="no-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onnector text:anchor-type="paragraph" draw:z-index="0" draw:name="Connector" draw:style-name="gr375" draw:text-style-name="P47" svg:x1="0.8465in" svg:y1="1.0154in" svg:x2="0.8382in" svg:y2="1.6193in" svg:d="M2150 2579v767h-21v767" svg:viewBox="0 0 23 1536"><text:p/></draw:connector><draw:custom-shape text:anchor-type="paragraph" draw:z-index="1" draw:name="Shape1" draw:style-name="gr388" draw:text-style-name="P37" svg:width="1.5421in" svg:height="0.9331in" svg:x="0.1382in" svg:y="0.1929in"><draw:glue-point draw:id="4" svg:x="0.1969in" svg:y="1.9685in"/><draw:glue-point draw:id="5" svg:x="0.3937in" svg:y="1.837in"/><draw:glue-point draw:id="6" svg:x="0.5906in" svg:y="1.7059in"/><draw:glue-point draw:id="7" svg:x="0.689in" svg:y="1.4433in"/><draw:glue-point draw:id="8" svg:x="0.8858in" svg:y="1.4433in"/><draw:glue-point draw:id="9" svg:x="1.0827in" svg:y="1.4433in"/><draw:glue-point draw:id="10" svg:x="1.2795in" svg:y="1.3122in"/><draw:glue-point draw:id="11" svg:x="1.378in" svg:y="1.1811in"/><draw:glue-point draw:id="12" svg:x="1.4764in" svg:y="0.7874in"/><draw:glue-point draw:id="13" svg:x="1.6732in" svg:y="0.6559in"/><draw:glue-point draw:id="14" svg:x="1.8701in" svg:y="0.3937in"/><draw:glue-point draw:id="15" svg:x="1.9685in" svg:y="-0.3937in"/><draw:glue-point draw:id="16" svg:x="1.8701in" svg:y="-0.6559in"/><draw:glue-point draw:id="17" svg:x="1.8701in" svg:y="-1.0496in"/><draw:glue-point draw:id="18" svg:x="1.7717in" svg:y="-1.3122in"/><draw:glue-point draw:id="19" svg:x="1.5748in" svg:y="-1.4433in"/><draw:glue-point draw:id="20" svg:x="1.378in" svg:y="-1.837in"/><draw:glue-point draw:id="21" svg:x="1.1811in" svg:y="-1.9685in"/><draw:glue-point draw:id="22" svg:x="0.9843in" svg:y="-1.9685in"/><draw:glue-point draw:id="23" svg:x="0.689in" svg:y="-1.837in"/><draw:glue-point draw:id="24" svg:x="0.5906in" svg:y="-1.9685in"/><draw:glue-point draw:id="25" svg:x="0.3937in" svg:y="-1.9685in"/><draw:glue-point draw:id="26" svg:x="0.1969in" svg:y="-1.837in"/><draw:glue-point draw:id="27" svg:x="0.0984in" svg:y="-1.7059in"/><draw:glue-point draw:id="28" svg:x="-0.0984in" svg:y="-1.837in"/><draw:glue-point draw:id="29" svg:x="-0.2953in" svg:y="-1.837in"/><draw:glue-point draw:id="30" svg:x="-0.5906in" svg:y="-1.7059in"/><draw:glue-point draw:id="31" svg:x="-0.7874in" svg:y="-1.5748in"/><draw:glue-point draw:id="32" svg:x="-0.9843in" svg:y="-1.7059in"/><draw:glue-point draw:id="33" svg:x="-1.1811in" svg:y="-1.5748in"/><draw:glue-point draw:id="34" svg:x="-1.378in" svg:y="-1.4433in"/><draw:glue-point draw:id="35" svg:x="-1.5748in" svg:y="-1.1811in"/><draw:glue-point draw:id="36" svg:x="-1.6732in" svg:y="-0.7874in"/><draw:glue-point draw:id="37" svg:x="-1.7717in" svg:y="-0.6559in"/><draw:glue-point draw:id="38" svg:x="-1.8701in" svg:y="-0.5248in"/><draw:glue-point draw:id="39" svg:x="-1.9685in" svg:y="-0.2622in"/><draw:glue-point draw:id="40" svg:x="-1.8701in" svg:y="0.2622in"/><draw:glue-point draw:id="41" svg:x="-1.8701in" svg:y="0.6559in"/><draw:glue-point draw:id="42" svg:x="-1.7717in" svg:y="1.0496in"/><draw:glue-point draw:id="43" svg:x="-1.5748in" svg:y="1.1811in"/><draw:glue-point draw:id="44" svg:x="-1.378in" svg:y="1.3122in"/><draw:glue-point draw:id="45" svg:x="-1.2795in" svg:y="1.5748in"/><draw:glue-point draw:id="46" svg:x="-1.0827in" svg:y="1.7059in"/><draw:glue-point draw:id="47" svg:x="-0.7874in" svg:y="1.7059in"/><draw:glue-point draw:id="48" svg:x="-0.5906in" svg:y="1.7059in"/><draw:glue-point draw:id="49" svg:x="-0.3937in" svg:y="1.7059in"/><draw:glue-point draw:id="50" svg:x="-0.1969in" svg:y="1.9685in"/><text:p text:style-name="P36"><text:span text:style-name="T3">Internet</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2" draw:name="Shape2" draw:style-name="gr370"><draw:glue-point draw:id="4" svg:x="-1.2654in" svg:y="1.3531in"/><draw:glue-point draw:id="5" svg:x="0.8433in" svg:y="-1.3531in"/><draw:glue-point draw:id="6" svg:x="-0.5622in" svg:y="1.9685in"/><draw:glue-point draw:id="7" svg:x="-1.9685in" svg:y="0.3689in"/><draw:glue-point draw:id="8" svg:x="1.5465in" svg:y="-0.2461in"/><draw:glue-point draw:id="9" svg:x="0.1406in" svg:y="-1.9685in"/><draw:glue-point draw:id="10" svg:x="1.5465in" svg:y="-0.7382in"/><draw:glue-point draw:id="11" svg:x="1.5465in" svg:y="0.1228in"/><draw:glue-point draw:id="12" svg:x="0.7028in" svg:y="0.861in"/><draw:glue-point draw:id="13" svg:x="-1.9685in" svg:y="0.7382in"/><draw:path draw:style-name="gr377" draw:text-style-name="P1" svg:width="0.674in" svg:height="0.411in" svg:x="0.9323in" svg:y="1.8063in" svg:viewBox="0 0 1713 1045" svg:d="M0 1045c261 0 1713-550 1713-770s-191-275-286-275c0 165-1427 824-1427 1045z"><text:p/></draw:path><draw:g draw:style-name="gr3"><draw:polygon draw:style-name="gr383" draw:text-style-name="P15" svg:width="0.5614in" svg:height="0.476in" svg:x="0.9323in" svg:y="1.7417in" svg:viewBox="0 0 1427 1210" draw:points="0,1210 0,825 1427,0 1427,385"><text:p/></draw:polygon><draw:polygon draw:style-name="gr384" draw:text-style-name="P25" svg:width="0.9362in" svg:height="0.5409in" svg:x="0.5567in" svg:y="1.5256in" svg:viewBox="0 0 2379 1375" draw:points="951,1375 0,825 1427,0 2379,550"><text:p text:style-name="P51"><text:span text:style-name="T5">modem</text:span></text:p></draw:polygon><draw:polygon draw:style-name="gr385" draw:text-style-name="P4" svg:width="0.374in" svg:height="0.3677in" svg:x="0.5567in" svg:y="1.8504in" svg:viewBox="0 0 951 935" draw:points="0,385 0,0 951,550 951,935"><text:p/></draw:polygon><draw:polygon draw:style-name="gr386" draw:text-style-name="P8" svg:width="0.9362in" svg:height="0.6925in" svg:x="0.5567in" svg:y="1.5256in" svg:viewBox="0 0 2379 1760" draw:points="0,1210 0,825 1427,0 2379,550 2379,935 951,1760"><text:p/></draw:polygon><draw:polygon draw:style-name="gr387" draw:text-style-name="P52" svg:width="0.037in" svg:height="0.0862in" svg:x="0.8189in" svg:y="2.0445in" svg:viewBox="0 0 95 220" draw:points="0,165 0,0 95,55 95,220"><text:p/></draw:polygon></draw:g></draw:g><draw:g text:anchor-type="paragraph" draw:z-index="3" draw:name="Shape3" draw:style-name="gr370"><draw:glue-point draw:id="4" svg:x="-1.4878in" svg:y="-1.9685in"/><draw:glue-point draw:id="5" svg:x="-0.0476in" svg:y="-1.1811in"/><draw:glue-point draw:id="6" svg:x="1.3925in" svg:y="-0.3937in"/><draw:glue-point draw:id="7" svg:x="1.3925in" svg:y="0.6559in"/><draw:glue-point draw:id="8" svg:x="1.3925in" svg:y="1.7059in"/><draw:glue-point draw:id="9" svg:x="0.9122in" svg:y="1.9685in"/><draw:glue-point draw:id="10" svg:x="-0.5276in" svg:y="1.1811in"/><draw:glue-point draw:id="11" svg:x="-1.9681in" svg:y="0.3937in"/><draw:glue-point draw:id="12" svg:x="-1.9681in" svg:y="-0.6559in"/><draw:glue-point draw:id="13" svg:x="-1.9681in" svg:y="-1.7059in"/><draw:path draw:style-name="gr377" draw:text-style-name="P1" svg:width="0.2445in" svg:height="0.1925in" svg:x="1.2606in" svg:y="3.074in" svg:viewBox="0 0 622 490" svg:d="M0 490c155 0 622-131 622-261 0-131-226-229-339-229 0 98-283 359-283 490z"><text:p/></draw:path><draw:g draw:style-name="gr3"><draw:polygon draw:style-name="gr378" draw:text-style-name="P48" svg:width="0.6673in" svg:height="0.9in" svg:x="0.7087in" svg:y="2.6697in" svg:viewBox="0 0 1696 2287" draw:points="1696,1307 1696,0 0,980 0,2287"><text:p/></draw:polygon><draw:line draw:style-name="gr379" draw:text-style-name="P7" svg:x1="1.3764in" svg:y1="3.0555in" svg:x2="0.7087in" svg:y2="3.4413in"><text:p/></draw:line><draw:line draw:style-name="gr379" draw:text-style-name="P7" svg:x1="1.3764in" svg:y1="2.9272in" svg:x2="0.7087in" svg:y2="3.313in"><text:p/></draw:line><draw:line draw:style-name="gr379" draw:text-style-name="P7" svg:x1="1.3764in" svg:y1="2.7984in" svg:x2="0.7087in" svg:y2="3.1843in"><text:p/></draw:line><draw:line draw:style-name="gr379" draw:text-style-name="P7" svg:x1="1.1547in" svg:y1="3.0555in" svg:x2="1.1547in" svg:y2="3.1843in"><text:p/></draw:line><draw:line draw:style-name="gr379" draw:text-style-name="P7" svg:x1="0.9323in" svg:y1="2.9272in" svg:x2="0.9323in" svg:y2="3.0559in"><text:p/></draw:line><draw:line draw:style-name="gr379" draw:text-style-name="P7" svg:x1="0.8205in" svg:y1="3.3772in" svg:x2="0.8205in" svg:y2="3.5059in"><text:p/></draw:line><draw:line draw:style-name="gr379" draw:text-style-name="P7" svg:x1="1.0433in" svg:y1="3.2484in" svg:x2="1.0433in" svg:y2="3.3772in"><text:p/></draw:line><draw:line draw:style-name="gr379" draw:text-style-name="P7" svg:x1="1.2646in" svg:y1="3.1201in" svg:x2="1.2646in" svg:y2="3.2488in"><text:p/></draw:line><draw:line draw:style-name="gr379" draw:text-style-name="P7" svg:x1="1.1547in" svg:y1="2.7984in" svg:x2="1.1547in" svg:y2="2.9272in"><text:p/></draw:line><draw:line draw:style-name="gr379" draw:text-style-name="P7" svg:x1="1.0433in" svg:y1="2.9913in" svg:x2="1.0433in" svg:y2="3.1201in"><text:p/></draw:line><draw:line draw:style-name="gr379" draw:text-style-name="P7" svg:x1="0.9323in" svg:y1="3.1843in" svg:x2="0.9323in" svg:y2="3.313in"><text:p/></draw:line><draw:line draw:style-name="gr379" draw:text-style-name="P7" svg:x1="0.8205in" svg:y1="3.1201in" svg:x2="0.8205in" svg:y2="3.2488in"><text:p/></draw:line><draw:line draw:style-name="gr379" draw:text-style-name="P7" svg:x1="1.2646in" svg:y1="2.8626in" svg:x2="1.2646in" svg:y2="2.9913in"><text:p/></draw:line><draw:polygon draw:style-name="gr380" draw:text-style-name="P49" svg:width="0.111in" svg:height="0.5783in" svg:x="0.5984in" svg:y="2.9913in" svg:viewBox="0 0 283 1470" draw:points="283,1470 283,163 0,0 0,1307"><text:p/></draw:polygon><draw:polygon draw:style-name="gr381" draw:text-style-name="P50" svg:width="0.7783in" svg:height="0.4496in" svg:x="0.5984in" svg:y="2.6055in" svg:viewBox="0 0 1978 1143" draw:points="282,1143 1978,163 1695,0 0,980"><text:p/></draw:polygon><draw:line draw:style-name="gr379" draw:text-style-name="P7" svg:x1="0.9319in" svg:y1="2.9268in" svg:x2="0.8205in" svg:y2="2.8626in"><text:p/></draw:line><draw:line draw:style-name="gr379" draw:text-style-name="P7" svg:x1="0.7098in" svg:y1="3.1843in" svg:x2="0.5984in" svg:y2="3.1201in"><text:p/></draw:line><draw:line draw:style-name="gr379" draw:text-style-name="P7" svg:x1="0.7098in" svg:y1="3.3126in" svg:x2="0.5984in" svg:y2="3.2484in"><text:p/></draw:line><draw:line draw:style-name="gr379" draw:text-style-name="P7" svg:x1="0.7098in" svg:y1="3.4413in" svg:x2="0.5984in" svg:y2="3.3772in"><text:p/></draw:line><draw:line draw:style-name="gr379" draw:text-style-name="P7" svg:x1="1.1547in" svg:y1="2.7984in" svg:x2="1.0433in" svg:y2="2.7343in"><text:p/></draw:line><draw:polygon draw:style-name="gr382" draw:text-style-name="P8" svg:width="0.7783in" svg:height="0.9642in" svg:x="0.5984in" svg:y="2.6055in" svg:viewBox="0 0 1978 2450" draw:points="1695,0 0,980 0,2287 282,2450 1978,1470 1978,163"><text:p/></draw:polygon></draw:g></draw:g><draw:line text:anchor-type="paragraph" draw:z-index="4" draw:name="Shape4" draw:style-name="gr376" draw:text-style-name="P10" svg:x1="0.8693in" svg:y1="2.2189in" svg:x2="0.8693in" svg:y2="2.7134in"><text:p/></draw:line><draw:connector text:anchor-type="paragraph" draw:z-index="5" draw:name="Connector_0" draw:style-name="gr375" draw:text-style-name="P47" svg:x1="1.2035in" svg:y1="3.0256in" svg:x2="2.1402in" svg:y2="3.0256in" svg:d="M3057 7685h2379" svg:viewBox="0 0 2381 2"><text:p/></draw:connector><draw:g text:anchor-type="paragraph" draw:z-index="6" draw:name="Shape5" draw:style-name="gr370"><draw:path draw:style-name="gr204" draw:text-style-name="P1" svg:width="0.4291in" svg:height="0.3854in" svg:x="2.9118in" svg:y="3.0965in" svg:viewBox="0 0 1091 980" svg:d="M0 980c475 0 1091-280 1091-560s-18-420-364-420c0 300-727 579-727 980z"><text:p/></draw:path><draw:path draw:style-name="gr371" draw:text-style-name="P44" svg:width="1.0496in" svg:height="0.6614in" svg:x="2.1488in" svg:y="2.8488in" svg:viewBox="0 0 2667 1681" svg:d="M2667 0c0 0 0 1121-1 840 2 491-575 841-1331 841s-1334-350-1335-841c1 1 0-350 0-840 0 490 606 840 1334 840s1333-350 1333-840z"><text:p/></draw:path><draw:path draw:style-name="gr372" draw:text-style-name="P46" svg:width="1.0492in" svg:height="0.6606in" svg:x="2.1484in" svg:y="2.5177in" svg:viewBox="0 0 2666 1679" svg:d="M1333 0c756 0 1333 363 1333 839s-577 840-1333 840-1333-364-1333-840 577-839 1333-839z"><text:p text:style-name="P45"><text:span text:style-name="T4">router</text:span></text:p></draw:path><draw:polygon draw:style-name="gr373" draw:text-style-name="P43" svg:width="0.2862in" svg:height="0.165in" svg:x="2.7205in" svg:y="2.876in" svg:viewBox="0 0 728 420" draw:points="364,0 243,70 728,350 606,420 121,140 0,210 0,0"><text:p/></draw:polygon><draw:polygon draw:style-name="gr373" draw:text-style-name="P43" svg:width="0.2858in" svg:height="0.165in" svg:x="2.3386in" svg:y="2.6555in" svg:viewBox="0 0 727 420" draw:points="606,280 727,210 727,420 363,420 484,350 0,70 121,0"><text:p/></draw:polygon><draw:polygon draw:style-name="gr373" draw:text-style-name="P43" svg:width="0.2862in" svg:height="0.165in" svg:x="2.3386in" svg:y="2.876in" svg:viewBox="0 0 728 420" draw:points="121,280 607,0 728,70 242,350 363,420 0,420 0,210"><text:p/></draw:polygon><draw:polygon draw:style-name="gr373" draw:text-style-name="P43" svg:width="0.2858in" svg:height="0.165in" svg:x="2.7205in" svg:y="2.6555in" svg:viewBox="0 0 727 420" draw:points="484,70 363,0 727,0 727,210 606,140 121,420 0,350"><text:p/></draw:polygon><draw:path draw:style-name="gr374" draw:text-style-name="P35" svg:width="1.05in" svg:height="0.9917in" svg:x="2.1484in" svg:y="2.5177in" svg:viewBox="0 0 2668 2520" svg:d="M1333 0c756 0 1335 364 1335 840l-1 840c0 490-606 840-1333 840s-1334-350-1334-840c0 0 1-840 0-841 0-476 577-839 1333-839z"><text:p/></draw:path></draw:g><draw:g text:anchor-type="paragraph" draw:z-index="7" draw:name="Shape5" draw:style-name="gr370" xml:id="id1" draw:id="id1"><draw:path draw:style-name="gr204" draw:text-style-name="P1" svg:width="0.4291in" svg:height="0.3854in" svg:x="2.9118in" svg:y="3.0965in" svg:viewBox="0 0 1091 980" svg:d="M0 980c475 0 1091-280 1091-560s-18-420-364-420c0 300-727 579-727 980z"><text:p/></draw:path><draw:path draw:style-name="gr371" draw:text-style-name="P44" svg:width="1.0496in" svg:height="0.6614in" svg:x="2.1488in" svg:y="2.8488in" svg:viewBox="0 0 2667 1681" svg:d="M2667 0c0 0 0 1121-1 840 2 491-575 841-1331 841s-1334-350-1335-841c1 1 0-350 0-840 0 490 606 840 1334 840s1333-350 1333-840z"><text:p/></draw:path><draw:path draw:style-name="gr372" draw:text-style-name="P46" svg:width="1.0492in" svg:height="0.6606in" svg:x="2.1484in" svg:y="2.5177in" svg:viewBox="0 0 2666 1679" svg:d="M1333 0c756 0 1333 363 1333 839s-577 840-1333 840-1333-364-1333-840 577-839 1333-839z"><text:p text:style-name="P45"><text:span text:style-name="T4">router</text:span></text:p></draw:path><draw:polygon draw:style-name="gr373" draw:text-style-name="P43" svg:width="0.2862in" svg:height="0.165in" svg:x="2.7205in" svg:y="2.876in" svg:viewBox="0 0 728 420" draw:points="364,0 243,70 728,350 606,420 121,140 0,210 0,0"><text:p/></draw:polygon><draw:polygon draw:style-name="gr373" draw:text-style-name="P43" svg:width="0.2858in" svg:height="0.165in" svg:x="2.3386in" svg:y="2.6555in" svg:viewBox="0 0 727 420" draw:points="606,280 727,210 727,420 363,420 484,350 0,70 121,0"><text:p/></draw:polygon><draw:polygon draw:style-name="gr373" draw:text-style-name="P43" svg:width="0.2862in" svg:height="0.165in" svg:x="2.3386in" svg:y="2.876in" svg:viewBox="0 0 728 420" draw:points="121,280 607,0 728,70 242,350 363,420 0,420 0,210"><text:p/></draw:polygon><draw:polygon draw:style-name="gr373" draw:text-style-name="P43" svg:width="0.2858in" svg:height="0.165in" svg:x="2.7205in" svg:y="2.6555in" svg:viewBox="0 0 727 420" draw:points="484,70 363,0 727,0 727,210 606,140 121,420 0,350"><text:p/></draw:polygon><draw:path draw:style-name="gr374" draw:text-style-name="P35" svg:width="1.05in" svg:height="0.9917in" svg:x="2.1484in" svg:y="2.5177in" svg:viewBox="0 0 2668 2520" svg:d="M1333 0c756 0 1335 364 1335 840l-1 840c0 490-606 840-1333 840s-1334-350-1334-840c0 0 1-840 0-841 0-476 577-839 1333-839z"><text:p/></draw:path></draw:g><draw:connector text:anchor-type="paragraph" draw:z-index="8" draw:name="Shape6" draw:style-name="gr369" draw:text-style-name="P14" svg:x1="2.828in" svg:y1="2.5181in" svg:x2="2.9102in" svg:y2="1.7028in" draw:start-shape="id1" svg:d="M7183 6396v-1295h209v-776" svg:viewBox="0 0 212 2073"><text:p/></draw:connector><draw:g text:anchor-type="paragraph" draw:z-index="9" draw:name="Shape7" draw:style-name="gr1"><draw:glue-point draw:id="4" svg:x="-0.2315in" svg:y="-1.9685in"/><draw:glue-point draw:id="5" svg:x="0.5787in" svg:y="-1.3819in"/><draw:glue-point draw:id="6" svg:x="1.5051in" svg:y="-0.7118in"/><draw:glue-point draw:id="7" svg:x="1.5051in" svg:y="-0.0417in"/><draw:glue-point draw:id="8" svg:x="1.5051in" svg:y="0.7118in"/><draw:glue-point draw:id="9" svg:x="-0.2315in" svg:y="1.9685in"/><draw:glue-point draw:id="10" svg:x="-1.1579in" svg:y="1.1307in"/><draw:glue-point draw:id="11" svg:x="-1.9685in" svg:y="0.7957in"/><draw:glue-point draw:id="12" svg:x="-1.9685in" svg:y="-0.7118in"/><draw:glue-point draw:id="13" svg:x="-1.0421in" svg:y="-1.298in"/><draw:path draw:style-name="gr360" draw:text-style-name="P1" svg:width="0.5264in" svg:height="0.4681in" svg:x="2.7276in" svg:y="1.2992in" svg:viewBox="0 0 1338 1190" svg:d="M0 1190c343 0 1227-560 1314-770 88-210-87-420-174-420 0 300-1140 690-1140 1190z"><text:p/></draw:path><draw:g draw:style-name="gr3"><draw:polygon draw:style-name="gr361" draw:text-style-name="P38" svg:width="0.4827in" svg:height="0.7161in" svg:x="2.2201in" svg:y="1.0787in" svg:viewBox="0 0 1227 1820" draw:points="0,840 0,0 1227,980 1227,1820"><text:p/></draw:polygon><draw:polygon draw:style-name="gr362" draw:text-style-name="P39" svg:width="0.4823in" svg:height="0.7161in" svg:x="2.7031in" svg:y="1.0787in" svg:viewBox="0 0 1226 1820" draw:points="0,1820 0,980 1226,0 1226,840"><text:p/></draw:polygon><draw:polygon draw:style-name="gr363" draw:text-style-name="P40" svg:width="0.9654in" svg:height="0.7713in" svg:x="2.2201in" svg:y="0.6925in" svg:viewBox="0 0 2453 1960" draw:points="1227,1960 0,980 1227,0 2453,980"><text:p/></draw:polygon><draw:polygon draw:style-name="gr364" draw:text-style-name="P8" svg:width="0.9654in" svg:height="1.102in" svg:x="2.2201in" svg:y="0.6925in" svg:viewBox="0 0 2453 2800" draw:points="0,1820 0,980 1227,0 2453,980 2453,1820 1227,2800"><text:p/></draw:polygon><draw:polygon draw:style-name="gr365" draw:text-style-name="P42" svg:width="0.2409in" svg:height="0.1925in" svg:x="2.3579in" svg:y="1.0508in" svg:viewBox="0 0 613 490" draw:points="87,140 526,490 613,420 175,70 262,0 0,0 0,210"><text:p text:style-name="P41"><text:span text:style-name="T2">switch</text:span></text:p></draw:polygon><draw:polygon draw:style-name="gr366" draw:text-style-name="P43" svg:width="0.2409in" svg:height="0.1925in" svg:x="2.5996in" svg:y="1.0787in" svg:viewBox="0 0 613 490" draw:points="437,420 350,490 613,490 613,280 525,350 87,0 0,70"><text:p/></draw:polygon><draw:polygon draw:style-name="gr367" draw:text-style-name="P43" svg:width="0.2409in" svg:height="0.1925in" svg:x="2.565in" svg:y="0.8854in" svg:viewBox="0 0 613 490" draw:points="87,140 525,490 613,420 175,70 262,0 0,0 0,210"><text:p/></draw:polygon><draw:polygon draw:style-name="gr368" draw:text-style-name="P43" svg:width="0.2409in" svg:height="0.1925in" svg:x="2.8067in" svg:y="0.913in" svg:viewBox="0 0 613 490" draw:points="437,420 350,490 613,490 613,280 525,350 87,0 0,70"><text:p/></draw:polygon></draw:g></draw:g><draw:line text:anchor-type="paragraph" draw:z-index="10" draw:name="Shape8" draw:style-name="gr52" draw:text-style-name="P10" svg:x1="2.9217in" svg:y1="0.828in" svg:x2="3.8382in" svg:y2="0.1091in"><text:p/></draw:line><draw:line text:anchor-type="paragraph" draw:z-index="11" draw:name="Shape9" draw:style-name="gr52" draw:text-style-name="P10" svg:x1="3.1299in" svg:y1="1.4638in" svg:x2="3.9008in" svg:y2="2.2965in"><text:p/></draw:line><draw:custom-shape text:anchor-type="paragraph" draw:z-index="12" draw:name="Shape10" draw:style-name="gr359" draw:text-style-name="P37" svg:width="1.4276in" svg:height="0.9331in" svg:x="3.7134in" svg:y="-0.4008in"><draw:glue-point draw:id="4" svg:x="0.1969in" svg:y="1.9685in"/><draw:glue-point draw:id="5" svg:x="0.3937in" svg:y="1.837in"/><draw:glue-point draw:id="6" svg:x="0.5906in" svg:y="1.7059in"/><draw:glue-point draw:id="7" svg:x="0.689in" svg:y="1.4433in"/><draw:glue-point draw:id="8" svg:x="0.8858in" svg:y="1.4433in"/><draw:glue-point draw:id="9" svg:x="1.0827in" svg:y="1.4433in"/><draw:glue-point draw:id="10" svg:x="1.2795in" svg:y="1.3122in"/><draw:glue-point draw:id="11" svg:x="1.378in" svg:y="1.1811in"/><draw:glue-point draw:id="12" svg:x="1.4764in" svg:y="0.7874in"/><draw:glue-point draw:id="13" svg:x="1.6732in" svg:y="0.6559in"/><draw:glue-point draw:id="14" svg:x="1.8701in" svg:y="0.3937in"/><draw:glue-point draw:id="15" svg:x="1.9685in" svg:y="-0.3937in"/><draw:glue-point draw:id="16" svg:x="1.8701in" svg:y="-0.6559in"/><draw:glue-point draw:id="17" svg:x="1.8701in" svg:y="-1.0496in"/><draw:glue-point draw:id="18" svg:x="1.7717in" svg:y="-1.3122in"/><draw:glue-point draw:id="19" svg:x="1.5748in" svg:y="-1.4433in"/><draw:glue-point draw:id="20" svg:x="1.378in" svg:y="-1.837in"/><draw:glue-point draw:id="21" svg:x="1.1811in" svg:y="-1.9685in"/><draw:glue-point draw:id="22" svg:x="0.9843in" svg:y="-1.9685in"/><draw:glue-point draw:id="23" svg:x="0.689in" svg:y="-1.837in"/><draw:glue-point draw:id="24" svg:x="0.5906in" svg:y="-1.9685in"/><draw:glue-point draw:id="25" svg:x="0.3937in" svg:y="-1.9685in"/><draw:glue-point draw:id="26" svg:x="0.1969in" svg:y="-1.837in"/><draw:glue-point draw:id="27" svg:x="0.0984in" svg:y="-1.7059in"/><draw:glue-point draw:id="28" svg:x="-0.0984in" svg:y="-1.837in"/><draw:glue-point draw:id="29" svg:x="-0.2953in" svg:y="-1.837in"/><draw:glue-point draw:id="30" svg:x="-0.5906in" svg:y="-1.7059in"/><draw:glue-point draw:id="31" svg:x="-0.7874in" svg:y="-1.5748in"/><draw:glue-point draw:id="32" svg:x="-0.9843in" svg:y="-1.7059in"/><draw:glue-point draw:id="33" svg:x="-1.1811in" svg:y="-1.5748in"/><draw:glue-point draw:id="34" svg:x="-1.378in" svg:y="-1.4433in"/><draw:glue-point draw:id="35" svg:x="-1.5748in" svg:y="-1.1811in"/><draw:glue-point draw:id="36" svg:x="-1.6732in" svg:y="-0.7874in"/><draw:glue-point draw:id="37" svg:x="-1.7717in" svg:y="-0.6559in"/><draw:glue-point draw:id="38" svg:x="-1.8701in" svg:y="-0.5248in"/><draw:glue-point draw:id="39" svg:x="-1.9685in" svg:y="-0.2622in"/><draw:glue-point draw:id="40" svg:x="-1.8701in" svg:y="0.2622in"/><draw:glue-point draw:id="41" svg:x="-1.8701in" svg:y="0.6559in"/><draw:glue-point draw:id="42" svg:x="-1.7717in" svg:y="1.0496in"/><draw:glue-point draw:id="43" svg:x="-1.5748in" svg:y="1.1811in"/><draw:glue-point draw:id="44" svg:x="-1.378in" svg:y="1.3122in"/><draw:glue-point draw:id="45" svg:x="-1.2795in" svg:y="1.5748in"/><draw:glue-point draw:id="46" svg:x="-1.0827in" svg:y="1.7059in"/><draw:glue-point draw:id="47" svg:x="-0.7874in" svg:y="1.7059in"/><draw:glue-point draw:id="48" svg:x="-0.5906in" svg:y="1.7059in"/><draw:glue-point draw:id="49" svg:x="-0.3937in" svg:y="1.7059in"/><draw:glue-point draw:id="50" svg:x="-0.1969in" svg:y="1.9685in"/><text:p text:style-name="P36"><text:span text:style-name="T3"><text:tab/></text:span><text:span text:style-name="T3">VLAN 1</text:span></text:p><text:p text:style-name="P36"><text:span text:style-name="T3">172.168.1.0/24</text:span></text:p><text:p text:style-name="P36"><text:span text:style-name="T3">10.0.0.1-10</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13" draw:name="Shape11" draw:style-name="gr358" draw:text-style-name="P37" svg:width="1.1669in" svg:height="0.9331in" svg:x="3.6299in" svg:y="1.8283in"><draw:glue-point draw:id="4" svg:x="0.1969in" svg:y="1.9685in"/><draw:glue-point draw:id="5" svg:x="0.3937in" svg:y="1.837in"/><draw:glue-point draw:id="6" svg:x="0.5906in" svg:y="1.7059in"/><draw:glue-point draw:id="7" svg:x="0.689in" svg:y="1.4433in"/><draw:glue-point draw:id="8" svg:x="0.8858in" svg:y="1.4433in"/><draw:glue-point draw:id="9" svg:x="1.0827in" svg:y="1.4433in"/><draw:glue-point draw:id="10" svg:x="1.2795in" svg:y="1.3122in"/><draw:glue-point draw:id="11" svg:x="1.378in" svg:y="1.1811in"/><draw:glue-point draw:id="12" svg:x="1.4764in" svg:y="0.7874in"/><draw:glue-point draw:id="13" svg:x="1.6732in" svg:y="0.6559in"/><draw:glue-point draw:id="14" svg:x="1.8701in" svg:y="0.3937in"/><draw:glue-point draw:id="15" svg:x="1.9685in" svg:y="-0.3937in"/><draw:glue-point draw:id="16" svg:x="1.8701in" svg:y="-0.6559in"/><draw:glue-point draw:id="17" svg:x="1.8701in" svg:y="-1.0496in"/><draw:glue-point draw:id="18" svg:x="1.7717in" svg:y="-1.3122in"/><draw:glue-point draw:id="19" svg:x="1.5748in" svg:y="-1.4433in"/><draw:glue-point draw:id="20" svg:x="1.378in" svg:y="-1.837in"/><draw:glue-point draw:id="21" svg:x="1.1811in" svg:y="-1.9685in"/><draw:glue-point draw:id="22" svg:x="0.9843in" svg:y="-1.9685in"/><draw:glue-point draw:id="23" svg:x="0.689in" svg:y="-1.837in"/><draw:glue-point draw:id="24" svg:x="0.5906in" svg:y="-1.9685in"/><draw:glue-point draw:id="25" svg:x="0.3937in" svg:y="-1.9685in"/><draw:glue-point draw:id="26" svg:x="0.1969in" svg:y="-1.837in"/><draw:glue-point draw:id="27" svg:x="0.0984in" svg:y="-1.7059in"/><draw:glue-point draw:id="28" svg:x="-0.0984in" svg:y="-1.837in"/><draw:glue-point draw:id="29" svg:x="-0.2953in" svg:y="-1.837in"/><draw:glue-point draw:id="30" svg:x="-0.5906in" svg:y="-1.7059in"/><draw:glue-point draw:id="31" svg:x="-0.7874in" svg:y="-1.5748in"/><draw:glue-point draw:id="32" svg:x="-0.9843in" svg:y="-1.7059in"/><draw:glue-point draw:id="33" svg:x="-1.1811in" svg:y="-1.5748in"/><draw:glue-point draw:id="34" svg:x="-1.378in" svg:y="-1.4433in"/><draw:glue-point draw:id="35" svg:x="-1.5748in" svg:y="-1.1811in"/><draw:glue-point draw:id="36" svg:x="-1.6732in" svg:y="-0.7874in"/><draw:glue-point draw:id="37" svg:x="-1.7717in" svg:y="-0.6559in"/><draw:glue-point draw:id="38" svg:x="-1.8701in" svg:y="-0.5248in"/><draw:glue-point draw:id="39" svg:x="-1.9685in" svg:y="-0.2622in"/><draw:glue-point draw:id="40" svg:x="-1.8701in" svg:y="0.2622in"/><draw:glue-point draw:id="41" svg:x="-1.8701in" svg:y="0.6559in"/><draw:glue-point draw:id="42" svg:x="-1.7717in" svg:y="1.0496in"/><draw:glue-point draw:id="43" svg:x="-1.5748in" svg:y="1.1811in"/><draw:glue-point draw:id="44" svg:x="-1.378in" svg:y="1.3122in"/><draw:glue-point draw:id="45" svg:x="-1.2795in" svg:y="1.5748in"/><draw:glue-point draw:id="46" svg:x="-1.0827in" svg:y="1.7059in"/><draw:glue-point draw:id="47" svg:x="-0.7874in" svg:y="1.7059in"/><draw:glue-point draw:id="48" svg:x="-0.5906in" svg:y="1.7059in"/><draw:glue-point draw:id="49" svg:x="-0.3937in" svg:y="1.7059in"/><draw:glue-point draw:id="50" svg:x="-0.1969in" svg:y="1.9685in"/><text:p text:style-name="P36"><text:span text:style-name="T3">VLAN 2</text:span></text:p><text:p text:style-name="P36"><text:span text:style-name="T3">192.168.1.0/26</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text:anchor-type="paragraph" draw:z-index="14" draw:name="Shape12" draw:style-name="gr52" draw:text-style-name="P10" svg:x1="4.8799in" svg:y1="0.3382in" svg:x2="5.5051in" svg:y2="1.1508in"><text:p/></draw:line><draw:g text:anchor-type="paragraph" draw:z-index="15" draw:name="Shape13" draw:style-name="gr1"><draw:path draw:style-name="gr292" draw:text-style-name="P1" svg:width="0.4362in" svg:height="0.2673in" svg:x="5.9012in" svg:y="1.7587in" svg:viewBox="0 0 1109 680" svg:d="M0 680c67 0 933-376 1058-466 86-49 62-215-58-214-4-1-1000 680-1000 680z"><text:p/></draw:path><draw:g draw:style-name="gr3"><draw:glue-point draw:id="4" svg:x="-0.2185in" svg:y="-1.9685in"/><draw:glue-point draw:id="5" svg:x="0.7106in" svg:y="-1.2079in"/><draw:glue-point draw:id="6" svg:x="1.6949in" svg:y="-0.4024in"/><draw:glue-point draw:id="7" svg:x="1.6949in" svg:y="0.0894in"/><draw:glue-point draw:id="8" svg:x="1.6949in" svg:y="0.4921in"/><draw:glue-point draw:id="9" svg:x="1.0933in" svg:y="0.9843in"/><draw:glue-point draw:id="10" svg:x="0.1638in" svg:y="1.9236in"/><draw:glue-point draw:id="11" svg:x="-1.0386in" svg:y="0.9394in"/><draw:glue-point draw:id="12" svg:x="-1.9685in" svg:y="0.1787in"/><draw:glue-point draw:id="13" svg:x="-1.9685in" svg:y="-0.2681in"/><draw:glue-point draw:id="14" svg:x="-1.9685in" svg:y="-0.7157in"/><draw:glue-point draw:id="15" svg:x="-0.9843in" svg:y="-1.3421in"/><draw:g draw:style-name="gr3"><draw:polygon draw:style-name="gr293" draw:text-style-name="P29" svg:width="0.3917in" svg:height="1.6917in" svg:x="5.9008in" svg:y="0.3339in" svg:viewBox="0 0 996 4298" draw:points="0,4298 0,573 996,0 996,3725"><text:p/></draw:polygon><draw:polygon draw:style-name="gr294" draw:text-style-name="P18" svg:width="0.7835in" svg:height="0.4508in" svg:x="5.5091in" svg:y="0.1083in" svg:viewBox="0 0 1991 1146" draw:points="996,1146 0,573 996,0 1991,573"><text:p/></draw:polygon><draw:polygon draw:style-name="gr295" draw:text-style-name="P20" svg:width="0.3917in" svg:height="1.6917in" svg:x="5.5091in" svg:y="0.3339in" svg:viewBox="0 0 996 4298" draw:points="0,3725 0,0 996,573 996,4298"><text:p/></draw:polygon><draw:polygon draw:style-name="gr296" draw:text-style-name="P21" svg:width="0.024in" svg:height="1.4382in" svg:x="5.8768in" svg:y="0.5594in" svg:viewBox="0 0 62 3654" draw:points="0,3654 0,36 62,0 62,3618"><text:p/></draw:polygon><draw:polygon draw:style-name="gr297" draw:text-style-name="P20" svg:width="0.3917in" svg:height="1.6496in" svg:x="5.4846in" svg:y="0.348in" svg:viewBox="0 0 996 4191" draw:points="0,3618 0,0 996,573 996,4191"><text:p/></draw:polygon><draw:polygon draw:style-name="gr298" draw:text-style-name="P20" svg:width="0.4161in" svg:height="0.2394in" svg:x="5.4846in" svg:y="0.3339in" svg:viewBox="0 0 1058 609" draw:points="0,36 62,0 1058,573 996,609"><text:p/></draw:polygon><draw:line draw:style-name="gr299" draw:text-style-name="P7" svg:x1="5.8272in" svg:y1="1.9697in" svg:x2="5.8272in" svg:y2="0.5453in"><text:p/></draw:line><draw:line draw:style-name="gr300" draw:text-style-name="P7" svg:x1="5.5331in" svg:y1="1.8008in" svg:x2="5.5331in" svg:y2="0.3764in"><text:p/></draw:line><draw:line draw:style-name="gr301" draw:text-style-name="P7" svg:x1="5.5457in" svg:y1="0.3902in" svg:x2="5.5457in" svg:y2="1.8004in"><text:p/></draw:line><draw:line draw:style-name="gr302" draw:text-style-name="P7" svg:x1="5.5583in" svg:y1="0.3972in" svg:x2="5.5583in" svg:y2="1.8075in"><text:p/></draw:line><draw:line draw:style-name="gr303" draw:text-style-name="P7" svg:x1="5.5705in" svg:y1="0.4039in" svg:x2="5.5705in" svg:y2="1.8142in"><text:p/></draw:line><draw:line draw:style-name="gr304" draw:text-style-name="P7" svg:x1="5.5827in" svg:y1="0.4114in" svg:x2="5.5827in" svg:y2="1.8217in"><text:p/></draw:line><draw:line draw:style-name="gr305" draw:text-style-name="P7" svg:x1="5.5945in" svg:y1="0.4181in" svg:x2="5.5945in" svg:y2="1.8283in"><text:p/></draw:line><draw:line draw:style-name="gr306" draw:text-style-name="P7" svg:x1="5.6067in" svg:y1="0.4256in" svg:x2="5.6067in" svg:y2="1.8358in"><text:p/></draw:line><draw:line draw:style-name="gr307" draw:text-style-name="P7" svg:x1="5.6193in" svg:y1="0.4327in" svg:x2="5.6193in" svg:y2="1.8429in"><text:p/></draw:line><draw:line draw:style-name="gr308" draw:text-style-name="P7" svg:x1="5.6315in" svg:y1="0.4394in" svg:x2="5.6315in" svg:y2="1.8496in"><text:p/></draw:line><draw:line draw:style-name="gr309" draw:text-style-name="P7" svg:x1="5.6437in" svg:y1="0.4469in" svg:x2="5.6437in" svg:y2="1.8571in"><text:p/></draw:line><draw:line draw:style-name="gr310" draw:text-style-name="P7" svg:x1="5.6563in" svg:y1="0.4539in" svg:x2="5.6563in" svg:y2="1.8642in"><text:p/></draw:line><draw:line draw:style-name="gr311" draw:text-style-name="P7" svg:x1="5.6681in" svg:y1="0.461in" svg:x2="5.6681in" svg:y2="1.8713in"><text:p/></draw:line><draw:line draw:style-name="gr312" draw:text-style-name="P7" svg:x1="5.6803in" svg:y1="0.4677in" svg:x2="5.6803in" svg:y2="1.878in"><text:p/></draw:line><draw:line draw:style-name="gr313" draw:text-style-name="P7" svg:x1="5.6929in" svg:y1="0.4744in" svg:x2="5.6929in" svg:y2="1.8846in"><text:p/></draw:line><draw:line draw:style-name="gr314" draw:text-style-name="P7" svg:x1="5.7051in" svg:y1="0.4819in" svg:x2="5.7051in" svg:y2="1.8921in"><text:p/></draw:line><draw:line draw:style-name="gr315" draw:text-style-name="P7" svg:x1="5.7173in" svg:y1="0.489in" svg:x2="5.7173in" svg:y2="1.8992in"><text:p/></draw:line><draw:line draw:style-name="gr316" draw:text-style-name="P7" svg:x1="5.7295in" svg:y1="0.4961in" svg:x2="5.7295in" svg:y2="1.9063in"><text:p/></draw:line><draw:line draw:style-name="gr317" draw:text-style-name="P7" svg:x1="5.7417in" svg:y1="0.5031in" svg:x2="5.7417in" svg:y2="1.9134in"><text:p/></draw:line><draw:line draw:style-name="gr318" draw:text-style-name="P7" svg:x1="5.7539in" svg:y1="0.5102in" svg:x2="5.7539in" svg:y2="1.9205in"><text:p/></draw:line><draw:line draw:style-name="gr319" draw:text-style-name="P7" svg:x1="5.7665in" svg:y1="0.5173in" svg:x2="5.7665in" svg:y2="1.9276in"><text:p/></draw:line><draw:line draw:style-name="gr320" draw:text-style-name="P7" svg:x1="5.7787in" svg:y1="0.5244in" svg:x2="5.7787in" svg:y2="1.9346in"><text:p/></draw:line><draw:line draw:style-name="gr321" draw:text-style-name="P7" svg:x1="5.7909in" svg:y1="0.5315in" svg:x2="5.7909in" svg:y2="1.9417in"><text:p/></draw:line><draw:line draw:style-name="gr322" draw:text-style-name="P7" svg:x1="5.8031in" svg:y1="0.5386in" svg:x2="5.8031in" svg:y2="1.9488in"><text:p/></draw:line><draw:line draw:style-name="gr323" draw:text-style-name="P7" svg:x1="5.8154in" svg:y1="0.5453in" svg:x2="5.8154in" svg:y2="1.9555in"><text:p/></draw:line><draw:g draw:style-name="gr3"><draw:line draw:style-name="gr324" draw:text-style-name="P7" svg:x1="5.6437in" svg:y1="0.3126in" svg:x2="5.7417in" svg:y2="0.3689in"><text:p/></draw:line><draw:line draw:style-name="gr325" draw:text-style-name="P7" svg:x1="5.6315in" svg:y1="0.3197in" svg:x2="5.7295in" svg:y2="0.376in"><text:p/></draw:line><draw:line draw:style-name="gr326" draw:text-style-name="P7" svg:x1="5.6193in" svg:y1="0.3268in" svg:x2="5.7173in" svg:y2="0.3831in"><text:p/></draw:line><draw:polygon draw:style-name="gr327" draw:text-style-name="P35" svg:width="0.1957in" svg:height="0.1126in" svg:x="5.6067in" svg:y="0.2772in" svg:viewBox="0 0 498 287" draw:points="249,0 498,143 249,287 0,143"><text:p/></draw:polygon><draw:line draw:style-name="gr328" draw:text-style-name="P7" svg:x1="5.6929in" svg:y1="0.2846in" svg:x2="5.7909in" svg:y2="0.3409in"><text:p/></draw:line><draw:line draw:style-name="gr329" draw:text-style-name="P7" svg:x1="5.6803in" svg:y1="0.2917in" svg:x2="5.7783in" svg:y2="0.348in"><text:p/></draw:line><draw:line draw:style-name="gr330" draw:text-style-name="P7" svg:x1="5.6681in" svg:y1="0.2988in" svg:x2="5.7661in" svg:y2="0.3551in"><text:p/></draw:line><draw:line draw:style-name="gr331" draw:text-style-name="P7" svg:x1="5.6563in" svg:y1="0.3059in" svg:x2="5.7543in" svg:y2="0.3622in"><text:p/></draw:line></draw:g><draw:g draw:style-name="gr3"><draw:polygon draw:style-name="gr332" draw:text-style-name="P35" svg:width="0.1957in" svg:height="0.1126in" svg:x="5.8031in" svg:y="0.1646in" svg:viewBox="0 0 498 287" draw:points="249,0 498,143 249,287 0,143"><text:p/></draw:polygon><draw:line draw:style-name="gr333" draw:text-style-name="P7" svg:x1="5.8394in" svg:y1="0.2in" svg:x2="5.9374in" svg:y2="0.2563in"><text:p/></draw:line><draw:line draw:style-name="gr334" draw:text-style-name="P7" svg:x1="5.8272in" svg:y1="0.2067in" svg:x2="5.9252in" svg:y2="0.263in"><text:p/></draw:line><draw:line draw:style-name="gr335" draw:text-style-name="P7" svg:x1="5.8154in" svg:y1="0.2142in" svg:x2="5.9134in" svg:y2="0.2705in"><text:p/></draw:line><draw:line draw:style-name="gr336" draw:text-style-name="P7" svg:x1="5.889in" svg:y1="0.1717in" svg:x2="5.987in" svg:y2="0.228in"><text:p/></draw:line><draw:line draw:style-name="gr337" draw:text-style-name="P7" svg:x1="5.8764in" svg:y1="0.1787in" svg:x2="5.9744in" svg:y2="0.235in"><text:p/></draw:line><draw:line draw:style-name="gr338" draw:text-style-name="P7" svg:x1="5.8646in" svg:y1="0.1858in" svg:x2="5.9626in" svg:y2="0.2421in"><text:p/></draw:line><draw:line draw:style-name="gr339" draw:text-style-name="P7" svg:x1="5.8524in" svg:y1="0.1929in" svg:x2="5.9504in" svg:y2="0.2492in"><text:p/></draw:line></draw:g><draw:g draw:style-name="gr3"><draw:polygon draw:style-name="gr340" draw:text-style-name="P35" svg:width="0.1957in" svg:height="0.1126in" svg:x="5.8031in" svg:y="0.3902in" svg:viewBox="0 0 498 287" draw:points="249,0 498,143 249,287 0,143"><text:p/></draw:polygon><draw:line draw:style-name="gr341" draw:text-style-name="P7" svg:x1="5.8394in" svg:y1="0.4256in" svg:x2="5.9374in" svg:y2="0.4819in"><text:p/></draw:line><draw:line draw:style-name="gr342" draw:text-style-name="P7" svg:x1="5.8272in" svg:y1="0.4327in" svg:x2="5.9252in" svg:y2="0.489in"><text:p/></draw:line><draw:line draw:style-name="gr343" draw:text-style-name="P7" svg:x1="5.8154in" svg:y1="0.4394in" svg:x2="5.9134in" svg:y2="0.4957in"><text:p/></draw:line><draw:line draw:style-name="gr344" draw:text-style-name="P7" svg:x1="5.889in" svg:y1="0.3972in" svg:x2="5.987in" svg:y2="0.4535in"><text:p/></draw:line><draw:line draw:style-name="gr345" draw:text-style-name="P7" svg:x1="5.8764in" svg:y1="0.4039in" svg:x2="5.9744in" svg:y2="0.4602in"><text:p/></draw:line><draw:line draw:style-name="gr346" draw:text-style-name="P7" svg:x1="5.8646in" svg:y1="0.4114in" svg:x2="5.9626in" svg:y2="0.4677in"><text:p/></draw:line><draw:line draw:style-name="gr347" draw:text-style-name="P7" svg:x1="5.8524in" svg:y1="0.4181in" svg:x2="5.9504in" svg:y2="0.4744in"><text:p/></draw:line></draw:g><draw:g draw:style-name="gr3"><draw:polygon draw:style-name="gr348" draw:text-style-name="P35" svg:width="0.1957in" svg:height="0.1126in" svg:x="5.9992in" svg:y="0.2772in" svg:viewBox="0 0 498 287" draw:points="249,0 498,143 249,287 0,143"><text:p/></draw:polygon><draw:line draw:style-name="gr349" draw:text-style-name="P7" svg:x1="6.0358in" svg:y1="0.3126in" svg:x2="6.1339in" svg:y2="0.3689in"><text:p/></draw:line><draw:line draw:style-name="gr350" draw:text-style-name="P7" svg:x1="6.0236in" svg:y1="0.3197in" svg:x2="6.1217in" svg:y2="0.376in"><text:p/></draw:line><draw:line draw:style-name="gr351" draw:text-style-name="P7" svg:x1="6.0114in" svg:y1="0.3268in" svg:x2="6.1094in" svg:y2="0.3831in"><text:p/></draw:line><draw:line draw:style-name="gr352" draw:text-style-name="P7" svg:x1="6.085in" svg:y1="0.2846in" svg:x2="6.1831in" svg:y2="0.3409in"><text:p/></draw:line><draw:line draw:style-name="gr353" draw:text-style-name="P7" svg:x1="6.0724in" svg:y1="0.2917in" svg:x2="6.1705in" svg:y2="0.348in"><text:p/></draw:line><draw:line draw:style-name="gr354" draw:text-style-name="P7" svg:x1="6.0606in" svg:y1="0.2988in" svg:x2="6.1587in" svg:y2="0.3551in"><text:p/></draw:line><draw:line draw:style-name="gr355" draw:text-style-name="P7" svg:x1="6.048in" svg:y1="0.3059in" svg:x2="6.1461in" svg:y2="0.3622in"><text:p/></draw:line></draw:g><draw:polygon draw:style-name="gr356" draw:text-style-name="P20" svg:width="0.024in" svg:height="0.0772in" svg:x="5.8394in" svg:y="1.0673in" svg:viewBox="0 0 62 197" draw:points="0,161 0,0 62,36 62,197"><text:p/></draw:polygon><draw:polygon draw:style-name="gr357" draw:text-style-name="P8" svg:width="0.8083in" svg:height="1.9177in" svg:x="5.4846in" svg:y="0.1083in" svg:viewBox="0 0 2054 4872" draw:points="62,4298 62,4263 0,4227 0,609 1058,0 2054,573 2054,4298 1058,4872"><text:p/></draw:polygon></draw:g></draw:g></draw:g><draw:line text:anchor-type="paragraph" draw:z-index="16" draw:name="Shape14" draw:style-name="gr52" draw:text-style-name="P10" svg:x1="6.2929in" svg:y1="0.6508in" svg:x2="7.0776in" svg:y2="0.6091in"><text:p/></draw:line><draw:g text:anchor-type="paragraph" draw:z-index="17" draw:name="Shape15" draw:style-name="gr1"><draw:g draw:style-name="gr3"><draw:glue-point draw:id="4" svg:x="-0.2185in" svg:y="-1.9685in"/><draw:glue-point draw:id="5" svg:x="0.7106in" svg:y="-1.2079in"/><draw:glue-point draw:id="6" svg:x="1.6949in" svg:y="-0.4024in"/><draw:glue-point draw:id="7" svg:x="1.6949in" svg:y="0.0894in"/><draw:glue-point draw:id="8" svg:x="1.6949in" svg:y="0.4921in"/><draw:glue-point draw:id="9" svg:x="1.0933in" svg:y="0.9843in"/><draw:glue-point draw:id="10" svg:x="0.1638in" svg:y="1.9236in"/><draw:glue-point draw:id="11" svg:x="-1.0386in" svg:y="0.9394in"/><draw:glue-point draw:id="12" svg:x="-1.9685in" svg:y="0.1787in"/><draw:glue-point draw:id="13" svg:x="-1.9685in" svg:y="-0.2681in"/><draw:glue-point draw:id="14" svg:x="-1.9685in" svg:y="-0.7157in"/><draw:glue-point draw:id="15" svg:x="-0.9843in" svg:y="-1.3421in"/><draw:path draw:style-name="gr269" draw:text-style-name="P1" svg:width="0.8642in" svg:height="0.5957in" svg:x="7.7858in" svg:y="0.9449in" svg:viewBox="0 0 2196 1514" svg:d="M2 1514c182 0 2194-941 2194-1228 0-286-282-286-465-286 0 122-1796 613-1729 1514z"><text:p/></draw:path><draw:g draw:style-name="gr3"><draw:polygon draw:style-name="gr270" draw:text-style-name="P4" svg:width="0.9161in" svg:height="0.8854in" svg:x="6.8177in" svg:y="0.6232in" svg:viewBox="0 0 2328 2250" draw:points="0,818 0,0 2328,1432 2328,2250"><text:p/></draw:polygon><draw:polygon draw:style-name="gr271" draw:text-style-name="P15" svg:width="0.785in" svg:height="0.8047in" svg:x="7.7343in" svg:y="0.7035in" svg:viewBox="0 0 1995 2045" draw:points="0,2045 0,1227 1995,0 1995,818"><text:p/></draw:polygon><draw:polygon draw:style-name="gr272" draw:text-style-name="P25" svg:width="1.7016in" svg:height="1.0465in" svg:x="6.8177in" svg:y="0.1402in" svg:viewBox="0 0 4323 2659" draw:points="2328,2659 0,1227 1995,0 4323,1432"><text:p text:style-name="P23"><text:span text:style-name="T2">FILE SERVER HOST</text:span></text:p><text:p text:style-name="P23"><text:span text:style-name="T2">172.30.11.24</text:span></text:p></draw:polygon><draw:line draw:style-name="gr273" draw:text-style-name="P7" svg:x1="7.1319in" svg:y1="0.8811in" svg:x2="7.1319in" svg:y2="1.0744in"><text:p/></draw:line><draw:line draw:style-name="gr274" draw:text-style-name="P7" svg:x1="7.7079in" svg:y1="1.2937in" svg:x2="7.289in" svg:y2="1.0358in"><text:p/></draw:line><draw:line draw:style-name="gr275" draw:text-style-name="P7" svg:x1="7.287in" svg:y1="0.9772in" svg:x2="7.287in" svg:y2="1.0417in"><text:p/></draw:line><draw:line draw:style-name="gr276" draw:text-style-name="P7" svg:x1="7.7055in" svg:y1="1.2354in" svg:x2="7.7055in" svg:y2="1.3in"><text:p/></draw:line><draw:line draw:style-name="gr277" draw:text-style-name="P7" svg:x1="7.7059in" svg:y1="1.235in" svg:x2="7.287in" svg:y2="0.9772in"><text:p/></draw:line><draw:polygon draw:style-name="gr278" draw:text-style-name="P16" svg:width="0.052in" svg:height="0.0965in" svg:x="7.1846in" svg:y="0.9126in" svg:viewBox="0 0 133 246" draw:points="0,164 0,0 133,82 133,246"><text:p/></draw:polygon><draw:line draw:style-name="gr279" draw:text-style-name="P7" svg:x1="7.0795in" svg:y1="0.8488in" svg:x2="7.0795in" svg:y2="1.0421in"><text:p/></draw:line><draw:line draw:style-name="gr280" draw:text-style-name="P7" svg:x1="7.0272in" svg:y1="0.8165in" svg:x2="7.0272in" svg:y2="1.0098in"><text:p/></draw:line><draw:line draw:style-name="gr281" draw:text-style-name="P7" svg:x1="6.9748in" svg:y1="0.7843in" svg:x2="6.9748in" svg:y2="0.9776in"><text:p/></draw:line><draw:line draw:style-name="gr282" draw:text-style-name="P7" svg:x1="6.9228in" svg:y1="0.752in" svg:x2="6.9228in" svg:y2="0.9453in"><text:p/></draw:line><draw:line draw:style-name="gr283" draw:text-style-name="P7" svg:x1="6.8701in" svg:y1="0.7197in" svg:x2="6.8701in" svg:y2="0.913in"><text:p/></draw:line><draw:polygon draw:style-name="gr284" draw:text-style-name="P4" svg:width="0.052in" svg:height="0.3539in" svg:x="6.7654in" svg:y="0.5909in" svg:viewBox="0 0 133 900" draw:points="0,818 0,0 133,82 133,900"><text:p/></draw:polygon><draw:polygon draw:style-name="gr285" draw:text-style-name="P4" svg:width="0.052in" svg:height="0.3539in" svg:x="7.7343in" svg:y="1.187in" svg:viewBox="0 0 133 900" draw:points="0,818 0,0 133,82 133,900"><text:p/></draw:polygon><draw:polygon draw:style-name="gr286" draw:text-style-name="P8" svg:width="1.7539in" svg:height="1.4008in" svg:x="6.7654in" svg:y="0.1402in" svg:viewBox="0 0 4456 3559" draw:points="0,1963 0,1145 133,1227 2128,0 4456,1432 4456,2250 2594,3395 2594,3559"><text:p/></draw:polygon></draw:g></draw:g><draw:g draw:style-name="gr3"><draw:polygon draw:style-name="gr287" draw:text-style-name="P33" svg:width="0.2768in" svg:height="0.3835in" svg:x="8.0433in" svg:y="1.1579in" svg:viewBox="0 0 704 975" draw:points="0,541 0,0 484,298 528,217 704,325 704,975"><text:p/></draw:polygon><draw:polygon draw:style-name="gr288" draw:text-style-name="P34" svg:width="0.3114in" svg:height="0.3618in" svg:x="8.0083in" svg:y="1.1791in" svg:viewBox="0 0 792 920" draw:points="88,487 0,0 704,433 792,920"><text:p/></draw:polygon><draw:polygon draw:style-name="gr289" draw:text-style-name="P34" svg:width="0.3461in" svg:height="0.3299in" svg:x="7.9736in" svg:y="1.211in" svg:viewBox="0 0 880 839" draw:points="176,406 0,0 704,433 880,839"><text:p/></draw:polygon><draw:polygon draw:style-name="gr290" draw:text-style-name="P33" svg:width="0.3634in" svg:height="0.2874in" svg:x="7.9559in" svg:y="1.2535in" svg:viewBox="0 0 924 731" draw:points="220,298 0,0 660,379 924,731"><text:p/></draw:polygon><draw:polygon draw:style-name="gr291" draw:text-style-name="P8" svg:width="0.3634in" svg:height="0.3835in" svg:x="7.9559in" svg:y="1.1579in" svg:viewBox="0 0 924 975" draw:points="220,108 220,0 704,298 748,217 924,325 924,975 220,541 0,243 123,312 44,136 157,206 132,54"><text:p/></draw:polygon></draw:g></draw:g><draw:line text:anchor-type="paragraph" draw:z-index="18" draw:name="Shape16" draw:style-name="gr52" draw:text-style-name="P10" svg:x1="6.0465in" svg:y1="1.8693in" svg:x2="7.2965in" svg:y2="2.3276in"><text:p/></draw:line><draw:g text:anchor-type="paragraph" draw:z-index="19" draw:name="Shape17" draw:style-name="gr1"><draw:g draw:style-name="gr3"><draw:glue-point draw:id="4" svg:x="-0.2185in" svg:y="-1.9685in"/><draw:glue-point draw:id="5" svg:x="0.7106in" svg:y="-1.2079in"/><draw:glue-point draw:id="6" svg:x="1.6949in" svg:y="-0.4024in"/><draw:glue-point draw:id="7" svg:x="1.6949in" svg:y="0.0894in"/><draw:glue-point draw:id="8" svg:x="1.6949in" svg:y="0.4921in"/><draw:glue-point draw:id="9" svg:x="1.0933in" svg:y="0.9843in"/><draw:glue-point draw:id="10" svg:x="0.1638in" svg:y="1.9236in"/><draw:glue-point draw:id="11" svg:x="-1.0386in" svg:y="0.9394in"/><draw:glue-point draw:id="12" svg:x="-1.9685in" svg:y="0.1787in"/><draw:glue-point draw:id="13" svg:x="-1.9685in" svg:y="-0.2681in"/><draw:glue-point draw:id="14" svg:x="-1.9685in" svg:y="-0.7157in"/><draw:glue-point draw:id="15" svg:x="-0.9843in" svg:y="-1.3421in"/><draw:path draw:style-name="gr249" draw:text-style-name="P1" svg:width="1.0461in" svg:height="0.5839in" svg:x="8.3961in" svg:y="2.5035in" svg:viewBox="0 0 2658 1484" svg:d="M2 1484c221 0 2656-922 2656-1203s-343-281-564-281c0 120-2172 602-2092 1484z"><text:p/></draw:path><draw:g draw:style-name="gr3"><draw:polygon draw:style-name="gr250" draw:text-style-name="P20" svg:width="1.1083in" svg:height="0.8681in" svg:x="7.2244in" svg:y="2.1874in" svg:viewBox="0 0 2816 2206" draw:points="0,803 0,0 2816,1404 2816,2206"><text:p/></draw:polygon><draw:polygon draw:style-name="gr251" draw:text-style-name="P29" svg:width="0.95in" svg:height="0.7894in" svg:x="8.3331in" svg:y="2.2665in" svg:viewBox="0 0 2414 2006" draw:points="0,2006 0,1203 2414,0 2414,803"><text:p/></draw:polygon><draw:polygon draw:style-name="gr252" draw:text-style-name="P30" svg:width="2.0591in" svg:height="1.026in" svg:x="7.2244in" svg:y="1.7138in" svg:viewBox="0 0 5231 2607" draw:points="2816,2607 0,1203 2414,0 5231,1404"><text:p text:style-name="P23"><text:span text:style-name="T2">Database SERVER</text:span></text:p><text:p text:style-name="P23"><text:span text:style-name="T2">172.30.11.25</text:span></text:p></draw:polygon><draw:line draw:style-name="gr253" draw:text-style-name="P7" svg:x1="7.6051in" svg:y1="2.4406in" svg:x2="7.6051in" svg:y2="2.6303in"><text:p/></draw:line><draw:line draw:style-name="gr254" draw:text-style-name="P7" svg:x1="8.302in" svg:y1="2.8445in" svg:x2="7.7949in" svg:y2="2.5917in"><text:p/></draw:line><draw:line draw:style-name="gr255" draw:text-style-name="P7" svg:x1="7.7917in" svg:y1="2.535in" svg:x2="7.7917in" svg:y2="2.5984in"><text:p/></draw:line><draw:line draw:style-name="gr256" draw:text-style-name="P7" svg:x1="8.2992in" svg:y1="2.7878in" svg:x2="8.2992in" svg:y2="2.8512in"><text:p/></draw:line><draw:line draw:style-name="gr257" draw:text-style-name="P7" svg:x1="8.2988in" svg:y1="2.7878in" svg:x2="7.7917in" svg:y2="2.535in"><text:p/></draw:line><draw:polygon draw:style-name="gr258" draw:text-style-name="P16" svg:width="0.063in" svg:height="0.0945in" svg:x="7.6685in" svg:y="2.472in" svg:viewBox="0 0 161 241" draw:points="0,161 0,0 161,80 161,241"><text:p/></draw:polygon><draw:line draw:style-name="gr259" draw:text-style-name="P7" svg:x1="7.5417in" svg:y1="2.4087in" svg:x2="7.5417in" svg:y2="2.5984in"><text:p/></draw:line><draw:line draw:style-name="gr260" draw:text-style-name="P7" svg:x1="7.4783in" svg:y1="2.3772in" svg:x2="7.4783in" svg:y2="2.5669in"><text:p/></draw:line><draw:line draw:style-name="gr261" draw:text-style-name="P7" svg:x1="7.415in" svg:y1="2.3457in" svg:x2="7.415in" svg:y2="2.5354in"><text:p/></draw:line><draw:line draw:style-name="gr262" draw:text-style-name="P7" svg:x1="7.3512in" svg:y1="2.3138in" svg:x2="7.3512in" svg:y2="2.5035in"><text:p/></draw:line><draw:line draw:style-name="gr263" draw:text-style-name="P7" svg:x1="7.2882in" svg:y1="2.2823in" svg:x2="7.2882in" svg:y2="2.472in"><text:p/></draw:line><draw:polygon draw:style-name="gr264" draw:text-style-name="P20" svg:width="0.063in" svg:height="0.3472in" svg:x="7.1614in" svg:y="2.1559in" svg:viewBox="0 0 161 883" draw:points="0,803 0,0 161,80 161,883"><text:p/></draw:polygon><draw:polygon draw:style-name="gr265" draw:text-style-name="P20" svg:width="0.063in" svg:height="0.3472in" svg:x="8.3331in" svg:y="2.7406in" svg:viewBox="0 0 161 883" draw:points="0,803 0,0 161,80 161,883"><text:p/></draw:polygon><draw:polygon draw:style-name="gr266" draw:text-style-name="P8" svg:width="2.1224in" svg:height="1.3736in" svg:x="7.1614in" svg:y="1.7138in" svg:viewBox="0 0 5392 3490" draw:points="0,1925 0,1123 161,1203 2575,0 5392,1404 5392,2206 3138,3330 3138,3490"><text:p/></draw:polygon></draw:g></draw:g><draw:g draw:style-name="gr3"><draw:custom-shape draw:style-name="gr267" draw:text-style-name="P31" svg:width="0.3087in" svg:height="0.3933in" svg:x="8.6819in" svg:y="2.6157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68" draw:text-style-name="P32" svg:width="0.3087in" svg:height="0.1252in" svg:x="8.6819in" svg:y="2.6157in"><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line text:anchor-type="paragraph" draw:z-index="20" draw:name="Shape18" draw:style-name="gr52" draw:text-style-name="P10" svg:x1="5.7417in" svg:y1="1.9201in" svg:x2="5.7551in" svg:y2="3.661in"><text:p/></draw:line><draw:g text:anchor-type="paragraph" draw:z-index="21" draw:name="Shape19" draw:style-name="gr1"><draw:g draw:style-name="gr3"><draw:glue-point draw:id="4" svg:x="-0.2185in" svg:y="-1.9685in"/><draw:glue-point draw:id="5" svg:x="0.7106in" svg:y="-1.2079in"/><draw:glue-point draw:id="6" svg:x="1.6949in" svg:y="-0.4024in"/><draw:glue-point draw:id="7" svg:x="1.6949in" svg:y="0.0894in"/><draw:glue-point draw:id="8" svg:x="1.6949in" svg:y="0.4921in"/><draw:glue-point draw:id="9" svg:x="1.0933in" svg:y="0.9843in"/><draw:glue-point draw:id="10" svg:x="0.1638in" svg:y="1.9236in"/><draw:glue-point draw:id="11" svg:x="-1.0386in" svg:y="0.9394in"/><draw:glue-point draw:id="12" svg:x="-1.9685in" svg:y="0.1787in"/><draw:glue-point draw:id="13" svg:x="-1.9685in" svg:y="-0.2681in"/><draw:glue-point draw:id="14" svg:x="-1.9685in" svg:y="-0.7157in"/><draw:glue-point draw:id="15" svg:x="-0.9843in" svg:y="-1.3421in"/><draw:path draw:style-name="gr216" draw:text-style-name="P1" svg:width="0.8406in" svg:height="0.6035in" svg:x="5.9854in" svg:y="3.3425in" svg:viewBox="0 0 2136 1534" svg:d="M2 1534c177 0 2134-953 2134-1244 0-290-275-290-453-290 0 124-1746 622-1681 1534z"><text:p/></draw:path><draw:g draw:style-name="gr3"><draw:polygon draw:style-name="gr217" draw:text-style-name="P4" svg:width="0.8906in" svg:height="0.8972in" svg:x="5.0441in" svg:y="3.0161in" svg:viewBox="0 0 2263 2280" draw:points="0,829 0,0 2263,1451 2263,2280"><text:p/></draw:polygon><draw:polygon draw:style-name="gr218" draw:text-style-name="P15" svg:width="0.7634in" svg:height="0.8157in" svg:x="5.935in" svg:y="3.0976in" svg:viewBox="0 0 1940 2073" draw:points="0,2073 0,1243 1940,0 1940,829"><text:p/></draw:polygon><draw:polygon draw:style-name="gr219" draw:text-style-name="P25" svg:width="1.6547in" svg:height="1.0602in" svg:x="5.0441in" svg:y="2.5264in" svg:viewBox="0 0 4204 2694" draw:points="2263,2694 0,1243 1940,0 4204,1451"><text:p text:style-name="P23"><text:span text:style-name="T2">WEB SERVER HOST</text:span></text:p><text:p text:style-name="P23"><text:span text:style-name="T2">10.0.0.10</text:span></text:p></draw:polygon><draw:line draw:style-name="gr220" draw:text-style-name="P7" svg:x1="5.3496in" svg:y1="3.2772in" svg:x2="5.3496in" svg:y2="3.4732in"><text:p/></draw:line><draw:line draw:style-name="gr221" draw:text-style-name="P7" svg:x1="5.9098in" svg:y1="3.6949in" svg:x2="5.5024in" svg:y2="3.4339in"><text:p/></draw:line><draw:line draw:style-name="gr222" draw:text-style-name="P7" svg:x1="5.5in" svg:y1="3.3748in" svg:x2="5.5in" svg:y2="3.4402in"><text:p/></draw:line><draw:line draw:style-name="gr223" draw:text-style-name="P7" svg:x1="5.9075in" svg:y1="3.6362in" svg:x2="5.9075in" svg:y2="3.7016in"><text:p/></draw:line><draw:line draw:style-name="gr224" draw:text-style-name="P7" svg:x1="5.9075in" svg:y1="3.6358in" svg:x2="5.5in" svg:y2="3.3748in"><text:p/></draw:line><draw:polygon draw:style-name="gr225" draw:text-style-name="P16" svg:width="0.0504in" svg:height="0.0976in" svg:x="5.4in" svg:y="3.3098in" svg:viewBox="0 0 129 249" draw:points="0,166 0,0 129,83 129,249"><text:p/></draw:polygon><draw:line draw:style-name="gr226" draw:text-style-name="P7" svg:x1="5.2984in" svg:y1="3.2445in" svg:x2="5.2984in" svg:y2="3.4406in"><text:p/></draw:line><draw:line draw:style-name="gr227" draw:text-style-name="P7" svg:x1="5.2472in" svg:y1="3.2118in" svg:x2="5.2472in" svg:y2="3.4079in"><text:p/></draw:line><draw:line draw:style-name="gr228" draw:text-style-name="P7" svg:x1="5.1969in" svg:y1="3.1791in" svg:x2="5.1969in" svg:y2="3.3752in"><text:p/></draw:line><draw:line draw:style-name="gr229" draw:text-style-name="P7" svg:x1="5.1457in" svg:y1="3.1465in" svg:x2="5.1457in" svg:y2="3.3425in"><text:p/></draw:line><draw:line draw:style-name="gr230" draw:text-style-name="P7" svg:x1="5.0945in" svg:y1="3.1142in" svg:x2="5.0945in" svg:y2="3.3102in"><text:p/></draw:line><draw:polygon draw:style-name="gr231" draw:text-style-name="P4" svg:width="0.0504in" svg:height="0.3587in" svg:x="4.9929in" svg:y="2.9835in" svg:viewBox="0 0 129 912" draw:points="0,829 0,0 129,83 129,912"><text:p/></draw:polygon><draw:polygon draw:style-name="gr232" draw:text-style-name="P4" svg:width="0.0504in" svg:height="0.3587in" svg:x="5.935in" svg:y="3.5874in" svg:viewBox="0 0 129 912" draw:points="0,829 0,0 129,83 129,912"><text:p/></draw:polygon><draw:polygon draw:style-name="gr233" draw:text-style-name="P8" svg:width="1.7055in" svg:height="1.4197in" svg:x="4.9929in" svg:y="2.5264in" svg:viewBox="0 0 4333 3607" draw:points="0,1990 0,1160 129,1243 2069,0 4333,1451 4333,2280 2522,3441 2522,3607"><text:p/></draw:polygon></draw:g></draw:g><draw:g draw:style-name="gr3"><draw:custom-shape draw:style-name="gr234" draw:text-style-name="P26" svg:width="0.2717in" svg:height="0.2996in" svg:x="6.2012in" svg:y="3.576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gon draw:style-name="gr235" draw:text-style-name="P27" svg:width="0.165in" svg:height="0.2791in" svg:x="6.2618in" svg:y="3.5862in" svg:viewBox="0 0 420 710" draw:points="0,49 76,49 115,25 191,0 305,49 229,49 268,123 153,244 115,269 76,294 153,343 191,392 305,392 420,465 344,612 229,710 229,563 153,465 191,416 115,343 38,318 0,220"><text:p/></draw:polygon><draw:path draw:style-name="gr236" draw:text-style-name="P27" svg:width="0.0681in" svg:height="0.1268in" svg:x="6.3972in" svg:y="3.6035in" svg:viewBox="0 0 174 323" svg:d="M153 323v-24l-38-74v-74l-39-97-76-49c76-49 229 269 153 318z"><text:p/></draw:path><draw:g draw:style-name="gr3"><draw:line draw:style-name="gr237" draw:text-style-name="P28" svg:x1="6.3217in" svg:y1="3.7689in" svg:x2="6.3067in" svg:y2="3.7016in"><text:p/></draw:line><draw:line draw:style-name="gr238" draw:text-style-name="P28" svg:x1="6.3213in" svg:y1="3.7697in" svg:x2="6.3362in" svg:y2="3.7213in"><text:p/></draw:line><draw:line draw:style-name="gr239" draw:text-style-name="P28" svg:x1="6.352in" svg:y1="3.7697in" svg:x2="6.337in" svg:y2="3.7213in"><text:p/></draw:line><draw:line draw:style-name="gr240" draw:text-style-name="P28" svg:x1="6.352in" svg:y1="3.7689in" svg:x2="6.3669in" svg:y2="3.7016in"><text:p/></draw:line></draw:g><draw:g draw:style-name="gr3"><draw:line draw:style-name="gr241" draw:text-style-name="P28" svg:x1="6.4122in" svg:y1="3.7689in" svg:x2="6.3972in" svg:y2="3.7016in"><text:p/></draw:line><draw:line draw:style-name="gr242" draw:text-style-name="P28" svg:x1="6.4118in" svg:y1="3.7697in" svg:x2="6.4268in" svg:y2="3.7213in"><text:p/></draw:line><draw:line draw:style-name="gr243" draw:text-style-name="P28" svg:x1="6.4417in" svg:y1="3.7697in" svg:x2="6.4268in" svg:y2="3.7213in"><text:p/></draw:line><draw:line draw:style-name="gr244" draw:text-style-name="P28" svg:x1="6.4417in" svg:y1="3.7689in" svg:x2="6.4567in" svg:y2="3.7016in"><text:p/></draw:line></draw:g><draw:g draw:style-name="gr3"><draw:line draw:style-name="gr245" draw:text-style-name="P28" svg:x1="6.2315in" svg:y1="3.7689in" svg:x2="6.2165in" svg:y2="3.7016in"><text:p/></draw:line><draw:line draw:style-name="gr246" draw:text-style-name="P28" svg:x1="6.2315in" svg:y1="3.7697in" svg:x2="6.2465in" svg:y2="3.7213in"><text:p/></draw:line><draw:line draw:style-name="gr247" draw:text-style-name="P28" svg:x1="6.2618in" svg:y1="3.7697in" svg:x2="6.2469in" svg:y2="3.7213in"><text:p/></draw:line><draw:line draw:style-name="gr248" draw:text-style-name="P28" svg:x1="6.2618in" svg:y1="3.7689in" svg:x2="6.2768in" svg:y2="3.7016in"><text:p/></draw:line></draw:g></draw:g></draw:g><draw:connector text:anchor-type="paragraph" draw:z-index="22" draw:name="Shape21" draw:style-name="gr215" draw:text-style-name="P14" svg:x1="4.0783in" svg:y1="2.5992in" svg:x2="2.0984in" svg:y2="4.6091in" svg:d="M10359 6602v2553h-5029v2552" svg:viewBox="0 0 5031 5106"><text:p/></draw:connector><draw:g text:anchor-type="paragraph" draw:z-index="23" draw:name="Shape20" draw:style-name="gr1"><draw:glue-point draw:id="4" svg:x="-1.7705in" svg:y="-1.9685in"/><draw:glue-point draw:id="5" svg:x="-1.672in" svg:y="-1.9685in"/><draw:glue-point draw:id="6" svg:x="-1.5736in" svg:y="-1.9685in"/><draw:glue-point draw:id="7" svg:x="-1.4756in" svg:y="-1.9685in"/><draw:glue-point draw:id="8" svg:x="-1.3772in" svg:y="-1.9685in"/><draw:glue-point draw:id="9" svg:x="-1.2787in" svg:y="-1.9685in"/><draw:glue-point draw:id="10" svg:x="-1.1803in" svg:y="-1.9685in"/><draw:glue-point draw:id="11" svg:x="-1.0819in" svg:y="-1.9685in"/><draw:glue-point draw:id="12" svg:x="-0.9835in" svg:y="-1.9685in"/><draw:glue-point draw:id="13" svg:x="-0.885in" svg:y="-1.9685in"/><draw:glue-point draw:id="14" svg:x="-0.7866in" svg:y="-1.9685in"/><draw:glue-point draw:id="15" svg:x="-0.6882in" svg:y="-1.9685in"/><draw:glue-point draw:id="16" svg:x="-0.5898in" svg:y="-1.9685in"/><draw:glue-point draw:id="17" svg:x="-0.4913in" svg:y="-1.9685in"/><draw:glue-point draw:id="18" svg:x="-0.3929in" svg:y="-1.9685in"/><draw:glue-point draw:id="19" svg:x="-0.2945in" svg:y="-1.9685in"/><draw:glue-point draw:id="20" svg:x="-0.1961in" svg:y="-1.9685in"/><draw:glue-point draw:id="21" svg:x="-0.0976in" svg:y="-1.9685in"/><draw:glue-point draw:id="22" svg:x="0.0988in" svg:y="-1.9685in"/><draw:glue-point draw:id="23" svg:x="0.1972in" svg:y="-1.9685in"/><draw:glue-point draw:id="24" svg:x="0.2957in" svg:y="-1.9685in"/><draw:glue-point draw:id="25" svg:x="0.3941in" svg:y="-1.9685in"/><draw:glue-point draw:id="26" svg:x="0.4925in" svg:y="-1.9685in"/><draw:glue-point draw:id="27" svg:x="0.5909in" svg:y="-1.9685in"/><draw:glue-point draw:id="28" svg:x="0.6894in" svg:y="-1.9685in"/><draw:glue-point draw:id="29" svg:x="0.7878in" svg:y="-1.9685in"/><draw:glue-point draw:id="30" svg:x="0.8862in" svg:y="-1.9685in"/><draw:glue-point draw:id="31" svg:x="0.9846in" svg:y="-1.9685in"/><draw:glue-point draw:id="32" svg:x="1.0831in" svg:y="-1.9685in"/><draw:glue-point draw:id="33" svg:x="1.1815in" svg:y="-1.9685in"/><draw:glue-point draw:id="34" svg:x="1.2795in" svg:y="-1.9685in"/><draw:glue-point draw:id="35" svg:x="1.378in" svg:y="-1.9685in"/><draw:glue-point draw:id="36" svg:x="1.4764in" svg:y="-1.9685in"/><draw:glue-point draw:id="37" svg:x="1.5748in" svg:y="-1.9685in"/><draw:glue-point draw:id="38" svg:x="1.6732in" svg:y="-1.9685in"/><draw:glue-point draw:id="39" svg:x="1.7717in" svg:y="-1.9685in"/><draw:glue-point draw:id="40" svg:x="1.7717in" svg:y="1.9685in"/><draw:glue-point draw:id="41" svg:x="1.6732in" svg:y="1.9685in"/><draw:glue-point draw:id="42" svg:x="1.5748in" svg:y="1.9685in"/><draw:glue-point draw:id="43" svg:x="1.4764in" svg:y="1.9685in"/><draw:glue-point draw:id="44" svg:x="1.378in" svg:y="1.9685in"/><draw:glue-point draw:id="45" svg:x="1.2795in" svg:y="1.9685in"/><draw:glue-point draw:id="46" svg:x="1.1815in" svg:y="1.9685in"/><draw:glue-point draw:id="47" svg:x="1.0831in" svg:y="1.9685in"/><draw:glue-point draw:id="48" svg:x="0.9846in" svg:y="1.9685in"/><draw:glue-point draw:id="49" svg:x="0.8862in" svg:y="1.9685in"/><draw:glue-point draw:id="50" svg:x="0.7878in" svg:y="1.9685in"/><draw:glue-point draw:id="51" svg:x="0.6894in" svg:y="1.9685in"/><draw:glue-point draw:id="52" svg:x="0.5909in" svg:y="1.9685in"/><draw:glue-point draw:id="53" svg:x="0.4925in" svg:y="1.9685in"/><draw:glue-point draw:id="54" svg:x="0.3941in" svg:y="1.9685in"/><draw:glue-point draw:id="55" svg:x="0.2957in" svg:y="1.9685in"/><draw:glue-point draw:id="56" svg:x="0.1972in" svg:y="1.9685in"/><draw:glue-point draw:id="57" svg:x="0.0988in" svg:y="1.9685in"/><draw:glue-point draw:id="58" svg:x="-0.0976in" svg:y="1.9685in"/><draw:glue-point draw:id="59" svg:x="-0.1961in" svg:y="1.9685in"/><draw:glue-point draw:id="60" svg:x="-0.2945in" svg:y="1.9685in"/><draw:glue-point draw:id="61" svg:x="-0.3929in" svg:y="1.9685in"/><draw:glue-point draw:id="62" svg:x="-0.4913in" svg:y="1.9685in"/><draw:glue-point draw:id="63" svg:x="-0.5898in" svg:y="1.9685in"/><draw:glue-point draw:id="64" svg:x="-0.6882in" svg:y="1.9685in"/><draw:glue-point draw:id="65" svg:x="-0.7866in" svg:y="1.9685in"/><draw:glue-point draw:id="66" svg:x="-0.885in" svg:y="1.9685in"/><draw:glue-point draw:id="67" svg:x="-0.9835in" svg:y="1.9685in"/><draw:glue-point draw:id="68" svg:x="-1.0819in" svg:y="1.9685in"/><draw:glue-point draw:id="69" svg:x="-1.1803in" svg:y="1.9685in"/><draw:glue-point draw:id="70" svg:x="-1.2787in" svg:y="1.9685in"/><draw:glue-point draw:id="71" svg:x="-1.3772in" svg:y="1.9685in"/><draw:glue-point draw:id="72" svg:x="-1.4756in" svg:y="1.9685in"/><draw:glue-point draw:id="73" svg:x="-1.5736in" svg:y="1.9685in"/><draw:glue-point draw:id="74" svg:x="-1.672in" svg:y="1.9685in"/><draw:glue-point draw:id="75" svg:x="-1.7705in" svg:y="1.9685in"/><draw:path draw:style-name="gr213" draw:text-style-name="P12" svg:width="2.2472in" svg:height="0.3244in" svg:x="0.3598in" svg:y="4.4819in" svg:viewBox="0 0 5709 825" svg:d="M5709 412c0-225-109-412-240-412-1743 0-3485 0-5228 0-131 0-241 187-241 412 0 226 110 413 241 413 1743 0 3485 0 5228 0 131 0 240-188 240-413z"><text:p text:style-name="P11"><text:span text:style-name="T1">MARKETING 192,168.1.2-63</text:span></text:p></draw:path><draw:path draw:style-name="gr214" draw:text-style-name="P13" svg:width="2.2472in" svg:height="0.3244in" svg:x="0.3598in" svg:y="4.4819in" svg:viewBox="0 0 5709 825" svg:d="M5709 412c0-225-109-412-240-412s-240 187-240 412c0 226 109 413 240 413s240-188 240-413zM5709 0zM0 825z"><text:p/></draw:path></draw:g><draw:line text:anchor-type="paragraph" draw:z-index="24" draw:name="Shape22" draw:style-name="gr52" draw:text-style-name="P10" svg:x1="0.6925in" svg:y1="4.8071in" svg:x2="0.7236in" svg:y2="5.526in"><text:p/></draw:line><draw:g text:anchor-type="paragraph" draw:z-index="25" draw:name="Shape23" draw:style-name="gr1"><draw:glue-point draw:id="4" svg:x="1.5307in" svg:y="0.0606in"/><draw:glue-point draw:id="5" svg:x="0.5831in" svg:y="-1.3594in"/><draw:glue-point draw:id="6" svg:x="-1.9685in" svg:y="0.8319in"/><draw:glue-point draw:id="7" svg:x="0.0728in" svg:y="1.9685in"/><draw:glue-point draw:id="8" svg:x="1.4579in" svg:y="1.1972in"/><draw:glue-point draw:id="9" svg:x="1.465in" svg:y="1.1756in"/><draw:path draw:style-name="gr204" draw:text-style-name="P1" svg:width="0.4114in" svg:height="0.1681in" svg:x="0.7811in" svg:y="5.9469in" svg:viewBox="0 0 1046 428" svg:d="M2 428c110 0 1044-153 1044-291 0-137-251-137-362-137 0 46-723 92-682 428z"><text:p/></draw:path><draw:g draw:style-name="gr3"><draw:polygon draw:style-name="gr205" draw:text-style-name="P18" svg:width="0.7433in" svg:height="0.2827in" svg:x="0.3382in" svg:y="5.8024in" svg:viewBox="0 0 1889 719" draw:points="1126,719 0,291 764,0 1889,428"><text:p/></draw:polygon><draw:polygon draw:style-name="gr206" draw:text-style-name="P19" svg:width="0.4902in" svg:height="0.1866in" svg:x="0.5122in" svg:y="5.8323in" svg:viewBox="0 0 1246 475" draw:points="0,122 322,0 1246,352 925,475"><text:p/></draw:polygon><draw:polygon draw:style-name="gr207" draw:text-style-name="P20" svg:width="0.4429in" svg:height="0.4335in" svg:x="0.639in" svg:y="5.5374in" svg:viewBox="0 0 1126 1102" draw:points="0,674 0,0 1126,428 1126,1102"><text:p/></draw:polygon><draw:polygon draw:style-name="gr208" draw:text-style-name="P24" svg:width="0.411in" svg:height="0.3791in" svg:x="0.6547in" svg:y="5.5555in" svg:viewBox="0 0 1045 964" draw:points="0,566 0,0 1045,398 1045,964"><text:p text:style-name="P23"><text:span text:style-name="T2">COMPUTER X5</text:span></text:p></draw:polygon><draw:polygon draw:style-name="gr205" draw:text-style-name="P18" svg:width="0.4587in" svg:height="0.1744in" svg:x="0.639in" svg:y="5.5311in" svg:viewBox="0 0 1166 444" draw:points="1126,444 0,16 40,0 1166,428"><text:p/></draw:polygon><draw:polygon draw:style-name="gr209" draw:text-style-name="P21" svg:width="0.0154in" svg:height="0.2709in" svg:x="1.0823in" svg:y="5.7in" svg:viewBox="0 0 40 689" draw:points="0,689 0,16 40,0 40,674"><text:p/></draw:polygon><draw:polygon draw:style-name="gr209" draw:text-style-name="P21" svg:width="0.3004in" svg:height="0.1441in" svg:x="0.7811in" svg:y="5.9713in" svg:viewBox="0 0 764 367" draw:points="0,367 0,291 764,0 764,77"><text:p/></draw:polygon><draw:line draw:style-name="gr210" draw:text-style-name="P22" svg:x1="0.5437in" svg:y1="5.8685in" svg:x2="0.9079in" svg:y2="6.0071in"><text:p/></draw:line><draw:line draw:style-name="gr210" draw:text-style-name="P22" svg:x1="0.5756in" svg:y1="5.8563in" svg:x2="0.9398in" svg:y2="5.9949in"><text:p/></draw:line><draw:line draw:style-name="gr210" draw:text-style-name="P22" svg:x1="0.6071in" svg:y1="5.8449in" svg:x2="0.9713in" svg:y2="5.9835in"><text:p/></draw:line><draw:line draw:style-name="gr210" draw:text-style-name="P22" svg:x1="0.9236in" svg:y1="5.965in" svg:x2="0.9551in" svg:y2="5.9528in"><text:p/></draw:line><draw:line draw:style-name="gr210" draw:text-style-name="P22" svg:x1="0.8925in" svg:y1="5.9531in" svg:x2="0.924in" svg:y2="5.9409in"><text:p/></draw:line><draw:line draw:style-name="gr210" draw:text-style-name="P22" svg:x1="0.8606in" svg:y1="5.9413in" svg:x2="0.8921in" svg:y2="5.9291in"><text:p/></draw:line><draw:line draw:style-name="gr210" draw:text-style-name="P22" svg:x1="0.8764in" svg:y1="5.9713in" svg:x2="0.9079in" svg:y2="5.9591in"><text:p/></draw:line><draw:line draw:style-name="gr210" draw:text-style-name="P22" svg:x1="0.8449in" svg:y1="5.9591in" svg:x2="0.8764in" svg:y2="5.9469in"><text:p/></draw:line><draw:line draw:style-name="gr210" draw:text-style-name="P22" svg:x1="0.813in" svg:y1="5.9472in" svg:x2="0.8445in" svg:y2="5.935in"><text:p/></draw:line><draw:line draw:style-name="gr210" draw:text-style-name="P22" svg:x1="0.8287in" svg:y1="5.9291in" svg:x2="0.8602in" svg:y2="5.9169in"><text:p/></draw:line><draw:line draw:style-name="gr210" draw:text-style-name="P22" svg:x1="0.7811in" svg:y1="5.935in" svg:x2="0.8126in" svg:y2="5.9228in"><text:p/></draw:line><draw:line draw:style-name="gr210" draw:text-style-name="P22" svg:x1="0.7972in" svg:y1="5.9173in" svg:x2="0.8287in" svg:y2="5.9051in"><text:p/></draw:line><draw:line draw:style-name="gr210" draw:text-style-name="P22" svg:x1="0.7657in" svg:y1="5.9043in" svg:x2="0.7972in" svg:y2="5.8921in"><text:p/></draw:line><draw:line draw:style-name="gr210" draw:text-style-name="P22" svg:x1="0.7339in" svg:y1="5.8925in" svg:x2="0.7654in" svg:y2="5.8803in"><text:p/></draw:line><draw:line draw:style-name="gr210" draw:text-style-name="P22" svg:x1="0.75in" svg:y1="5.9232in" svg:x2="0.7815in" svg:y2="5.911in"><text:p/></draw:line><draw:line draw:style-name="gr210" draw:text-style-name="P22" svg:x1="0.7181in" svg:y1="5.911in" svg:x2="0.7496in" svg:y2="5.8988in"><text:p/></draw:line><draw:line draw:style-name="gr210" draw:text-style-name="P22" svg:x1="0.6862in" svg:y1="5.8988in" svg:x2="0.7177in" svg:y2="5.8866in"><text:p/></draw:line><draw:line draw:style-name="gr210" draw:text-style-name="P22" svg:x1="0.7024in" svg:y1="5.8807in" svg:x2="0.7339in" svg:y2="5.8685in"><text:p/></draw:line><draw:line draw:style-name="gr210" draw:text-style-name="P22" svg:x1="0.6547in" svg:y1="5.8866in" svg:x2="0.6862in" svg:y2="5.8744in"><text:p/></draw:line><draw:line draw:style-name="gr210" draw:text-style-name="P22" svg:x1="0.6709in" svg:y1="5.8685in" svg:x2="0.7024in" svg:y2="5.8563in"><text:p/></draw:line><draw:line draw:style-name="gr210" draw:text-style-name="P22" svg:x1="0.639in" svg:y1="5.8571in" svg:x2="0.6705in" svg:y2="5.8449in"><text:p/></draw:line><draw:line draw:style-name="gr210" draw:text-style-name="P22" svg:x1="0.6232in" svg:y1="5.8744in" svg:x2="0.6547in" svg:y2="5.8622in"><text:p/></draw:line><draw:line draw:style-name="gr210" draw:text-style-name="P22" svg:x1="0.8287in" svg:y1="5.9772in" svg:x2="0.8602in" svg:y2="5.965in"><text:p/></draw:line><draw:line draw:style-name="gr210" draw:text-style-name="P22" svg:x1="0.7972in" svg:y1="5.965in" svg:x2="0.8287in" svg:y2="5.9528in"><text:p/></draw:line><draw:line draw:style-name="gr210" draw:text-style-name="P22" svg:x1="0.7657in" svg:y1="5.9531in" svg:x2="0.7972in" svg:y2="5.9409in"><text:p/></draw:line><draw:line draw:style-name="gr210" draw:text-style-name="P22" svg:x1="0.75in" svg:y1="5.9713in" svg:x2="0.7815in" svg:y2="5.9591in"><text:p/></draw:line><draw:line draw:style-name="gr210" draw:text-style-name="P22" svg:x1="0.7181in" svg:y1="5.9591in" svg:x2="0.7496in" svg:y2="5.9469in"><text:p/></draw:line><draw:line draw:style-name="gr210" draw:text-style-name="P22" svg:x1="0.7339in" svg:y1="5.9413in" svg:x2="0.7654in" svg:y2="5.9291in"><text:p/></draw:line><draw:line draw:style-name="gr210" draw:text-style-name="P22" svg:x1="0.7024in" svg:y1="5.9291in" svg:x2="0.7339in" svg:y2="5.9169in"><text:p/></draw:line><draw:line draw:style-name="gr210" draw:text-style-name="P22" svg:x1="0.6709in" svg:y1="5.9173in" svg:x2="0.7024in" svg:y2="5.9051in"><text:p/></draw:line><draw:line draw:style-name="gr210" draw:text-style-name="P22" svg:x1="0.639in" svg:y1="5.9043in" svg:x2="0.6705in" svg:y2="5.8921in"><text:p/></draw:line><draw:line draw:style-name="gr210" draw:text-style-name="P22" svg:x1="0.5913in" svg:y1="5.911in" svg:x2="0.6228in" svg:y2="5.8988in"><text:p/></draw:line><draw:line draw:style-name="gr210" draw:text-style-name="P22" svg:x1="0.6071in" svg:y1="5.8925in" svg:x2="0.6386in" svg:y2="5.8803in"><text:p/></draw:line><draw:line draw:style-name="gr210" draw:text-style-name="P22" svg:x1="0.5594in" svg:y1="5.8988in" svg:x2="0.5909in" svg:y2="5.8866in"><text:p/></draw:line><draw:line draw:style-name="gr210" draw:text-style-name="P22" svg:x1="0.813in" svg:y1="5.9949in" svg:x2="0.8445in" svg:y2="5.9827in"><text:p/></draw:line><draw:line draw:style-name="gr210" draw:text-style-name="P22" svg:x1="0.7811in" svg:y1="5.9835in" svg:x2="0.8126in" svg:y2="5.9713in"><text:p/></draw:line><draw:polygon draw:style-name="gr207" draw:text-style-name="P20" svg:width="0.4429in" svg:height="0.1984in" svg:x="0.3382in" svg:y="5.9169in" svg:viewBox="0 0 1126 505" draw:points="0,77 0,0 1126,428 1126,505"><text:p/></draw:polygon><draw:polygon draw:style-name="gr211" draw:text-style-name="P8" svg:width="0.7591in" svg:height="0.5843in" svg:x="0.3382in" svg:y="5.5311in" svg:viewBox="0 0 1929 1485" draw:points="804,0 1929,428 1929,1102 1889,1117 1889,1194 1126,1485 0,1056 0,980 764,689 764,16"><text:p/></draw:polygon><draw:polygon draw:style-name="gr212" draw:text-style-name="P22" svg:width="0.1894in" svg:height="0.072in" svg:x="0.5283in" svg:y="5.935in" svg:viewBox="0 0 482 184" draw:points="0,77 201,0 482,107 281,184"><text:p/></draw:polygon><draw:line draw:style-name="gr210" draw:text-style-name="P22" svg:x1="0.9083in" svg:y1="5.9835in" svg:x2="0.9398in" svg:y2="5.9713in"><text:p/></draw:line><draw:line draw:style-name="gr210" draw:text-style-name="P22" svg:x1="0.8606in" svg:y1="5.989in" svg:x2="0.8921in" svg:y2="5.9768in"><text:p/></draw:line></draw:g></draw:g><draw:line text:anchor-type="paragraph" draw:z-index="26" draw:name="Shape24" draw:style-name="gr52" draw:text-style-name="P10" svg:x1="2.0154in" svg:y1="4.8071in" svg:x2="2.0465in" svg:y2="5.2862in"><text:p/></draw:line><draw:g text:anchor-type="paragraph" draw:z-index="27" draw:name="Shape25_0" draw:style-name="gr1"><draw:glue-point draw:id="4" svg:x="0.1917in" svg:y="-1.9685in"/><draw:glue-point draw:id="5" svg:x="0.8638in" svg:y="-1.4173in"/><draw:glue-point draw:id="6" svg:x="1.6319in" svg:y="-0.748in"/><draw:glue-point draw:id="7" svg:x="1.6319in" svg:y="-0.0394in"/><draw:glue-point draw:id="8" svg:x="1.6319in" svg:y="0.7874in"/><draw:glue-point draw:id="9" svg:x="1.0079in" svg:y="1.2992in"/><draw:glue-point draw:id="10" svg:x="0.1917in" svg:y="1.9685in"/><draw:glue-point draw:id="11" svg:x="-1.2484in" svg:y="-0.0787in"/><draw:glue-point draw:id="12" svg:x="-1.2484in" svg:y="-0.7874in"/><draw:glue-point draw:id="13" svg:x="-0.5283in" svg:y="-1.378in"/><draw:path draw:style-name="gr189" draw:text-style-name="P1" svg:width="0.5524in" svg:height="0.3539in" svg:x="2.1244in" svg:y="5.7984in" svg:viewBox="0 0 1404 900" svg:d="M1 900c104 0 1403-292 1403-562s-313-338-417-338c0 68-1024 405-986 900z"><text:p/></draw:path><draw:g draw:style-name="gr3"><draw:polygon draw:style-name="gr190" draw:text-style-name="P4" svg:width="0.4476in" svg:height="0.6201in" svg:x="1.6768in" svg:y="5.5413in" svg:viewBox="0 0 1138 1576" draw:points="0,900 0,0 1138,675 1138,1576"><text:p/></draw:polygon><draw:polygon draw:style-name="gr191" draw:text-style-name="P15" svg:width="0.4476in" svg:height="0.6201in" svg:x="2.1244in" svg:y="5.5413in" svg:viewBox="0 0 1138 1576" draw:points="0,1576 0,675 1138,0 1138,900"><text:p/></draw:polygon><draw:polygon draw:style-name="gr192" draw:text-style-name="P2" svg:width="0.8961in" svg:height="0.5315in" svg:x="1.6768in" svg:y="5.2756in" svg:viewBox="0 0 2277 1351" draw:points="1138,1351 0,675 1138,0 2277,675"><text:p/></draw:polygon><draw:polygon draw:style-name="gr193" draw:text-style-name="P16" svg:width="0.0295in" svg:height="0.0528in" svg:x="2.065in" svg:y="5.8067in" svg:viewBox="0 0 76 135" draw:points="0,90 0,0 76,45 76,135"><text:p/></draw:polygon><draw:polygon draw:style-name="gr194" draw:text-style-name="P15" svg:width="0.2984in" svg:height="0.1768in" svg:x="1.826in" svg:y="5.3642in" svg:viewBox="0 0 759 450" draw:points="0,450 759,0 759,180"><text:p/></draw:polygon><draw:polygon draw:style-name="gr195" draw:text-style-name="P4" svg:width="0.2984in" svg:height="0.2122in" svg:x="2.1244in" svg:y="5.3642in" svg:viewBox="0 0 759 540" draw:points="0,180 0,0 759,450 607,540"><text:p/></draw:polygon><draw:line draw:style-name="gr196" draw:text-style-name="P7" svg:x1="2.3937in" svg:y1="5.5591in" svg:x2="2.1547in" svg:y2="5.4173in"><text:p/></draw:line><draw:polygon draw:style-name="gr197" draw:text-style-name="P15" svg:width="0.2984in" svg:height="0.1681in" svg:x="1.7512in" svg:y="5.8957in" svg:viewBox="0 0 759 428" draw:points="0,315 759,0 759,180 0,428"><text:p/></draw:polygon><draw:polygon draw:style-name="gr198" draw:text-style-name="P8" svg:width="0.5972in" svg:height="0.3539in" svg:x="1.826in" svg:y="5.3642in" svg:viewBox="0 0 1518 900" draw:points="0,450 759,0 1518,450 759,900"><text:p/></draw:polygon><draw:polygon draw:style-name="gr199" draw:text-style-name="P4" svg:width="0.2984in" svg:height="0.2213in" svg:x="1.4528in" svg:y="5.8421in" svg:viewBox="0 0 759 563" draw:points="0,113 0,0 759,450 759,563"><text:p/></draw:polygon><draw:polyline draw:style-name="gr200" draw:text-style-name="P7" svg:width="0.2984in" svg:height="0.2035in" svg:x="1.7508in" svg:y="5.6827in" svg:viewBox="0 0 759 518" draw:points="0,90 0,0 759,450 759,518"><text:p/></draw:polyline><draw:polygon draw:style-name="gr201" draw:text-style-name="P2" svg:width="0.5972in" svg:height="0.3008in" svg:x="1.4528in" svg:y="5.7181in" svg:viewBox="0 0 1518 765" draw:points="759,765 0,315 759,0 1518,450"><text:p/></draw:polygon><draw:path draw:style-name="gr202" draw:text-style-name="P17" svg:width="0.5374in" svg:height="0.2567in" svg:x="1.4677in" svg:y="5.7449in" svg:viewBox="0 0 1366 653" svg:d="M532 653c-153-90-380-225-532-315 190-113 569-270 835-338 152 90 341 203 531 315-228 68-607 225-834 338z"><text:p/></draw:path><draw:polygon draw:style-name="gr203" draw:text-style-name="P8" svg:width="1.1201in" svg:height="0.8858in" svg:x="1.4528in" svg:y="5.2756in" svg:viewBox="0 0 2846 2251" draw:points="569,1215 569,675 1707,0 2846,675 2846,1576 1707,2251 1101,1891 759,2003 0,1553 0,1441"><text:p/></draw:polygon></draw:g></draw:g><draw:connector text:anchor-type="paragraph" draw:z-index="28" draw:name="Shape26" draw:style-name="gr188" draw:text-style-name="P14" svg:x1="4.0783in" svg:y1="2.5264in" svg:x2="3.8382in" svg:y2="4.5465in" svg:d="M10359 6417v2566h-610v2565" svg:viewBox="0 0 612 5133"><text:p/></draw:connector><draw:g text:anchor-type="paragraph" draw:z-index="29" draw:name="Shape27" draw:style-name="gr1"><draw:glue-point draw:id="4" svg:x="-1.7705in" svg:y="-1.9685in"/><draw:glue-point draw:id="5" svg:x="-1.672in" svg:y="-1.9685in"/><draw:glue-point draw:id="6" svg:x="-1.5736in" svg:y="-1.9685in"/><draw:glue-point draw:id="7" svg:x="-1.4756in" svg:y="-1.9685in"/><draw:glue-point draw:id="8" svg:x="-1.3772in" svg:y="-1.9685in"/><draw:glue-point draw:id="9" svg:x="-1.2787in" svg:y="-1.9685in"/><draw:glue-point draw:id="10" svg:x="-1.1803in" svg:y="-1.9685in"/><draw:glue-point draw:id="11" svg:x="-1.0819in" svg:y="-1.9685in"/><draw:glue-point draw:id="12" svg:x="-0.9835in" svg:y="-1.9685in"/><draw:glue-point draw:id="13" svg:x="-0.885in" svg:y="-1.9685in"/><draw:glue-point draw:id="14" svg:x="-0.7866in" svg:y="-1.9685in"/><draw:glue-point draw:id="15" svg:x="-0.6882in" svg:y="-1.9685in"/><draw:glue-point draw:id="16" svg:x="-0.5898in" svg:y="-1.9685in"/><draw:glue-point draw:id="17" svg:x="-0.4913in" svg:y="-1.9685in"/><draw:glue-point draw:id="18" svg:x="-0.3929in" svg:y="-1.9685in"/><draw:glue-point draw:id="19" svg:x="-0.2945in" svg:y="-1.9685in"/><draw:glue-point draw:id="20" svg:x="-0.1961in" svg:y="-1.9685in"/><draw:glue-point draw:id="21" svg:x="-0.0976in" svg:y="-1.9685in"/><draw:glue-point draw:id="22" svg:x="0.0988in" svg:y="-1.9685in"/><draw:glue-point draw:id="23" svg:x="0.1972in" svg:y="-1.9685in"/><draw:glue-point draw:id="24" svg:x="0.2957in" svg:y="-1.9685in"/><draw:glue-point draw:id="25" svg:x="0.3941in" svg:y="-1.9685in"/><draw:glue-point draw:id="26" svg:x="0.4925in" svg:y="-1.9685in"/><draw:glue-point draw:id="27" svg:x="0.5909in" svg:y="-1.9685in"/><draw:glue-point draw:id="28" svg:x="0.6894in" svg:y="-1.9685in"/><draw:glue-point draw:id="29" svg:x="0.7878in" svg:y="-1.9685in"/><draw:glue-point draw:id="30" svg:x="0.8862in" svg:y="-1.9685in"/><draw:glue-point draw:id="31" svg:x="0.9846in" svg:y="-1.9685in"/><draw:glue-point draw:id="32" svg:x="1.0831in" svg:y="-1.9685in"/><draw:glue-point draw:id="33" svg:x="1.1815in" svg:y="-1.9685in"/><draw:glue-point draw:id="34" svg:x="1.2795in" svg:y="-1.9685in"/><draw:glue-point draw:id="35" svg:x="1.378in" svg:y="-1.9685in"/><draw:glue-point draw:id="36" svg:x="1.4764in" svg:y="-1.9685in"/><draw:glue-point draw:id="37" svg:x="1.5748in" svg:y="-1.9685in"/><draw:glue-point draw:id="38" svg:x="1.6732in" svg:y="-1.9685in"/><draw:glue-point draw:id="39" svg:x="1.7717in" svg:y="-1.9685in"/><draw:glue-point draw:id="40" svg:x="1.7717in" svg:y="1.9685in"/><draw:glue-point draw:id="41" svg:x="1.6732in" svg:y="1.9685in"/><draw:glue-point draw:id="42" svg:x="1.5748in" svg:y="1.9685in"/><draw:glue-point draw:id="43" svg:x="1.4764in" svg:y="1.9685in"/><draw:glue-point draw:id="44" svg:x="1.378in" svg:y="1.9685in"/><draw:glue-point draw:id="45" svg:x="1.2795in" svg:y="1.9685in"/><draw:glue-point draw:id="46" svg:x="1.1815in" svg:y="1.9685in"/><draw:glue-point draw:id="47" svg:x="1.0831in" svg:y="1.9685in"/><draw:glue-point draw:id="48" svg:x="0.9846in" svg:y="1.9685in"/><draw:glue-point draw:id="49" svg:x="0.8862in" svg:y="1.9685in"/><draw:glue-point draw:id="50" svg:x="0.7878in" svg:y="1.9685in"/><draw:glue-point draw:id="51" svg:x="0.6894in" svg:y="1.9685in"/><draw:glue-point draw:id="52" svg:x="0.5909in" svg:y="1.9685in"/><draw:glue-point draw:id="53" svg:x="0.4925in" svg:y="1.9685in"/><draw:glue-point draw:id="54" svg:x="0.3941in" svg:y="1.9685in"/><draw:glue-point draw:id="55" svg:x="0.2957in" svg:y="1.9685in"/><draw:glue-point draw:id="56" svg:x="0.1972in" svg:y="1.9685in"/><draw:glue-point draw:id="57" svg:x="0.0988in" svg:y="1.9685in"/><draw:glue-point draw:id="58" svg:x="-0.0976in" svg:y="1.9685in"/><draw:glue-point draw:id="59" svg:x="-0.1961in" svg:y="1.9685in"/><draw:glue-point draw:id="60" svg:x="-0.2945in" svg:y="1.9685in"/><draw:glue-point draw:id="61" svg:x="-0.3929in" svg:y="1.9685in"/><draw:glue-point draw:id="62" svg:x="-0.4913in" svg:y="1.9685in"/><draw:glue-point draw:id="63" svg:x="-0.5898in" svg:y="1.9685in"/><draw:glue-point draw:id="64" svg:x="-0.6882in" svg:y="1.9685in"/><draw:glue-point draw:id="65" svg:x="-0.7866in" svg:y="1.9685in"/><draw:glue-point draw:id="66" svg:x="-0.885in" svg:y="1.9685in"/><draw:glue-point draw:id="67" svg:x="-0.9835in" svg:y="1.9685in"/><draw:glue-point draw:id="68" svg:x="-1.0819in" svg:y="1.9685in"/><draw:glue-point draw:id="69" svg:x="-1.1803in" svg:y="1.9685in"/><draw:glue-point draw:id="70" svg:x="-1.2787in" svg:y="1.9685in"/><draw:glue-point draw:id="71" svg:x="-1.3772in" svg:y="1.9685in"/><draw:glue-point draw:id="72" svg:x="-1.4756in" svg:y="1.9685in"/><draw:glue-point draw:id="73" svg:x="-1.5736in" svg:y="1.9685in"/><draw:glue-point draw:id="74" svg:x="-1.672in" svg:y="1.9685in"/><draw:glue-point draw:id="75" svg:x="-1.7705in" svg:y="1.9685in"/><draw:path draw:style-name="gr186" draw:text-style-name="P12" svg:width="1.7488in" svg:height="0.2701in" svg:x="3.1409in" svg:y="4.4528in" svg:viewBox="0 0 4443 687" svg:d="M4443 343c0-187-85-343-187-343-1356 0-2712 0-4068 0-102 0-188 156-188 343 0 189 86 344 188 344 1356 0 2712 0 4068 0 102 0 187-156 187-344z"><text:p text:style-name="P11"><text:span text:style-name="T1">ACCOUNTING 192.168.1.65-121</text:span></text:p></draw:path><draw:path draw:style-name="gr187" draw:text-style-name="P13" svg:width="1.7488in" svg:height="0.2701in" svg:x="3.1409in" svg:y="4.4528in" svg:viewBox="0 0 4443 687" svg:d="M4443 343c0-187-85-343-187-343s-187 156-187 343c0 189 85 344 187 344s187-156 187-344zM4443 0zM0 687z"><text:p/></draw:path></draw:g><draw:line text:anchor-type="paragraph" draw:z-index="30" draw:name="Shape28" draw:style-name="gr52" draw:text-style-name="P10" svg:x1="3.8902in" svg:y1="4.7756in" svg:x2="3.8902in" svg:y2="5.4319in"><text:p/></draw:line><draw:g text:anchor-type="paragraph" draw:z-index="31" draw:name="Shape29" draw:style-name="gr1"><draw:glue-point draw:id="4" svg:x="1.5307in" svg:y="0.0606in"/><draw:glue-point draw:id="5" svg:x="0.5831in" svg:y="-1.3594in"/><draw:glue-point draw:id="6" svg:x="-1.9685in" svg:y="0.8319in"/><draw:glue-point draw:id="7" svg:x="0.0728in" svg:y="1.9685in"/><draw:glue-point draw:id="8" svg:x="1.4579in" svg:y="1.1972in"/><draw:glue-point draw:id="9" svg:x="1.465in" svg:y="1.1756in"/><draw:path draw:style-name="gr137" draw:text-style-name="P1" svg:width="0.5205in" svg:height="0.224in" svg:x="3.7205in" svg:y="5.5961in" svg:viewBox="0 0 1323 570" svg:d="M2 570c140 0 1321-204 1321-387s-318-183-458-183c0 61-914 122-863 570z"><text:p/></draw:path><draw:g draw:style-name="gr3"><draw:polygon draw:style-name="gr138" draw:text-style-name="P18" svg:width="0.9409in" svg:height="0.3764in" svg:x="3.1606in" svg:y="5.4031in" svg:viewBox="0 0 2391 957" draw:points="1424,957 0,387 966,0 2391,570"><text:p/></draw:polygon><draw:polygon draw:style-name="gr139" draw:text-style-name="P19" svg:width="0.6205in" svg:height="0.248in" svg:x="3.3803in" svg:y="5.4437in" svg:viewBox="0 0 1577 631" draw:points="0,163 407,0 1577,468 1170,631"><text:p/></draw:polygon><draw:polygon draw:style-name="gr140" draw:text-style-name="P20" svg:width="0.5602in" svg:height="0.5764in" svg:x="3.5409in" svg:y="5.0508in" svg:viewBox="0 0 1424 1465" draw:points="0,895 0,0 1424,570 1424,1465"><text:p/></draw:polygon><draw:polygon draw:style-name="gr141" draw:text-style-name="P5" svg:width="0.5201in" svg:height="0.5043in" svg:x="3.561in" svg:y="5.0748in" svg:viewBox="0 0 1322 1282" draw:points="0,753 0,0 1322,529 1322,1282"><text:p/></draw:polygon><draw:polygon draw:style-name="gr142" draw:text-style-name="P18" svg:width="0.5803in" svg:height="0.2319in" svg:x="3.5409in" svg:y="5.0433in" svg:viewBox="0 0 1475 590" draw:points="1424,590 0,21 51,0 1475,570"><text:p/></draw:polygon><draw:polygon draw:style-name="gr143" draw:text-style-name="P21" svg:width="0.0197in" svg:height="0.3602in" svg:x="4.102in" svg:y="5.2673in" svg:viewBox="0 0 51 916" draw:points="0,916 0,21 51,0 51,895"><text:p/></draw:polygon><draw:polygon draw:style-name="gr144" draw:text-style-name="P21" svg:width="0.3799in" svg:height="0.1921in" svg:x="3.7209in" svg:y="5.6276in" svg:viewBox="0 0 966 489" draw:points="0,489 0,387 966,0 966,102"><text:p/></draw:polygon><draw:line draw:style-name="gr145" draw:text-style-name="P22" svg:x1="3.4205in" svg:y1="5.4913in" svg:x2="3.8811in" svg:y2="5.6756in"><text:p/></draw:line><draw:line draw:style-name="gr146" draw:text-style-name="P22" svg:x1="3.461in" svg:y1="5.4756in" svg:x2="3.9217in" svg:y2="5.6598in"><text:p/></draw:line><draw:line draw:style-name="gr147" draw:text-style-name="P22" svg:x1="3.5004in" svg:y1="5.4594in" svg:x2="3.961in" svg:y2="5.6437in"><text:p/></draw:line><draw:line draw:style-name="gr148" draw:text-style-name="P22" svg:x1="3.9012in" svg:y1="5.6197in" svg:x2="3.9413in" svg:y2="5.6035in"><text:p/></draw:line><draw:line draw:style-name="gr149" draw:text-style-name="P22" svg:x1="3.8614in" svg:y1="5.6039in" svg:x2="3.9016in" svg:y2="5.5878in"><text:p/></draw:line><draw:line draw:style-name="gr150" draw:text-style-name="P22" svg:x1="3.8209in" svg:y1="5.5878in" svg:x2="3.861in" svg:y2="5.5717in"><text:p/></draw:line><draw:line draw:style-name="gr151" draw:text-style-name="P22" svg:x1="3.8409in" svg:y1="5.628in" svg:x2="3.8811in" svg:y2="5.6118in"><text:p/></draw:line><draw:line draw:style-name="gr152" draw:text-style-name="P22" svg:x1="3.8012in" svg:y1="5.6122in" svg:x2="3.8413in" svg:y2="5.5961in"><text:p/></draw:line><draw:line draw:style-name="gr153" draw:text-style-name="P22" svg:x1="3.7614in" svg:y1="5.5957in" svg:x2="3.8016in" svg:y2="5.5795in"><text:p/></draw:line><draw:line draw:style-name="gr154" draw:text-style-name="P22" svg:x1="3.7815in" svg:y1="5.572in" svg:x2="3.8217in" svg:y2="5.5559in"><text:p/></draw:line><draw:line draw:style-name="gr155" draw:text-style-name="P22" svg:x1="3.7209in" svg:y1="5.5799in" svg:x2="3.761in" svg:y2="5.5638in"><text:p/></draw:line><draw:line draw:style-name="gr156" draw:text-style-name="P22" svg:x1="3.7413in" svg:y1="5.5555in" svg:x2="3.7815in" svg:y2="5.5394in"><text:p/></draw:line><draw:line draw:style-name="gr157" draw:text-style-name="P22" svg:x1="3.7008in" svg:y1="5.5398in" svg:x2="3.7409in" svg:y2="5.5236in"><text:p/></draw:line><draw:line draw:style-name="gr158" draw:text-style-name="P22" svg:x1="3.6614in" svg:y1="5.524in" svg:x2="3.7016in" svg:y2="5.5079in"><text:p/></draw:line><draw:line draw:style-name="gr159" draw:text-style-name="P22" svg:x1="3.6811in" svg:y1="5.5634in" svg:x2="3.7213in" svg:y2="5.5472in"><text:p/></draw:line><draw:line draw:style-name="gr160" draw:text-style-name="P22" svg:x1="3.6409in" svg:y1="5.548in" svg:x2="3.6811in" svg:y2="5.5319in"><text:p/></draw:line><draw:line draw:style-name="gr161" draw:text-style-name="P22" svg:x1="3.6008in" svg:y1="5.5315in" svg:x2="3.6409in" svg:y2="5.5154in"><text:p/></draw:line><draw:line draw:style-name="gr162" draw:text-style-name="P22" svg:x1="3.6209in" svg:y1="5.5075in" svg:x2="3.661in" svg:y2="5.4913in"><text:p/></draw:line><draw:line draw:style-name="gr163" draw:text-style-name="P22" svg:x1="3.561in" svg:y1="5.5161in" svg:x2="3.6012in" svg:y2="5.5in"><text:p/></draw:line><draw:line draw:style-name="gr164" draw:text-style-name="P22" svg:x1="3.5811in" svg:y1="5.4917in" svg:x2="3.6213in" svg:y2="5.4756in"><text:p/></draw:line><draw:line draw:style-name="gr165" draw:text-style-name="P22" svg:x1="3.5409in" svg:y1="5.4756in" svg:x2="3.5811in" svg:y2="5.4594in"><text:p/></draw:line><draw:line draw:style-name="gr166" draw:text-style-name="P22" svg:x1="3.5205in" svg:y1="5.5in" svg:x2="3.5606in" svg:y2="5.4839in"><text:p/></draw:line><draw:line draw:style-name="gr167" draw:text-style-name="P22" svg:x1="3.7815in" svg:y1="5.6362in" svg:x2="3.8217in" svg:y2="5.6201in"><text:p/></draw:line><draw:line draw:style-name="gr168" draw:text-style-name="P22" svg:x1="3.7413in" svg:y1="5.6197in" svg:x2="3.7815in" svg:y2="5.6035in"><text:p/></draw:line><draw:line draw:style-name="gr169" draw:text-style-name="P22" svg:x1="3.7008in" svg:y1="5.6039in" svg:x2="3.7409in" svg:y2="5.5878in"><text:p/></draw:line><draw:line draw:style-name="gr170" draw:text-style-name="P22" svg:x1="3.6811in" svg:y1="5.628in" svg:x2="3.7213in" svg:y2="5.6118in"><text:p/></draw:line><draw:line draw:style-name="gr171" draw:text-style-name="P22" svg:x1="3.6409in" svg:y1="5.6122in" svg:x2="3.6811in" svg:y2="5.5961in"><text:p/></draw:line><draw:line draw:style-name="gr172" draw:text-style-name="P22" svg:x1="3.6614in" svg:y1="5.5878in" svg:x2="3.7016in" svg:y2="5.5717in"><text:p/></draw:line><draw:line draw:style-name="gr173" draw:text-style-name="P22" svg:x1="3.6209in" svg:y1="5.572in" svg:x2="3.661in" svg:y2="5.5559in"><text:p/></draw:line><draw:line draw:style-name="gr174" draw:text-style-name="P22" svg:x1="3.5811in" svg:y1="5.5555in" svg:x2="3.6213in" svg:y2="5.5394in"><text:p/></draw:line><draw:line draw:style-name="gr175" draw:text-style-name="P22" svg:x1="3.5409in" svg:y1="5.5398in" svg:x2="3.5811in" svg:y2="5.5236in"><text:p/></draw:line><draw:line draw:style-name="gr176" draw:text-style-name="P22" svg:x1="3.4811in" svg:y1="5.548in" svg:x2="3.5213in" svg:y2="5.5319in"><text:p/></draw:line><draw:line draw:style-name="gr177" draw:text-style-name="P22" svg:x1="3.5004in" svg:y1="5.524in" svg:x2="3.5406in" svg:y2="5.5079in"><text:p/></draw:line><draw:line draw:style-name="gr178" draw:text-style-name="P22" svg:x1="3.4409in" svg:y1="5.5315in" svg:x2="3.4811in" svg:y2="5.5154in"><text:p/></draw:line><draw:line draw:style-name="gr179" draw:text-style-name="P22" svg:x1="3.7614in" svg:y1="5.6602in" svg:x2="3.8016in" svg:y2="5.6441in"><text:p/></draw:line><draw:line draw:style-name="gr180" draw:text-style-name="P22" svg:x1="3.7209in" svg:y1="5.6437in" svg:x2="3.761in" svg:y2="5.6276in"><text:p/></draw:line><draw:polygon draw:style-name="gr181" draw:text-style-name="P20" svg:width="0.5602in" svg:height="0.2638in" svg:x="3.1606in" svg:y="5.5559in" svg:viewBox="0 0 1424 671" draw:points="0,102 0,0 1424,570 1424,671"><text:p/></draw:polygon><draw:polygon draw:style-name="gr182" draw:text-style-name="P8" svg:width="0.9606in" svg:height="0.7768in" svg:x="3.1606in" svg:y="5.0433in" svg:viewBox="0 0 2441 1974" draw:points="1017,0 2441,570 2441,1465 2391,1485 2391,1587 1424,1974 0,1404 0,1302 966,916 966,21"><text:p/></draw:polygon><draw:polygon draw:style-name="gr183" draw:text-style-name="P22" svg:width="0.2402in" svg:height="0.0957in" svg:x="3.4004in" svg:y="5.5795in" svg:viewBox="0 0 611 244" draw:points="0,102 254,0 611,142 356,244"><text:p/></draw:polygon><draw:line draw:style-name="gr184" draw:text-style-name="P22" svg:x1="3.8815in" svg:y1="5.6437in" svg:x2="3.9217in" svg:y2="5.6276in"><text:p/></draw:line><draw:line draw:style-name="gr185" draw:text-style-name="P22" svg:x1="3.8209in" svg:y1="5.6516in" svg:x2="3.861in" svg:y2="5.6354in"><text:p/></draw:line></draw:g></draw:g><draw:line text:anchor-type="paragraph" draw:z-index="32" draw:name="Shape30" draw:style-name="gr52" draw:text-style-name="P10" svg:x1="4.6925in" svg:y1="4.7236in" svg:x2="4.9217in" svg:y2="5.2134in"><text:p/></draw:line><draw:g text:anchor-type="paragraph" draw:z-index="33" draw:name="Shape31" draw:style-name="gr1"><draw:glue-point draw:id="4" svg:x="0.1917in" svg:y="-1.9685in"/><draw:glue-point draw:id="5" svg:x="0.8638in" svg:y="-1.4173in"/><draw:glue-point draw:id="6" svg:x="1.6319in" svg:y="-0.748in"/><draw:glue-point draw:id="7" svg:x="1.6319in" svg:y="-0.0394in"/><draw:glue-point draw:id="8" svg:x="1.6319in" svg:y="0.7874in"/><draw:glue-point draw:id="9" svg:x="1.0079in" svg:y="1.2992in"/><draw:glue-point draw:id="10" svg:x="0.1917in" svg:y="1.9685in"/><draw:glue-point draw:id="11" svg:x="-1.2484in" svg:y="-0.0787in"/><draw:glue-point draw:id="12" svg:x="-1.2484in" svg:y="-0.7874in"/><draw:glue-point draw:id="13" svg:x="-0.5283in" svg:y="-1.378in"/><draw:path draw:style-name="gr122" draw:text-style-name="P1" svg:width="0.5378in" svg:height="0.3323in" svg:x="5.0295in" svg:y="5.6114in" svg:viewBox="0 0 1367 845" svg:d="M1 845c102 0 1366-274 1366-528s-306-317-407-317c0 63-996 380-959 845z"><text:p/></draw:path><draw:g draw:style-name="gr3"><draw:polygon draw:style-name="gr123" draw:text-style-name="P4" svg:width="0.4358in" svg:height="0.5819in" svg:x="4.5933in" svg:y="5.3705in" svg:viewBox="0 0 1108 1479" draw:points="0,845 0,0 1108,634 1108,1479"><text:p/></draw:polygon><draw:polygon draw:style-name="gr124" draw:text-style-name="P15" svg:width="0.4358in" svg:height="0.5819in" svg:x="5.0295in" svg:y="5.3705in" svg:viewBox="0 0 1108 1479" draw:points="0,1479 0,634 1108,0 1108,845"><text:p/></draw:polygon><draw:polygon draw:style-name="gr125" draw:text-style-name="P2" svg:width="0.872in" svg:height="0.4988in" svg:x="4.5933in" svg:y="5.1209in" svg:viewBox="0 0 2216 1268" draw:points="1108,1268 0,634 1108,0 2216,634"><text:p/></draw:polygon><draw:polygon draw:style-name="gr126" draw:text-style-name="P16" svg:width="0.0287in" svg:height="0.0496in" svg:x="4.9709in" svg:y="5.6197in" svg:viewBox="0 0 74 127" draw:points="0,85 0,0 74,42 74,127"><text:p/></draw:polygon><draw:polygon draw:style-name="gr127" draw:text-style-name="P15" svg:width="0.2906in" svg:height="0.1661in" svg:x="4.7386in" svg:y="5.2039in" svg:viewBox="0 0 739 423" draw:points="0,423 739,0 739,169"><text:p/></draw:polygon><draw:polygon draw:style-name="gr128" draw:text-style-name="P4" svg:width="0.2906in" svg:height="0.1992in" svg:x="5.0295in" svg:y="5.2039in" svg:viewBox="0 0 739 507" draw:points="0,169 0,0 739,423 591,507"><text:p/></draw:polygon><draw:line draw:style-name="gr129" draw:text-style-name="P7" svg:x1="5.2913in" svg:y1="5.387in" svg:x2="5.0587in" svg:y2="5.2539in"><text:p/></draw:line><draw:polygon draw:style-name="gr130" draw:text-style-name="P15" svg:width="0.2906in" svg:height="0.1579in" svg:x="4.6657in" svg:y="5.7031in" svg:viewBox="0 0 739 402" draw:points="0,296 739,0 739,169 0,402"><text:p/></draw:polygon><draw:polygon draw:style-name="gr131" draw:text-style-name="P8" svg:width="0.5815in" svg:height="0.3323in" svg:x="4.7386in" svg:y="5.2039in" svg:viewBox="0 0 1478 845" draw:points="0,423 739,0 1478,423 739,845"><text:p/></draw:polygon><draw:polygon draw:style-name="gr132" draw:text-style-name="P4" svg:width="0.2906in" svg:height="0.2075in" svg:x="4.3748in" svg:y="5.6531in" svg:viewBox="0 0 739 528" draw:points="0,106 0,0 739,423 739,528"><text:p/></draw:polygon><draw:polyline draw:style-name="gr133" draw:text-style-name="P7" svg:width="0.2906in" svg:height="0.1909in" svg:x="4.6654in" svg:y="5.5035in" svg:viewBox="0 0 739 486" draw:points="0,85 0,0 739,423 739,486"><text:p/></draw:polyline><draw:polygon draw:style-name="gr134" draw:text-style-name="P2" svg:width="0.5815in" svg:height="0.2827in" svg:x="4.3748in" svg:y="5.537in" svg:viewBox="0 0 1478 719" draw:points="739,719 0,296 739,0 1478,423"><text:p/></draw:polygon><draw:path draw:style-name="gr135" draw:text-style-name="P17" svg:width="0.5232in" svg:height="0.2409in" svg:x="4.3894in" svg:y="5.5618in" svg:viewBox="0 0 1330 613" svg:d="M517 613c-148-85-369-211-517-296 185-106 554-254 813-317 147 85 332 190 517 296-222 63-591 211-813 317z"><text:p/></draw:path><draw:polygon draw:style-name="gr136" draw:text-style-name="P8" svg:width="1.0902in" svg:height="0.8315in" svg:x="4.3748in" svg:y="5.1209in" svg:viewBox="0 0 2770 2113" draw:points="554,1141 554,634 1662,0 2770,634 2770,1479 1662,2113 1071,1775 739,1881 0,1458 0,1353"><text:p/></draw:polygon></draw:g></draw:g><draw:line text:anchor-type="paragraph" draw:z-index="34" draw:name="Shape32" draw:style-name="gr52" draw:text-style-name="P10" svg:x1="4.3173in" svg:y1="2.761in" svg:x2="6.161in" svg:y2="4.5882in"><text:p/></draw:line><draw:g text:anchor-type="paragraph" draw:z-index="35" draw:name="Shape33" draw:style-name="gr1"><draw:glue-point draw:id="4" svg:x="-1.7705in" svg:y="-1.9685in"/><draw:glue-point draw:id="5" svg:x="-1.672in" svg:y="-1.9685in"/><draw:glue-point draw:id="6" svg:x="-1.5736in" svg:y="-1.9685in"/><draw:glue-point draw:id="7" svg:x="-1.4756in" svg:y="-1.9685in"/><draw:glue-point draw:id="8" svg:x="-1.3772in" svg:y="-1.9685in"/><draw:glue-point draw:id="9" svg:x="-1.2787in" svg:y="-1.9685in"/><draw:glue-point draw:id="10" svg:x="-1.1803in" svg:y="-1.9685in"/><draw:glue-point draw:id="11" svg:x="-1.0819in" svg:y="-1.9685in"/><draw:glue-point draw:id="12" svg:x="-0.9835in" svg:y="-1.9685in"/><draw:glue-point draw:id="13" svg:x="-0.885in" svg:y="-1.9685in"/><draw:glue-point draw:id="14" svg:x="-0.7866in" svg:y="-1.9685in"/><draw:glue-point draw:id="15" svg:x="-0.6882in" svg:y="-1.9685in"/><draw:glue-point draw:id="16" svg:x="-0.5898in" svg:y="-1.9685in"/><draw:glue-point draw:id="17" svg:x="-0.4913in" svg:y="-1.9685in"/><draw:glue-point draw:id="18" svg:x="-0.3929in" svg:y="-1.9685in"/><draw:glue-point draw:id="19" svg:x="-0.2945in" svg:y="-1.9685in"/><draw:glue-point draw:id="20" svg:x="-0.1961in" svg:y="-1.9685in"/><draw:glue-point draw:id="21" svg:x="-0.0976in" svg:y="-1.9685in"/><draw:glue-point draw:id="22" svg:x="0.0988in" svg:y="-1.9685in"/><draw:glue-point draw:id="23" svg:x="0.1972in" svg:y="-1.9685in"/><draw:glue-point draw:id="24" svg:x="0.2957in" svg:y="-1.9685in"/><draw:glue-point draw:id="25" svg:x="0.3941in" svg:y="-1.9685in"/><draw:glue-point draw:id="26" svg:x="0.4925in" svg:y="-1.9685in"/><draw:glue-point draw:id="27" svg:x="0.5909in" svg:y="-1.9685in"/><draw:glue-point draw:id="28" svg:x="0.6894in" svg:y="-1.9685in"/><draw:glue-point draw:id="29" svg:x="0.7878in" svg:y="-1.9685in"/><draw:glue-point draw:id="30" svg:x="0.8862in" svg:y="-1.9685in"/><draw:glue-point draw:id="31" svg:x="0.9846in" svg:y="-1.9685in"/><draw:glue-point draw:id="32" svg:x="1.0831in" svg:y="-1.9685in"/><draw:glue-point draw:id="33" svg:x="1.1815in" svg:y="-1.9685in"/><draw:glue-point draw:id="34" svg:x="1.2795in" svg:y="-1.9685in"/><draw:glue-point draw:id="35" svg:x="1.378in" svg:y="-1.9685in"/><draw:glue-point draw:id="36" svg:x="1.4764in" svg:y="-1.9685in"/><draw:glue-point draw:id="37" svg:x="1.5748in" svg:y="-1.9685in"/><draw:glue-point draw:id="38" svg:x="1.6732in" svg:y="-1.9685in"/><draw:glue-point draw:id="39" svg:x="1.7717in" svg:y="-1.9685in"/><draw:glue-point draw:id="40" svg:x="1.7717in" svg:y="1.9685in"/><draw:glue-point draw:id="41" svg:x="1.6732in" svg:y="1.9685in"/><draw:glue-point draw:id="42" svg:x="1.5748in" svg:y="1.9685in"/><draw:glue-point draw:id="43" svg:x="1.4764in" svg:y="1.9685in"/><draw:glue-point draw:id="44" svg:x="1.378in" svg:y="1.9685in"/><draw:glue-point draw:id="45" svg:x="1.2795in" svg:y="1.9685in"/><draw:glue-point draw:id="46" svg:x="1.1815in" svg:y="1.9685in"/><draw:glue-point draw:id="47" svg:x="1.0831in" svg:y="1.9685in"/><draw:glue-point draw:id="48" svg:x="0.9846in" svg:y="1.9685in"/><draw:glue-point draw:id="49" svg:x="0.8862in" svg:y="1.9685in"/><draw:glue-point draw:id="50" svg:x="0.7878in" svg:y="1.9685in"/><draw:glue-point draw:id="51" svg:x="0.6894in" svg:y="1.9685in"/><draw:glue-point draw:id="52" svg:x="0.5909in" svg:y="1.9685in"/><draw:glue-point draw:id="53" svg:x="0.4925in" svg:y="1.9685in"/><draw:glue-point draw:id="54" svg:x="0.3941in" svg:y="1.9685in"/><draw:glue-point draw:id="55" svg:x="0.2957in" svg:y="1.9685in"/><draw:glue-point draw:id="56" svg:x="0.1972in" svg:y="1.9685in"/><draw:glue-point draw:id="57" svg:x="0.0988in" svg:y="1.9685in"/><draw:glue-point draw:id="58" svg:x="-0.0976in" svg:y="1.9685in"/><draw:glue-point draw:id="59" svg:x="-0.1961in" svg:y="1.9685in"/><draw:glue-point draw:id="60" svg:x="-0.2945in" svg:y="1.9685in"/><draw:glue-point draw:id="61" svg:x="-0.3929in" svg:y="1.9685in"/><draw:glue-point draw:id="62" svg:x="-0.4913in" svg:y="1.9685in"/><draw:glue-point draw:id="63" svg:x="-0.5898in" svg:y="1.9685in"/><draw:glue-point draw:id="64" svg:x="-0.6882in" svg:y="1.9685in"/><draw:glue-point draw:id="65" svg:x="-0.7866in" svg:y="1.9685in"/><draw:glue-point draw:id="66" svg:x="-0.885in" svg:y="1.9685in"/><draw:glue-point draw:id="67" svg:x="-0.9835in" svg:y="1.9685in"/><draw:glue-point draw:id="68" svg:x="-1.0819in" svg:y="1.9685in"/><draw:glue-point draw:id="69" svg:x="-1.1803in" svg:y="1.9685in"/><draw:glue-point draw:id="70" svg:x="-1.2787in" svg:y="1.9685in"/><draw:glue-point draw:id="71" svg:x="-1.3772in" svg:y="1.9685in"/><draw:glue-point draw:id="72" svg:x="-1.4756in" svg:y="1.9685in"/><draw:glue-point draw:id="73" svg:x="-1.5736in" svg:y="1.9685in"/><draw:glue-point draw:id="74" svg:x="-1.672in" svg:y="1.9685in"/><draw:glue-point draw:id="75" svg:x="-1.7705in" svg:y="1.9685in"/><draw:path draw:style-name="gr120" draw:text-style-name="P12" svg:width="2.2472in" svg:height="0.3244in" svg:x="5.6409in" svg:y="4.3488in" svg:viewBox="0 0 5709 825" svg:d="M5709 412c0-225-109-412-240-412-1743 0-3485 0-5228 0-131 0-241 187-241 412 0 226 110 413 241 413 1743 0 3485 0 5228 0 131 0 240-188 240-413z"><text:p text:style-name="P11"><text:span text:style-name="T1">TECHNOLOGY 192.168.1.128-193</text:span></text:p></draw:path><draw:path draw:style-name="gr121" draw:text-style-name="P13" svg:width="2.2472in" svg:height="0.3244in" svg:x="5.6409in" svg:y="4.3488in" svg:viewBox="0 0 5709 825" svg:d="M5709 412c0-225-109-412-240-412s-240 187-240 412c0 226 109 413 240 413s240-188 240-413zM5709 0zM0 825z"><text:p/></draw:path></draw:g><draw:line text:anchor-type="paragraph" draw:z-index="36" draw:name="Shape34" draw:style-name="gr52" draw:text-style-name="P10" svg:x1="6.8587in" svg:y1="4.6736in" svg:x2="6.8484in" svg:y2="5.1402in"><text:p/></draw:line><draw:g text:anchor-type="paragraph" draw:z-index="37" draw:name="Shape35" draw:style-name="gr1"><draw:glue-point draw:id="4" svg:x="1.5307in" svg:y="0.0606in"/><draw:glue-point draw:id="5" svg:x="0.5831in" svg:y="-1.3594in"/><draw:glue-point draw:id="6" svg:x="-1.9685in" svg:y="0.8319in"/><draw:glue-point draw:id="7" svg:x="0.0728in" svg:y="1.9685in"/><draw:glue-point draw:id="8" svg:x="1.4579in" svg:y="1.1972in"/><draw:glue-point draw:id="9" svg:x="1.465in" svg:y="1.1756in"/><draw:path draw:style-name="gr71" draw:text-style-name="P1" svg:width="0.4114in" svg:height="0.2043in" svg:x="6.6815in" svg:y="5.3409in" svg:viewBox="0 0 1046 520" svg:d="M2 520c110 0 1044-186 1044-353s-252-167-362-167c0 56-723 112-682 520z"><text:p/></draw:path><draw:g draw:style-name="gr3"><draw:polygon draw:style-name="gr72" draw:text-style-name="P18" svg:width="0.7437in" svg:height="0.3433in" svg:x="6.2382in" svg:y="5.165in" svg:viewBox="0 0 1890 873" draw:points="1126,873 0,353 764,0 1890,520"><text:p/></draw:polygon><draw:polygon draw:style-name="gr73" draw:text-style-name="P19" svg:width="0.4906in" svg:height="0.2264in" svg:x="6.4126in" svg:y="5.2016in" svg:viewBox="0 0 1247 576" draw:points="0,149 322,0 1247,427 925,576"><text:p/></draw:polygon><draw:polygon draw:style-name="gr74" draw:text-style-name="P20" svg:width="0.4429in" svg:height="0.526in" svg:x="6.539in" svg:y="4.8437in" svg:viewBox="0 0 1126 1337" draw:points="0,817 0,0 1126,520 1126,1337"><text:p/></draw:polygon><draw:polygon draw:style-name="gr75" draw:text-style-name="P5" svg:width="0.411in" svg:height="0.4602in" svg:x="6.5551in" svg:y="4.8654in" svg:viewBox="0 0 1045 1170" draw:points="0,687 0,0 1045,483 1045,1170"><text:p/></draw:polygon><draw:polygon draw:style-name="gr76" draw:text-style-name="P18" svg:width="0.4587in" svg:height="0.2118in" svg:x="6.539in" svg:y="4.8362in" svg:viewBox="0 0 1166 539" draw:points="1126,539 0,19 40,0 1166,520"><text:p/></draw:polygon><draw:polygon draw:style-name="gr77" draw:text-style-name="P21" svg:width="0.0154in" svg:height="0.3283in" svg:x="6.9823in" svg:y="5.0409in" svg:viewBox="0 0 40 835" draw:points="0,835 0,19 40,0 40,817"><text:p/></draw:polygon><draw:polygon draw:style-name="gr78" draw:text-style-name="P21" svg:width="0.3004in" svg:height="0.1752in" svg:x="6.6815in" svg:y="5.3701in" svg:viewBox="0 0 764 446" draw:points="0,446 0,353 764,0 764,93"><text:p/></draw:polygon><draw:line draw:style-name="gr79" draw:text-style-name="P22" svg:x1="6.4441in" svg:y1="5.2461in" svg:x2="6.8083in" svg:y2="5.4142in"><text:p/></draw:line><draw:line draw:style-name="gr80" draw:text-style-name="P22" svg:x1="6.4756in" svg:y1="5.2315in" svg:x2="6.8398in" svg:y2="5.3996in"><text:p/></draw:line><draw:line draw:style-name="gr81" draw:text-style-name="P22" svg:x1="6.5075in" svg:y1="5.2165in" svg:x2="6.8717in" svg:y2="5.3846in"><text:p/></draw:line><draw:line draw:style-name="gr82" draw:text-style-name="P22" svg:x1="6.824in" svg:y1="5.3626in" svg:x2="6.8555in" svg:y2="5.348in"><text:p/></draw:line><draw:line draw:style-name="gr83" draw:text-style-name="P22" svg:x1="6.7925in" svg:y1="5.3476in" svg:x2="6.824in" svg:y2="5.3331in"><text:p/></draw:line><draw:line draw:style-name="gr84" draw:text-style-name="P22" svg:x1="6.7606in" svg:y1="5.3331in" svg:x2="6.7921in" svg:y2="5.3185in"><text:p/></draw:line><draw:line draw:style-name="gr85" draw:text-style-name="P22" svg:x1="6.7768in" svg:y1="5.3701in" svg:x2="6.8083in" svg:y2="5.3555in"><text:p/></draw:line><draw:line draw:style-name="gr86" draw:text-style-name="P22" svg:x1="6.7449in" svg:y1="5.3555in" svg:x2="6.7764in" svg:y2="5.3409in"><text:p/></draw:line><draw:line draw:style-name="gr87" draw:text-style-name="P22" svg:x1="6.7134in" svg:y1="5.3409in" svg:x2="6.7449in" svg:y2="5.3264in"><text:p/></draw:line><draw:line draw:style-name="gr88" draw:text-style-name="P22" svg:x1="6.7291in" svg:y1="5.3185in" svg:x2="6.7606in" svg:y2="5.3039in"><text:p/></draw:line><draw:line draw:style-name="gr89" draw:text-style-name="P22" svg:x1="6.6815in" svg:y1="5.3264in" svg:x2="6.713in" svg:y2="5.3118in"><text:p/></draw:line><draw:line draw:style-name="gr90" draw:text-style-name="P22" svg:x1="6.6976in" svg:y1="5.3039in" svg:x2="6.7291in" svg:y2="5.2894in"><text:p/></draw:line><draw:line draw:style-name="gr91" draw:text-style-name="P22" svg:x1="6.6657in" svg:y1="5.2894in" svg:x2="6.6972in" svg:y2="5.2748in"><text:p/></draw:line><draw:line draw:style-name="gr92" draw:text-style-name="P22" svg:x1="6.6343in" svg:y1="5.2752in" svg:x2="6.6657in" svg:y2="5.2606in"><text:p/></draw:line><draw:line draw:style-name="gr93" draw:text-style-name="P22" svg:x1="6.65in" svg:y1="5.311in" svg:x2="6.6815in" svg:y2="5.2965in"><text:p/></draw:line><draw:line draw:style-name="gr94" draw:text-style-name="P22" svg:x1="6.6181in" svg:y1="5.2965in" svg:x2="6.6496in" svg:y2="5.2819in"><text:p/></draw:line><draw:line draw:style-name="gr95" draw:text-style-name="P22" svg:x1="6.5866in" svg:y1="5.2819in" svg:x2="6.6181in" svg:y2="5.2673in"><text:p/></draw:line><draw:line draw:style-name="gr96" draw:text-style-name="P22" svg:x1="6.6024in" svg:y1="5.2606in" svg:x2="6.6339in" svg:y2="5.2461in"><text:p/></draw:line><draw:line draw:style-name="gr97" draw:text-style-name="P22" svg:x1="6.5551in" svg:y1="5.2673in" svg:x2="6.5866in" svg:y2="5.2528in"><text:p/></draw:line><draw:line draw:style-name="gr98" draw:text-style-name="P22" svg:x1="6.5709in" svg:y1="5.2461in" svg:x2="6.6024in" svg:y2="5.2315in"><text:p/></draw:line><draw:line draw:style-name="gr99" draw:text-style-name="P22" svg:x1="6.539in" svg:y1="5.2311in" svg:x2="6.5705in" svg:y2="5.2165in"><text:p/></draw:line><draw:line draw:style-name="gr100" draw:text-style-name="P22" svg:x1="6.5232in" svg:y1="5.2528in" svg:x2="6.5547in" svg:y2="5.2382in"><text:p/></draw:line><draw:line draw:style-name="gr101" draw:text-style-name="P22" svg:x1="6.7291in" svg:y1="5.3772in" svg:x2="6.7606in" svg:y2="5.3626in"><text:p/></draw:line><draw:line draw:style-name="gr102" draw:text-style-name="P22" svg:x1="6.6976in" svg:y1="5.3626in" svg:x2="6.7291in" svg:y2="5.348in"><text:p/></draw:line><draw:line draw:style-name="gr103" draw:text-style-name="P22" svg:x1="6.6657in" svg:y1="5.3476in" svg:x2="6.6972in" svg:y2="5.3331in"><text:p/></draw:line><draw:line draw:style-name="gr104" draw:text-style-name="P22" svg:x1="6.65in" svg:y1="5.3701in" svg:x2="6.6815in" svg:y2="5.3555in"><text:p/></draw:line><draw:line draw:style-name="gr105" draw:text-style-name="P22" svg:x1="6.6181in" svg:y1="5.3555in" svg:x2="6.6496in" svg:y2="5.3409in"><text:p/></draw:line><draw:line draw:style-name="gr106" draw:text-style-name="P22" svg:x1="6.6343in" svg:y1="5.3331in" svg:x2="6.6657in" svg:y2="5.3185in"><text:p/></draw:line><draw:line draw:style-name="gr107" draw:text-style-name="P22" svg:x1="6.6024in" svg:y1="5.3185in" svg:x2="6.6339in" svg:y2="5.3039in"><text:p/></draw:line><draw:line draw:style-name="gr108" draw:text-style-name="P22" svg:x1="6.5709in" svg:y1="5.3039in" svg:x2="6.6024in" svg:y2="5.2894in"><text:p/></draw:line><draw:line draw:style-name="gr109" draw:text-style-name="P22" svg:x1="6.539in" svg:y1="5.2894in" svg:x2="6.5705in" svg:y2="5.2748in"><text:p/></draw:line><draw:line draw:style-name="gr110" draw:text-style-name="P22" svg:x1="6.4917in" svg:y1="5.2965in" svg:x2="6.5232in" svg:y2="5.2819in"><text:p/></draw:line><draw:line draw:style-name="gr111" draw:text-style-name="P22" svg:x1="6.5075in" svg:y1="5.2752in" svg:x2="6.539in" svg:y2="5.2606in"><text:p/></draw:line><draw:line draw:style-name="gr112" draw:text-style-name="P22" svg:x1="6.4598in" svg:y1="5.2819in" svg:x2="6.4913in" svg:y2="5.2673in"><text:p/></draw:line><draw:line draw:style-name="gr113" draw:text-style-name="P22" svg:x1="6.7134in" svg:y1="5.3992in" svg:x2="6.7449in" svg:y2="5.3846in"><text:p/></draw:line><draw:line draw:style-name="gr114" draw:text-style-name="P22" svg:x1="6.6815in" svg:y1="5.3846in" svg:x2="6.713in" svg:y2="5.3701in"><text:p/></draw:line><draw:polygon draw:style-name="gr115" draw:text-style-name="P20" svg:width="0.4429in" svg:height="0.2409in" svg:x="6.2382in" svg:y="5.3039in" svg:viewBox="0 0 1126 613" draw:points="0,93 0,0 1126,520 1126,613"><text:p/></draw:polygon><draw:polygon draw:style-name="gr116" draw:text-style-name="P8" svg:width="0.7594in" svg:height="0.7087in" svg:x="6.2382in" svg:y="4.8362in" svg:viewBox="0 0 1930 1801" draw:points="804,0 1930,520 1930,1337 1890,1355 1890,1448 1126,1801 0,1281 0,1188 764,835 764,19"><text:p/></draw:polygon><draw:polygon draw:style-name="gr117" draw:text-style-name="P22" svg:width="0.1898in" svg:height="0.0874in" svg:x="6.4283in" svg:y="5.3264in" svg:viewBox="0 0 483 223" draw:points="0,93 201,0 483,130 282,223"><text:p/></draw:polygon><draw:line draw:style-name="gr118" draw:text-style-name="P22" svg:x1="6.8083in" svg:y1="5.3846in" svg:x2="6.8398in" svg:y2="5.3701in"><text:p/></draw:line><draw:line draw:style-name="gr119" draw:text-style-name="P22" svg:x1="6.7606in" svg:y1="5.3917in" svg:x2="6.7921in" svg:y2="5.3772in"><text:p/></draw:line></draw:g></draw:g><draw:g text:anchor-type="paragraph" draw:z-index="38" draw:name="Shape36" draw:style-name="gr1"><draw:glue-point draw:id="4" svg:x="0.1917in" svg:y="-1.9685in"/><draw:glue-point draw:id="5" svg:x="0.8638in" svg:y="-1.4173in"/><draw:glue-point draw:id="6" svg:x="1.6319in" svg:y="-0.748in"/><draw:glue-point draw:id="7" svg:x="1.6319in" svg:y="-0.0394in"/><draw:glue-point draw:id="8" svg:x="1.6319in" svg:y="0.7874in"/><draw:glue-point draw:id="9" svg:x="1.0079in" svg:y="1.2992in"/><draw:glue-point draw:id="10" svg:x="0.1917in" svg:y="1.9685in"/><draw:glue-point draw:id="11" svg:x="-1.2484in" svg:y="-0.0787in"/><draw:glue-point draw:id="12" svg:x="-1.2484in" svg:y="-0.7874in"/><draw:glue-point draw:id="13" svg:x="-0.5283in" svg:y="-1.378in"/><draw:path draw:style-name="gr56" draw:text-style-name="P1" svg:width="0.465in" svg:height="0.4248in" svg:x="7.687in" svg:y="5.4984in" svg:viewBox="0 0 1182 1080" svg:d="M1 1080c88 0 1181-351 1181-675s-264-405-351-405c0 81-862 486-830 1080z"><text:p/></draw:path><draw:g draw:style-name="gr3"><draw:polygon draw:style-name="gr57" draw:text-style-name="P4" svg:width="0.3768in" svg:height="0.7433in" svg:x="7.3094in" svg:y="5.1906in" svg:viewBox="0 0 958 1889" draw:points="0,1080 0,0 958,810 958,1889"><text:p/></draw:polygon><draw:polygon draw:style-name="gr58" draw:text-style-name="P15" svg:width="0.3768in" svg:height="0.7433in" svg:x="7.687in" svg:y="5.1906in" svg:viewBox="0 0 958 1889" draw:points="0,1889 0,810 958,0 958,1080"><text:p/></draw:polygon><draw:polygon draw:style-name="gr59" draw:text-style-name="P2" svg:width="0.7539in" svg:height="0.637in" svg:x="7.3094in" svg:y="4.8713in" svg:viewBox="0 0 1916 1619" draw:points="958,1619 0,810 958,0 1916,810"><text:p/></draw:polygon><draw:polygon draw:style-name="gr60" draw:text-style-name="P16" svg:width="0.0248in" svg:height="0.0634in" svg:x="7.6362in" svg:y="5.5091in" svg:viewBox="0 0 64 162" draw:points="0,108 0,0 64,54 64,162"><text:p/></draw:polygon><draw:polygon draw:style-name="gr61" draw:text-style-name="P15" svg:width="0.2512in" svg:height="0.2122in" svg:x="7.435in" svg:y="4.9776in" svg:viewBox="0 0 639 540" draw:points="0,540 639,0 639,216"><text:p/></draw:polygon><draw:polygon draw:style-name="gr62" draw:text-style-name="P4" svg:width="0.2512in" svg:height="0.2547in" svg:x="7.687in" svg:y="4.9776in" svg:viewBox="0 0 639 648" draw:points="0,216 0,0 639,540 511,648"><text:p/></draw:polygon><draw:line draw:style-name="gr63" draw:text-style-name="P7" svg:x1="7.913in" svg:y1="5.2114in" svg:x2="7.7118in" svg:y2="5.0413in"><text:p/></draw:line><draw:polygon draw:style-name="gr64" draw:text-style-name="P15" svg:width="0.2512in" svg:height="0.2016in" svg:x="7.3724in" svg:y="5.615in" svg:viewBox="0 0 639 513" draw:points="0,378 639,0 639,216 0,513"><text:p/></draw:polygon><draw:polygon draw:style-name="gr65" draw:text-style-name="P8" svg:width="0.5028in" svg:height="0.4248in" svg:x="7.435in" svg:y="4.9776in" svg:viewBox="0 0 1278 1080" draw:points="0,540 639,0 1278,540 639,1080"><text:p/></draw:polygon><draw:polygon draw:style-name="gr66" draw:text-style-name="P4" svg:width="0.2512in" svg:height="0.2654in" svg:x="7.1209in" svg:y="5.5512in" svg:viewBox="0 0 639 675" draw:points="0,135 0,0 639,540 639,675"><text:p/></draw:polygon><draw:polyline draw:style-name="gr67" draw:text-style-name="P7" svg:width="0.2512in" svg:height="0.2441in" svg:x="7.3724in" svg:y="5.3606in" svg:viewBox="0 0 639 621" draw:points="0,108 0,0 639,540 639,621"><text:p/></draw:polyline><draw:polygon draw:style-name="gr68" draw:text-style-name="P2" svg:width="0.5028in" svg:height="0.361in" svg:x="7.1209in" svg:y="5.4028in" svg:viewBox="0 0 1278 918" draw:points="639,918 0,378 639,0 1278,540"><text:p/></draw:polygon><draw:path draw:style-name="gr69" draw:text-style-name="P17" svg:width="0.4524in" svg:height="0.3079in" svg:x="7.1335in" svg:y="5.435in" svg:viewBox="0 0 1150 783" svg:d="M448 783c-129-108-320-270-448-378 160-135 479-324 703-405 128 108 287 243 447 378-192 81-511 270-702 405z"><text:p/></draw:path><draw:polygon draw:style-name="gr70" draw:text-style-name="P8" svg:width="0.9429in" svg:height="1.0622in" svg:x="7.1209in" svg:y="4.8713in" svg:viewBox="0 0 2396 2699" draw:points="479,1457 479,810 1437,0 2396,810 2396,1889 1437,2699 927,2267 639,2402 0,1862 0,1727"><text:p/></draw:polygon></draw:g></draw:g><draw:line text:anchor-type="paragraph" draw:z-index="39" draw:name="Shape37" draw:style-name="gr52" draw:text-style-name="P10" svg:x1="7.3902in" svg:y1="4.6299in" svg:x2="7.5047in" svg:y2="5.0256in"><text:p/></draw:line><draw:connector text:anchor-type="paragraph" draw:z-index="40" draw:name="Shape38" draw:style-name="gr55" draw:text-style-name="P14" svg:x1="4.422in" svg:y1="2.3646in" svg:x2="8.3484in" svg:y2="4.2236in" svg:d="M11232 6006h4987v4722h4986" svg:viewBox="0 0 9975 4724"><text:p/></draw:connector><draw:g text:anchor-type="paragraph" draw:z-index="41" draw:name="Shape39" draw:style-name="gr1"><draw:glue-point draw:id="4" svg:x="-1.7705in" svg:y="-1.9685in"/><draw:glue-point draw:id="5" svg:x="-1.672in" svg:y="-1.9685in"/><draw:glue-point draw:id="6" svg:x="-1.5736in" svg:y="-1.9685in"/><draw:glue-point draw:id="7" svg:x="-1.4756in" svg:y="-1.9685in"/><draw:glue-point draw:id="8" svg:x="-1.3772in" svg:y="-1.9685in"/><draw:glue-point draw:id="9" svg:x="-1.2787in" svg:y="-1.9685in"/><draw:glue-point draw:id="10" svg:x="-1.1803in" svg:y="-1.9685in"/><draw:glue-point draw:id="11" svg:x="-1.0819in" svg:y="-1.9685in"/><draw:glue-point draw:id="12" svg:x="-0.9835in" svg:y="-1.9685in"/><draw:glue-point draw:id="13" svg:x="-0.885in" svg:y="-1.9685in"/><draw:glue-point draw:id="14" svg:x="-0.7866in" svg:y="-1.9685in"/><draw:glue-point draw:id="15" svg:x="-0.6882in" svg:y="-1.9685in"/><draw:glue-point draw:id="16" svg:x="-0.5898in" svg:y="-1.9685in"/><draw:glue-point draw:id="17" svg:x="-0.4913in" svg:y="-1.9685in"/><draw:glue-point draw:id="18" svg:x="-0.3929in" svg:y="-1.9685in"/><draw:glue-point draw:id="19" svg:x="-0.2945in" svg:y="-1.9685in"/><draw:glue-point draw:id="20" svg:x="-0.1961in" svg:y="-1.9685in"/><draw:glue-point draw:id="21" svg:x="-0.0976in" svg:y="-1.9685in"/><draw:glue-point draw:id="22" svg:x="0.0988in" svg:y="-1.9685in"/><draw:glue-point draw:id="23" svg:x="0.1972in" svg:y="-1.9685in"/><draw:glue-point draw:id="24" svg:x="0.2957in" svg:y="-1.9685in"/><draw:glue-point draw:id="25" svg:x="0.3941in" svg:y="-1.9685in"/><draw:glue-point draw:id="26" svg:x="0.4925in" svg:y="-1.9685in"/><draw:glue-point draw:id="27" svg:x="0.5909in" svg:y="-1.9685in"/><draw:glue-point draw:id="28" svg:x="0.6894in" svg:y="-1.9685in"/><draw:glue-point draw:id="29" svg:x="0.7878in" svg:y="-1.9685in"/><draw:glue-point draw:id="30" svg:x="0.8862in" svg:y="-1.9685in"/><draw:glue-point draw:id="31" svg:x="0.9846in" svg:y="-1.9685in"/><draw:glue-point draw:id="32" svg:x="1.0831in" svg:y="-1.9685in"/><draw:glue-point draw:id="33" svg:x="1.1815in" svg:y="-1.9685in"/><draw:glue-point draw:id="34" svg:x="1.2795in" svg:y="-1.9685in"/><draw:glue-point draw:id="35" svg:x="1.378in" svg:y="-1.9685in"/><draw:glue-point draw:id="36" svg:x="1.4764in" svg:y="-1.9685in"/><draw:glue-point draw:id="37" svg:x="1.5748in" svg:y="-1.9685in"/><draw:glue-point draw:id="38" svg:x="1.6732in" svg:y="-1.9685in"/><draw:glue-point draw:id="39" svg:x="1.7717in" svg:y="-1.9685in"/><draw:glue-point draw:id="40" svg:x="1.7717in" svg:y="1.9685in"/><draw:glue-point draw:id="41" svg:x="1.6732in" svg:y="1.9685in"/><draw:glue-point draw:id="42" svg:x="1.5748in" svg:y="1.9685in"/><draw:glue-point draw:id="43" svg:x="1.4764in" svg:y="1.9685in"/><draw:glue-point draw:id="44" svg:x="1.378in" svg:y="1.9685in"/><draw:glue-point draw:id="45" svg:x="1.2795in" svg:y="1.9685in"/><draw:glue-point draw:id="46" svg:x="1.1815in" svg:y="1.9685in"/><draw:glue-point draw:id="47" svg:x="1.0831in" svg:y="1.9685in"/><draw:glue-point draw:id="48" svg:x="0.9846in" svg:y="1.9685in"/><draw:glue-point draw:id="49" svg:x="0.8862in" svg:y="1.9685in"/><draw:glue-point draw:id="50" svg:x="0.7878in" svg:y="1.9685in"/><draw:glue-point draw:id="51" svg:x="0.6894in" svg:y="1.9685in"/><draw:glue-point draw:id="52" svg:x="0.5909in" svg:y="1.9685in"/><draw:glue-point draw:id="53" svg:x="0.4925in" svg:y="1.9685in"/><draw:glue-point draw:id="54" svg:x="0.3941in" svg:y="1.9685in"/><draw:glue-point draw:id="55" svg:x="0.2957in" svg:y="1.9685in"/><draw:glue-point draw:id="56" svg:x="0.1972in" svg:y="1.9685in"/><draw:glue-point draw:id="57" svg:x="0.0988in" svg:y="1.9685in"/><draw:glue-point draw:id="58" svg:x="-0.0976in" svg:y="1.9685in"/><draw:glue-point draw:id="59" svg:x="-0.1961in" svg:y="1.9685in"/><draw:glue-point draw:id="60" svg:x="-0.2945in" svg:y="1.9685in"/><draw:glue-point draw:id="61" svg:x="-0.3929in" svg:y="1.9685in"/><draw:glue-point draw:id="62" svg:x="-0.4913in" svg:y="1.9685in"/><draw:glue-point draw:id="63" svg:x="-0.5898in" svg:y="1.9685in"/><draw:glue-point draw:id="64" svg:x="-0.6882in" svg:y="1.9685in"/><draw:glue-point draw:id="65" svg:x="-0.7866in" svg:y="1.9685in"/><draw:glue-point draw:id="66" svg:x="-0.885in" svg:y="1.9685in"/><draw:glue-point draw:id="67" svg:x="-0.9835in" svg:y="1.9685in"/><draw:glue-point draw:id="68" svg:x="-1.0819in" svg:y="1.9685in"/><draw:glue-point draw:id="69" svg:x="-1.1803in" svg:y="1.9685in"/><draw:glue-point draw:id="70" svg:x="-1.2787in" svg:y="1.9685in"/><draw:glue-point draw:id="71" svg:x="-1.3772in" svg:y="1.9685in"/><draw:glue-point draw:id="72" svg:x="-1.4756in" svg:y="1.9685in"/><draw:glue-point draw:id="73" svg:x="-1.5736in" svg:y="1.9685in"/><draw:glue-point draw:id="74" svg:x="-1.672in" svg:y="1.9685in"/><draw:glue-point draw:id="75" svg:x="-1.7705in" svg:y="1.9685in"/><draw:path draw:style-name="gr53" draw:text-style-name="P12" svg:width="2.2472in" svg:height="0.3244in" svg:x="7.9327in" svg:y="4.0551in" svg:viewBox="0 0 5709 825" svg:d="M5709 412c0-225-109-412-240-412-1743 0-3485 0-5228 0-131 0-241 187-241 412 0 226 110 413 241 413 1743 0 3485 0 5228 0 131 0 240-188 240-413z"><text:p text:style-name="P11"><text:span text:style-name="T1">OPERATIONS 192.168.1.195-253</text:span></text:p></draw:path><draw:path draw:style-name="gr54" draw:text-style-name="P13" svg:width="2.2472in" svg:height="0.3244in" svg:x="7.9327in" svg:y="4.0551in" svg:viewBox="0 0 5709 825" svg:d="M5709 412c0-225-109-412-240-412s-240 187-240 412c0 226 109 413 240 413s240-188 240-413zM5709 0zM0 825z"><text:p/></draw:path></draw:g><draw:line text:anchor-type="paragraph" draw:z-index="42" draw:name="Shape40" draw:style-name="gr52" draw:text-style-name="P10" svg:x1="9.0465in" svg:y1="4.3799in" svg:x2="9.0362in" svg:y2="4.7028in"><text:p/></draw:line><draw:g text:anchor-type="paragraph" draw:z-index="43" draw:name="Shape41" draw:style-name="gr1"><draw:glue-point draw:id="4" svg:x="1.5307in" svg:y="0.0606in"/><draw:glue-point draw:id="5" svg:x="0.452in" svg:y="-1.4059in"/><draw:glue-point draw:id="6" svg:x="-1.9685in" svg:y="0.8319in"/><draw:glue-point draw:id="7" svg:x="0.0728in" svg:y="1.9685in"/><draw:glue-point draw:id="8" svg:x="1.4579in" svg:y="1.1972in"/><draw:path draw:style-name="gr2" draw:text-style-name="P1" svg:width="0.4465in" svg:height="0.1776in" svg:x="8.8524in" svg:y="4.9744in" svg:viewBox="0 0 1135 452" svg:d="M2 452c119 0 1133-161 1133-307 0-145-273-145-393-145 0 49-784 97-740 452z"><text:p/></draw:path><draw:g draw:style-name="gr3"><draw:polygon draw:style-name="gr4" draw:text-style-name="P2" svg:width="0.8067in" svg:height="0.2984in" svg:x="8.3717in" svg:y="4.8224in" svg:viewBox="0 0 2050 759" draw:points="1222,759 0,307 829,0 2050,452"><text:p/></draw:polygon><draw:polygon draw:style-name="gr5" draw:text-style-name="P3" svg:width="0.5319in" svg:height="0.1969in" svg:x="8.561in" svg:y="4.8539in" svg:viewBox="0 0 1352 501" draw:points="0,129 349,0 1352,371 1003,501"><text:p/></draw:polygon><draw:polygon draw:style-name="gr6" draw:text-style-name="P4" svg:width="0.4807in" svg:height="0.4575in" svg:x="8.698in" svg:y="4.5425in" svg:viewBox="0 0 1222 1163" draw:points="0,711 0,0 1222,452 1222,1163"><text:p/></draw:polygon><draw:polygon draw:style-name="gr7" draw:text-style-name="P5" svg:width="0.4461in" svg:height="0.4in" svg:x="8.7154in" svg:y="4.5618in" svg:viewBox="0 0 1134 1017" draw:points="0,597 0,0 1134,420 1134,1017"><text:p/></draw:polygon><draw:polygon draw:style-name="gr8" draw:text-style-name="P2" svg:width="0.4976in" svg:height="0.1839in" svg:x="8.698in" svg:y="4.5358in" svg:viewBox="0 0 1265 468" draw:points="1222,468 0,16 43,0 1265,452"><text:p/></draw:polygon><draw:polygon draw:style-name="gr9" draw:text-style-name="P6" svg:width="0.0165in" svg:height="0.2858in" svg:x="9.1791in" svg:y="4.7142in" svg:viewBox="0 0 43 727" draw:points="0,727 0,16 43,0 43,711"><text:p/></draw:polygon><draw:polygon draw:style-name="gr10" draw:text-style-name="P6" svg:width="0.326in" svg:height="0.152in" svg:x="8.8528in" svg:y="5in" svg:viewBox="0 0 829 387" draw:points="0,387 0,307 829,0 829,81"><text:p/></draw:polygon><draw:line draw:style-name="gr11" draw:text-style-name="P7" svg:x1="8.5949in" svg:y1="4.8921in" svg:x2="8.9898in" svg:y2="5.0382in"><text:p/></draw:line><draw:line draw:style-name="gr12" draw:text-style-name="P7" svg:x1="8.6295in" svg:y1="4.8791in" svg:x2="9.0244in" svg:y2="5.0252in"><text:p/></draw:line><draw:line draw:style-name="gr13" draw:text-style-name="P7" svg:x1="8.6642in" svg:y1="4.8669in" svg:x2="9.0591in" svg:y2="5.013in"><text:p/></draw:line><draw:line draw:style-name="gr14" draw:text-style-name="P7" svg:x1="9.0071in" svg:y1="4.9941in" svg:x2="9.0413in" svg:y2="4.9815in"><text:p/></draw:line><draw:line draw:style-name="gr15" draw:text-style-name="P7" svg:x1="8.9732in" svg:y1="4.9807in" svg:x2="9.0075in" svg:y2="4.9681in"><text:p/></draw:line><draw:line draw:style-name="gr16" draw:text-style-name="P7" svg:x1="8.9386in" svg:y1="4.9681in" svg:x2="8.9728in" svg:y2="4.9555in"><text:p/></draw:line><draw:line draw:style-name="gr17" draw:text-style-name="P7" svg:x1="8.9555in" svg:y1="5.0004in" svg:x2="8.9898in" svg:y2="4.9878in"><text:p/></draw:line><draw:line draw:style-name="gr18" draw:text-style-name="P7" svg:x1="8.9213in" svg:y1="4.987in" svg:x2="8.9555in" svg:y2="4.9744in"><text:p/></draw:line><draw:line draw:style-name="gr19" draw:text-style-name="P7" svg:x1="8.8874in" svg:y1="4.9744in" svg:x2="8.9217in" svg:y2="4.9618in"><text:p/></draw:line><draw:line draw:style-name="gr20" draw:text-style-name="P7" svg:x1="8.9043in" svg:y1="4.9559in" svg:x2="8.9386in" svg:y2="4.9433in"><text:p/></draw:line><draw:line draw:style-name="gr21" draw:text-style-name="P7" svg:x1="8.8528in" svg:y1="4.9622in" svg:x2="8.887in" svg:y2="4.9496in"><text:p/></draw:line><draw:line draw:style-name="gr22" draw:text-style-name="P7" svg:x1="8.8701in" svg:y1="4.9429in" svg:x2="8.9043in" svg:y2="4.9303in"><text:p/></draw:line><draw:line draw:style-name="gr23" draw:text-style-name="P7" svg:x1="8.8354in" svg:y1="4.9299in" svg:x2="8.8697in" svg:y2="4.9173in"><text:p/></draw:line><draw:line draw:style-name="gr24" draw:text-style-name="P7" svg:x1="8.8012in" svg:y1="4.9177in" svg:x2="8.8354in" svg:y2="4.9051in"><text:p/></draw:line><draw:line draw:style-name="gr25" draw:text-style-name="P7" svg:x1="8.8181in" svg:y1="4.9496in" svg:x2="8.8524in" svg:y2="4.937in"><text:p/></draw:line><draw:line draw:style-name="gr26" draw:text-style-name="P7" svg:x1="8.7843in" svg:y1="4.9362in" svg:x2="8.8185in" svg:y2="4.9236in"><text:p/></draw:line><draw:line draw:style-name="gr27" draw:text-style-name="P7" svg:x1="8.7496in" svg:y1="4.924in" svg:x2="8.7839in" svg:y2="4.9114in"><text:p/></draw:line><draw:line draw:style-name="gr28" draw:text-style-name="P7" svg:x1="8.7673in" svg:y1="4.9047in" svg:x2="8.8016in" svg:y2="4.8921in"><text:p/></draw:line><draw:line draw:style-name="gr29" draw:text-style-name="P7" svg:x1="8.7154in" svg:y1="4.9114in" svg:x2="8.7496in" svg:y2="4.8988in"><text:p/></draw:line><draw:line draw:style-name="gr30" draw:text-style-name="P7" svg:x1="8.7323in" svg:y1="4.8917in" svg:x2="8.7665in" svg:y2="4.8791in"><text:p/></draw:line><draw:line draw:style-name="gr31" draw:text-style-name="P7" svg:x1="8.698in" svg:y1="4.8795in" svg:x2="8.7323in" svg:y2="4.8669in"><text:p/></draw:line><draw:line draw:style-name="gr32" draw:text-style-name="P7" svg:x1="8.6807in" svg:y1="4.898in" svg:x2="8.715in" svg:y2="4.8854in"><text:p/></draw:line><draw:line draw:style-name="gr33" draw:text-style-name="P7" svg:x1="8.9043in" svg:y1="5.0063in" svg:x2="8.9386in" svg:y2="4.9937in"><text:p/></draw:line><draw:line draw:style-name="gr34" draw:text-style-name="P7" svg:x1="8.8701in" svg:y1="4.9941in" svg:x2="8.9043in" svg:y2="4.9815in"><text:p/></draw:line><draw:line draw:style-name="gr35" draw:text-style-name="P7" svg:x1="8.8354in" svg:y1="4.9807in" svg:x2="8.8697in" svg:y2="4.9681in"><text:p/></draw:line><draw:line draw:style-name="gr36" draw:text-style-name="P7" svg:x1="8.8181in" svg:y1="5.0004in" svg:x2="8.8524in" svg:y2="4.9878in"><text:p/></draw:line><draw:line draw:style-name="gr37" draw:text-style-name="P7" svg:x1="8.7843in" svg:y1="4.987in" svg:x2="8.8185in" svg:y2="4.9744in"><text:p/></draw:line><draw:line draw:style-name="gr38" draw:text-style-name="P7" svg:x1="8.8012in" svg:y1="4.9681in" svg:x2="8.8354in" svg:y2="4.9555in"><text:p/></draw:line><draw:line draw:style-name="gr39" draw:text-style-name="P7" svg:x1="8.7673in" svg:y1="4.9559in" svg:x2="8.8016in" svg:y2="4.9433in"><text:p/></draw:line><draw:line draw:style-name="gr40" draw:text-style-name="P7" svg:x1="8.7323in" svg:y1="4.9429in" svg:x2="8.7665in" svg:y2="4.9303in"><text:p/></draw:line><draw:line draw:style-name="gr41" draw:text-style-name="P7" svg:x1="8.698in" svg:y1="4.9299in" svg:x2="8.7323in" svg:y2="4.9173in"><text:p/></draw:line><draw:line draw:style-name="gr42" draw:text-style-name="P7" svg:x1="8.6469in" svg:y1="4.9362in" svg:x2="8.6811in" svg:y2="4.9236in"><text:p/></draw:line><draw:line draw:style-name="gr43" draw:text-style-name="P7" svg:x1="8.6642in" svg:y1="4.9177in" svg:x2="8.6984in" svg:y2="4.9051in"><text:p/></draw:line><draw:line draw:style-name="gr44" draw:text-style-name="P7" svg:x1="8.6122in" svg:y1="4.924in" svg:x2="8.6465in" svg:y2="4.9114in"><text:p/></draw:line><draw:line draw:style-name="gr45" draw:text-style-name="P7" svg:x1="8.8874in" svg:y1="5.0256in" svg:x2="8.9217in" svg:y2="5.013in"><text:p/></draw:line><draw:line draw:style-name="gr46" draw:text-style-name="P7" svg:x1="8.8528in" svg:y1="5.0126in" svg:x2="8.887in" svg:y2="5in"><text:p/></draw:line><draw:polygon draw:style-name="gr47" draw:text-style-name="P4" svg:width="0.4807in" svg:height="0.2094in" svg:x="8.3717in" svg:y="4.9433in" svg:viewBox="0 0 1222 533" draw:points="0,81 0,0 1222,452 1222,533"><text:p/></draw:polygon><draw:polygon draw:style-name="gr48" draw:text-style-name="P8" svg:width="0.824in" svg:height="0.6161in" svg:x="8.3717in" svg:y="4.5358in" svg:viewBox="0 0 2094 1566" draw:points="873,0 2094,452 2094,1163 2050,1179 2050,1259 1222,1566 0,1114 0,1033 829,727 829,16"><text:p/></draw:polygon><draw:polygon draw:style-name="gr49" draw:text-style-name="P9" svg:width="0.2059in" svg:height="0.076in" svg:x="8.578in" svg:y="4.9618in" svg:viewBox="0 0 524 194" draw:points="0,81 218,0 524,113 306,194"><text:p/></draw:polygon><draw:line draw:style-name="gr50" draw:text-style-name="P7" svg:x1="8.9906in" svg:y1="5.0126in" svg:x2="9.0248in" svg:y2="5in"><text:p/></draw:line><draw:line draw:style-name="gr51" draw:text-style-name="P7" svg:x1="8.9386in" svg:y1="5.0189in" svg:x2="8.9728in" svg:y2="5.0063in"><text:p/></draw:line></draw:g></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Gradient_20_12" draw:display-name="Gradient 12" draw:style="linear" draw:start-color="#3465a4"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en_20_Axial_20_H" draw:display-name="Light Green Axial H" draw:style="axial" draw:start-color="#ebf7ec" draw:end-color="#c3e8c8" draw:start-intensity="100%" draw:end-intensity="100%" draw:angle="180deg" draw:border="0%"/>
    <draw:gradient draw:name="Light_20_Green_20_Linear_20_T" draw:display-name="Light Green Linear T" draw:style="linear" draw:start-color="#c3e8c8" draw:end-color="#ebf7ec" draw:start-intensity="100%" draw:end-intensity="100%" draw:angle="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18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VRT_20_Light_20_Axial_20_H" draw:display-name="VRT Light Axial H" draw:style="axial" draw:start-color="#7fb9dd" draw:end-color="#0073bc" draw:start-intensity="100%" draw:end-intensity="100%" draw:angle="180deg" draw:border="0%"/>
    <draw:gradient draw:name="VRT_20_Light_20_Axial_20_V" draw:display-name="VRT Light Axial V" draw:style="axial" draw:start-color="#7fb9dd" draw:end-color="#0073bc" draw:start-intensity="100%" draw:end-intensity="100%" draw:angle="0deg" draw:border="0%"/>
    <draw:gradient draw:name="VRT_20_Light_20_Linear_20_L" draw:display-name="VRT Light Linear L" draw:style="linear" draw:start-color="#0073bc" draw:end-color="#7fb9dd" draw:start-intensity="100%" draw:end-intensity="100%" draw:angle="180deg" draw:border="1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hatch draw:name="Hatching_20_2" draw:display-name="Hatching 2" draw:style="single" draw:color="#3465a4" draw:distance="0.0012in" draw:rotation="0"/>
    <draw:fill-image draw:name="Bitmape_20_1" draw:display-name="Bitmape 1" xlink:href="Pictures/1000000000000020000000204B249CA79A42C6D7.png" xlink:type="simple" xlink:show="embed" xlink:actuate="onLoad"/>
    <draw:marker draw:name="Arrowheads_20_8" draw:display-name="Arrowheads 8" svg:viewBox="0 0 20 20" svg:d="M0 20l10-20 10 20z"/>
    <draw:marker draw:name="Linienspitzen_20_5" draw:display-name="Linienspitzen 5" svg:viewBox="0 0 20 20" svg:d="M0 20l10-20 10 20z"/>
    <draw:stroke-dash draw:name="Dashed_20__28_var_29__20_2" draw:display-name="Dashed (var) 2"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6:45:00.656000000</meta:creation-date>
    <dc:date>2021-07-10T20:46:11.317000000</dc:date>
    <meta:editing-duration>PT2H10M9S</meta:editing-duration>
    <meta:editing-cycles>24</meta:editing-cycles>
    <meta:generator>LibreOffice/7.1.4.2$Windows_X86_64 LibreOffice_project/a529a4fab45b75fefc5b6226684193eb000654f6</meta:generator>
    <meta:document-statistic meta:table-count="0" meta:image-count="0" meta:object-count="0" meta:page-count="1" meta:paragraph-count="0" meta:word-count="0" meta:character-count="0" meta:non-whitespace-character-count="0"/>
  </office:meta>
</office:document-meta>
</file>